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0.5965in"/>
    </style:style>
    <style:style style:name="co3" style:family="table-column">
      <style:table-column-properties fo:break-before="auto" style:column-width="0.8638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0.8217in"/>
    </style:style>
    <style:style style:name="co6" style:family="table-column">
      <style:table-column-properties fo:break-before="auto" style:column-width="1.1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4-03-25" table:style-name="ta1">
        <table:shapes>
          <draw:frame draw:z-index="0" draw:style-name="gr1" draw:text-style-name="P1" svg:width="12.461in" svg:height="3.9031in" svg:x="6.8823in" svg:y="0.3177in">
            <draw:object draw:notify-on-update-of-ranges="'2024-03-25'.A2:'2024-03-25'.A120 '2024-03-25'.A2:'2024-03-25'.A120 '2024-03-25'.D1:'2024-03-25'.D1 '2024-03-25'.D2:'2024-03-25'.D120 '2024-03-25'.A2:'2024-03-25'.A120 '2024-03-25'.E1:'2024-03-25'.E1 '2024-03-25'.E2:'2024-03-25'.E120 '2024-03-25'.A2:'2024-03-25'.A120 '2024-03-25'.F1:'2024-03-25'.F1 '2024-03-25'.F2:'2024-03-25'.F120 '2024-03-25'.A2:'2024-03-25'.A120 '2024-03-25'.G1:'2024-03-25'.G1 '2024-03-25'.G2:'2024-03-25'.G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ter-1</text:p>
          </table:table-cell>
          <table:table-cell office:value-type="string" calcext:value-type="string">
            <text:p>meter-2</text:p>
          </table:table-cell>
          <table:table-cell office:value-type="string" calcext:value-type="string">
            <text:p>sum-meters</text:p>
          </table:table-cell>
          <table:table-cell office:value-type="string" calcext:value-type="string">
            <text:p>sum-meters_avg</text:p>
          </table:table-cell>
          <table:table-cell office:value-type="string" calcext:value-type="string">
            <text:p>load_power</text:p>
          </table:table-cell>
          <table:table-cell office:value-type="string" calcext:value-type="string">
            <text:p>load_power_avg</text:p>
          </table:table-cell>
        </table:table-row>
        <table:table-row table:style-name="ro1">
          <table:table-cell office:value-type="date" office:date-value="2024-03-25T12:00:04" calcext:value-type="date">
            <text:p>2024-03-25 12:00: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85" calcext:value-type="float">
            <text:p>0.039</text:p>
          </table:table-cell>
          <table:table-cell table:formula="of:=[.C2]+[.B2]" office:value-type="float" office:value="0.0435" calcext:value-type="float">
            <text:p>0.044</text:p>
          </table:table-cell>
          <table:table-cell/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date" office:date-value="2024-03-25T12:00:35" calcext:value-type="date">
            <text:p>2024-03-25 12:00:35</text:p>
          </table:table-cell>
          <table:table-cell office:value-type="float" office:value="0.0057" calcext:value-type="float">
            <text:p>0.006</text:p>
          </table:table-cell>
          <table:table-cell office:value-type="float" office:value="0.184" calcext:value-type="float">
            <text:p>0.184</text:p>
          </table:table-cell>
          <table:table-cell table:formula="of:=[.C3]+[.B3]" office:value-type="float" office:value="0.1897" calcext:value-type="float">
            <text:p>0.190</text:p>
          </table:table-cell>
          <table:table-cell/>
          <table:table-cell office:value-type="float" office:value="0.085" calcext:value-type="float">
            <text:p>0.085</text:p>
          </table:table-cell>
          <table:table-cell/>
        </table:table-row>
        <table:table-row table:style-name="ro1">
          <table:table-cell office:value-type="date" office:date-value="2024-03-25T12:01:05" calcext:value-type="date">
            <text:p>2024-03-25 12:01:05</text:p>
          </table:table-cell>
          <table:table-cell office:value-type="float" office:value="0.0056" calcext:value-type="float">
            <text:p>0.006</text:p>
          </table:table-cell>
          <table:table-cell office:value-type="float" office:value="0.258" calcext:value-type="float">
            <text:p>0.258</text:p>
          </table:table-cell>
          <table:table-cell table:formula="of:=[.C4]+[.B4]" office:value-type="float" office:value="0.2636" calcext:value-type="float">
            <text:p>0.264</text:p>
          </table:table-cell>
          <table:table-cell/>
          <table:table-cell office:value-type="float" office:value="0.197" calcext:value-type="float">
            <text:p>0.197</text:p>
          </table:table-cell>
          <table:table-cell/>
        </table:table-row>
        <table:table-row table:style-name="ro1">
          <table:table-cell office:value-type="date" office:date-value="2024-03-25T12:01:36" calcext:value-type="date">
            <text:p>2024-03-25 12:01:36</text:p>
          </table:table-cell>
          <table:table-cell office:value-type="float" office:value="0.0048" calcext:value-type="float">
            <text:p>0.005</text:p>
          </table:table-cell>
          <table:table-cell office:value-type="float" office:value="0.0395" calcext:value-type="float">
            <text:p>0.040</text:p>
          </table:table-cell>
          <table:table-cell table:formula="of:=[.C5]+[.B5]" office:value-type="float" office:value="0.0443" calcext:value-type="float">
            <text:p>0.044</text:p>
          </table:table-cell>
          <table:table-cell/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date" office:date-value="2024-03-25T12:02:06" calcext:value-type="date">
            <text:p>2024-03-25 12:02:06</text:p>
          </table:table-cell>
          <table:table-cell office:value-type="float" office:value="0.0052" calcext:value-type="float">
            <text:p>0.005</text:p>
          </table:table-cell>
          <table:table-cell office:value-type="float" office:value="0.0386" calcext:value-type="float">
            <text:p>0.039</text:p>
          </table:table-cell>
          <table:table-cell table:formula="of:=[.C6]+[.B6]" office:value-type="float" office:value="0.0438" calcext:value-type="float">
            <text:p>0.044</text:p>
          </table:table-cell>
          <table:table-cell/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date" office:date-value="2024-03-25T12:02:36" calcext:value-type="date">
            <text:p>2024-03-25 12:02:36</text:p>
          </table:table-cell>
          <table:table-cell office:value-type="float" office:value="0.0048" calcext:value-type="float">
            <text:p>0.005</text:p>
          </table:table-cell>
          <table:table-cell office:value-type="float" office:value="0.0379" calcext:value-type="float">
            <text:p>0.038</text:p>
          </table:table-cell>
          <table:table-cell table:formula="of:=[.C7]+[.B7]" office:value-type="float" office:value="0.0427" calcext:value-type="float">
            <text:p>0.043</text:p>
          </table:table-cell>
          <table:table-cell table:formula="of:=AVERAGE([.D2:.D12])" office:value-type="float" office:value="0.115" calcext:value-type="float">
            <text:p>0.115</text:p>
          </table:table-cell>
          <table:table-cell office:value-type="float" office:value="0.031" calcext:value-type="float">
            <text:p>0.031</text:p>
          </table:table-cell>
          <table:table-cell table:formula="of:=AVERAGE([.F2:.F12])" office:value-type="float" office:value="0.0690909090909091" calcext:value-type="float">
            <text:p>0.069</text:p>
          </table:table-cell>
        </table:table-row>
        <table:table-row table:style-name="ro1">
          <table:table-cell office:value-type="date" office:date-value="2024-03-25T12:03:07" calcext:value-type="date">
            <text:p>2024-03-25 12:03: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85" calcext:value-type="float">
            <text:p>0.039</text:p>
          </table:table-cell>
          <table:table-cell table:formula="of:=[.C8]+[.B8]" office:value-type="float" office:value="0.0435" calcext:value-type="float">
            <text:p>0.044</text:p>
          </table:table-cell>
          <table:table-cell table:formula="of:=AVERAGE([.D3:.D13])" office:value-type="float" office:value="0.134990909090909" calcext:value-type="float">
            <text:p>0.135</text:p>
          </table:table-cell>
          <table:table-cell office:value-type="float" office:value="0" calcext:value-type="float">
            <text:p>0.000</text:p>
          </table:table-cell>
          <table:table-cell table:formula="of:=AVERAGE([.F3:.F13])" office:value-type="float" office:value="0.0843636363636364" calcext:value-type="float">
            <text:p>0.084</text:p>
          </table:table-cell>
        </table:table-row>
        <table:table-row table:style-name="ro1">
          <table:table-cell office:value-type="date" office:date-value="2024-03-25T12:03:37" calcext:value-type="date">
            <text:p>2024-03-25 12:03:37</text:p>
          </table:table-cell>
          <table:table-cell office:value-type="float" office:value="0.0053" calcext:value-type="float">
            <text:p>0.005</text:p>
          </table:table-cell>
          <table:table-cell office:value-type="float" office:value="0.0393" calcext:value-type="float">
            <text:p>0.039</text:p>
          </table:table-cell>
          <table:table-cell table:formula="of:=[.C9]+[.B9]" office:value-type="float" office:value="0.0446" calcext:value-type="float">
            <text:p>0.045</text:p>
          </table:table-cell>
          <table:table-cell table:formula="of:=AVERAGE([.D4:.D14])" office:value-type="float" office:value="0.140836363636364" calcext:value-type="float">
            <text:p>0.141</text:p>
          </table:table-cell>
          <table:table-cell office:value-type="float" office:value="0" calcext:value-type="float">
            <text:p>0.000</text:p>
          </table:table-cell>
          <table:table-cell table:formula="of:=AVERAGE([.F4:.F14])" office:value-type="float" office:value="0.268454545454545" calcext:value-type="float">
            <text:p>0.268</text:p>
          </table:table-cell>
        </table:table-row>
        <table:table-row table:style-name="ro1">
          <table:table-cell office:value-type="date" office:date-value="2024-03-25T12:04:07" calcext:value-type="date">
            <text:p>2024-03-25 12:04:07</text:p>
          </table:table-cell>
          <table:table-cell office:value-type="float" office:value="0.0053" calcext:value-type="float">
            <text:p>0.005</text:p>
          </table:table-cell>
          <table:table-cell office:value-type="float" office:value="0.0377" calcext:value-type="float">
            <text:p>0.038</text:p>
          </table:table-cell>
          <table:table-cell table:formula="of:=[.C10]+[.B10]" office:value-type="float" office:value="0.043" calcext:value-type="float">
            <text:p>0.043</text:p>
          </table:table-cell>
          <table:table-cell table:formula="of:=AVERAGE([.D5:.D15])" office:value-type="float" office:value="0.139954545454545" calcext:value-type="float">
            <text:p>0.140</text:p>
          </table:table-cell>
          <table:table-cell office:value-type="float" office:value="0.031" calcext:value-type="float">
            <text:p>0.031</text:p>
          </table:table-cell>
          <table:table-cell table:formula="of:=AVERAGE([.F5:.F15])" office:value-type="float" office:value="0.253363636363636" calcext:value-type="float">
            <text:p>0.253</text:p>
          </table:table-cell>
        </table:table-row>
        <table:table-row table:style-name="ro1">
          <table:table-cell office:value-type="date" office:date-value="2024-03-25T12:04:38" calcext:value-type="date">
            <text:p>2024-03-25 12:04:38</text:p>
          </table:table-cell>
          <table:table-cell office:value-type="float" office:value="0.0053" calcext:value-type="float">
            <text:p>0.005</text:p>
          </table:table-cell>
          <table:table-cell office:value-type="float" office:value="0.247" calcext:value-type="float">
            <text:p>0.247</text:p>
          </table:table-cell>
          <table:table-cell table:formula="of:=[.C11]+[.B11]" office:value-type="float" office:value="0.2523" calcext:value-type="float">
            <text:p>0.252</text:p>
          </table:table-cell>
          <table:table-cell table:formula="of:=AVERAGE([.D6:.D16])" office:value-type="float" office:value="0.159109090909091" calcext:value-type="float">
            <text:p>0.159</text:p>
          </table:table-cell>
          <table:table-cell office:value-type="float" office:value="0.031" calcext:value-type="float">
            <text:p>0.031</text:p>
          </table:table-cell>
          <table:table-cell table:formula="of:=AVERAGE([.F6:.F16])" office:value-type="float" office:value="0.253363636363636" calcext:value-type="float">
            <text:p>0.253</text:p>
          </table:table-cell>
        </table:table-row>
        <table:table-row table:style-name="ro1">
          <table:table-cell office:value-type="date" office:date-value="2024-03-25T12:05:08" calcext:value-type="date">
            <text:p>2024-03-25 12:05: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9" calcext:value-type="float">
            <text:p>0.249</text:p>
          </table:table-cell>
          <table:table-cell table:formula="of:=[.C12]+[.B12]" office:value-type="float" office:value="0.254" calcext:value-type="float">
            <text:p>0.254</text:p>
          </table:table-cell>
          <table:table-cell table:formula="of:=AVERAGE([.D7:.D17])" office:value-type="float" office:value="0.178972727272727" calcext:value-type="float">
            <text:p>0.179</text:p>
          </table:table-cell>
          <table:table-cell office:value-type="float" office:value="0.29" calcext:value-type="float">
            <text:p>0.290</text:p>
          </table:table-cell>
          <table:table-cell table:formula="of:=AVERAGE([.F7:.F17])" office:value-type="float" office:value="0.269909090909091" calcext:value-type="float">
            <text:p>0.270</text:p>
          </table:table-cell>
        </table:table-row>
        <table:table-row table:style-name="ro1">
          <table:table-cell office:value-type="date" office:date-value="2024-03-25T12:05:38" calcext:value-type="date">
            <text:p>2024-03-25 12:05:38</text:p>
          </table:table-cell>
          <table:table-cell office:value-type="float" office:value="0.0054" calcext:value-type="float">
            <text:p>0.005</text:p>
          </table:table-cell>
          <table:table-cell office:value-type="float" office:value="0.258" calcext:value-type="float">
            <text:p>0.258</text:p>
          </table:table-cell>
          <table:table-cell table:formula="of:=[.C13]+[.B13]" office:value-type="float" office:value="0.2634" calcext:value-type="float">
            <text:p>0.263</text:p>
          </table:table-cell>
          <table:table-cell table:formula="of:=AVERAGE([.D8:.D18])" office:value-type="float" office:value="0.179127272727273" calcext:value-type="float">
            <text:p>0.179</text:p>
          </table:table-cell>
          <table:table-cell office:value-type="float" office:value="0.2" calcext:value-type="float">
            <text:p>0.200</text:p>
          </table:table-cell>
          <table:table-cell table:formula="of:=AVERAGE([.F8:.F18])" office:value-type="float" office:value="0.283727272727273" calcext:value-type="float">
            <text:p>0.284</text:p>
          </table:table-cell>
        </table:table-row>
        <table:table-row table:style-name="ro1">
          <table:table-cell office:value-type="date" office:date-value="2024-03-25T12:06:09" calcext:value-type="date">
            <text:p>2024-03-25 12:06: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9" calcext:value-type="float">
            <text:p>0.249</text:p>
          </table:table-cell>
          <table:table-cell table:formula="of:=[.C14]+[.B14]" office:value-type="float" office:value="0.254" calcext:value-type="float">
            <text:p>0.254</text:p>
          </table:table-cell>
          <table:table-cell table:formula="of:=AVERAGE([.D9:.D19])" office:value-type="float" office:value="0.179245454545455" calcext:value-type="float">
            <text:p>0.179</text:p>
          </table:table-cell>
          <table:table-cell office:value-type="float" office:value="2.11" calcext:value-type="float">
            <text:p>2.110</text:p>
          </table:table-cell>
          <table:table-cell table:formula="of:=AVERAGE([.F9:.F19])" office:value-type="float" office:value="0.283727272727273" calcext:value-type="float">
            <text:p>0.284</text:p>
          </table:table-cell>
        </table:table-row>
        <table:table-row table:style-name="ro1">
          <table:table-cell office:value-type="date" office:date-value="2024-03-25T12:06:39" calcext:value-type="date">
            <text:p>2024-03-25 12:06:39</text:p>
          </table:table-cell>
          <table:table-cell office:value-type="float" office:value="0.0049" calcext:value-type="float">
            <text:p>0.005</text:p>
          </table:table-cell>
          <table:table-cell office:value-type="float" office:value="0.249" calcext:value-type="float">
            <text:p>0.249</text:p>
          </table:table-cell>
          <table:table-cell table:formula="of:=[.C15]+[.B15]" office:value-type="float" office:value="0.2539" calcext:value-type="float">
            <text:p>0.254</text:p>
          </table:table-cell>
          <table:table-cell table:formula="of:=AVERAGE([.D10:.D20])" office:value-type="float" office:value="0.198281818181818" calcext:value-type="float">
            <text:p>0.198</text:p>
          </table:table-cell>
          <table:table-cell office:value-type="float" office:value="0.031" calcext:value-type="float">
            <text:p>0.031</text:p>
          </table:table-cell>
          <table:table-cell table:formula="of:=AVERAGE([.F10:.F20])" office:value-type="float" office:value="0.286454545454545" calcext:value-type="float">
            <text:p>0.286</text:p>
          </table:table-cell>
        </table:table-row>
        <table:table-row table:style-name="ro1">
          <table:table-cell office:value-type="date" office:date-value="2024-03-25T12:07:09" calcext:value-type="date">
            <text:p>2024-03-25 12:07: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0</text:p>
          </table:table-cell>
          <table:table-cell table:formula="of:=[.C16]+[.B16]" office:value-type="float" office:value="0.255" calcext:value-type="float">
            <text:p>0.255</text:p>
          </table:table-cell>
          <table:table-cell table:formula="of:=AVERAGE([.D11:.D21])" office:value-type="float" office:value="0.217109090909091" calcext:value-type="float">
            <text:p>0.217</text:p>
          </table:table-cell>
          <table:table-cell office:value-type="float" office:value="0.031" calcext:value-type="float">
            <text:p>0.031</text:p>
          </table:table-cell>
          <table:table-cell table:formula="of:=AVERAGE([.F11:.F21])" office:value-type="float" office:value="0.286454545454545" calcext:value-type="float">
            <text:p>0.286</text:p>
          </table:table-cell>
        </table:table-row>
        <table:table-row table:style-name="ro1">
          <table:table-cell office:value-type="date" office:date-value="2024-03-25T12:07:40" calcext:value-type="date">
            <text:p>2024-03-25 12:07:40</text:p>
          </table:table-cell>
          <table:table-cell office:value-type="float" office:value="0.0053" calcext:value-type="float">
            <text:p>0.005</text:p>
          </table:table-cell>
          <table:table-cell office:value-type="float" office:value="0.257" calcext:value-type="float">
            <text:p>0.257</text:p>
          </table:table-cell>
          <table:table-cell table:formula="of:=[.C17]+[.B17]" office:value-type="float" office:value="0.2623" calcext:value-type="float">
            <text:p>0.262</text:p>
          </table:table-cell>
          <table:table-cell table:formula="of:=AVERAGE([.D12:.D22])" office:value-type="float" office:value="0.198290909090909" calcext:value-type="float">
            <text:p>0.198</text:p>
          </table:table-cell>
          <table:table-cell office:value-type="float" office:value="0.214" calcext:value-type="float">
            <text:p>0.214</text:p>
          </table:table-cell>
          <table:table-cell table:formula="of:=AVERAGE([.F12:.F22])" office:value-type="float" office:value="0.290727272727273" calcext:value-type="float">
            <text:p>0.291</text:p>
          </table:table-cell>
        </table:table-row>
        <table:table-row table:style-name="ro1">
          <table:table-cell office:value-type="date" office:date-value="2024-03-25T12:08:10" calcext:value-type="date">
            <text:p>2024-03-25 12:08:10</text:p>
          </table:table-cell>
          <table:table-cell office:value-type="float" office:value="0.0049" calcext:value-type="float">
            <text:p>0.005</text:p>
          </table:table-cell>
          <table:table-cell office:value-type="float" office:value="0.0395" calcext:value-type="float">
            <text:p>0.040</text:p>
          </table:table-cell>
          <table:table-cell table:formula="of:=[.C18]+[.B18]" office:value-type="float" office:value="0.0444" calcext:value-type="float">
            <text:p>0.044</text:p>
          </table:table-cell>
          <table:table-cell table:formula="of:=AVERAGE([.D13:.D23])" office:value-type="float" office:value="0.180254545454545" calcext:value-type="float">
            <text:p>0.180</text:p>
          </table:table-cell>
          <table:table-cell office:value-type="float" office:value="0.183" calcext:value-type="float">
            <text:p>0.183</text:p>
          </table:table-cell>
          <table:table-cell table:formula="of:=AVERAGE([.F13:.F23])" office:value-type="float" office:value="0.264363636363636" calcext:value-type="float">
            <text:p>0.264</text:p>
          </table:table-cell>
        </table:table-row>
        <table:table-row table:style-name="ro1">
          <table:table-cell office:value-type="date" office:date-value="2024-03-25T12:08:41" calcext:value-type="date">
            <text:p>2024-03-25 12:08:4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98" calcext:value-type="float">
            <text:p>0.040</text:p>
          </table:table-cell>
          <table:table-cell table:formula="of:=[.C19]+[.B19]" office:value-type="float" office:value="0.0448" calcext:value-type="float">
            <text:p>0.045</text:p>
          </table:table-cell>
          <table:table-cell table:formula="of:=AVERAGE([.D14:.D24])" office:value-type="float" office:value="0.161109090909091" calcext:value-type="float">
            <text:p>0.161</text:p>
          </table:table-cell>
          <table:table-cell office:value-type="float" office:value="0" calcext:value-type="float">
            <text:p>0.000</text:p>
          </table:table-cell>
          <table:table-cell table:formula="of:=AVERAGE([.F14:.F24])" office:value-type="float" office:value="0.248909090909091" calcext:value-type="float">
            <text:p>0.249</text:p>
          </table:table-cell>
        </table:table-row>
        <table:table-row table:style-name="ro1">
          <table:table-cell office:value-type="date" office:date-value="2024-03-25T12:09:11" calcext:value-type="date">
            <text:p>2024-03-25 12:09: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9" calcext:value-type="float">
            <text:p>0.249</text:p>
          </table:table-cell>
          <table:table-cell table:formula="of:=[.C20]+[.B20]" office:value-type="float" office:value="0.254" calcext:value-type="float">
            <text:p>0.254</text:p>
          </table:table-cell>
          <table:table-cell table:formula="of:=AVERAGE([.D15:.D25])" office:value-type="float" office:value="0.142890909090909" calcext:value-type="float">
            <text:p>0.143</text:p>
          </table:table-cell>
          <table:table-cell office:value-type="float" office:value="0.03" calcext:value-type="float">
            <text:p>0.030</text:p>
          </table:table-cell>
          <table:table-cell table:formula="of:=AVERAGE([.F15:.F25])" office:value-type="float" office:value="0.0598181818181818" calcext:value-type="float">
            <text:p>0.060</text:p>
          </table:table-cell>
        </table:table-row>
        <table:table-row table:style-name="ro1">
          <table:table-cell office:value-type="date" office:date-value="2024-03-25T12:09:41" calcext:value-type="date">
            <text:p>2024-03-25 12:09:41</text:p>
          </table:table-cell>
          <table:table-cell office:value-type="float" office:value="0.0051" calcext:value-type="float">
            <text:p>0.005</text:p>
          </table:table-cell>
          <table:table-cell office:value-type="float" office:value="0.245" calcext:value-type="float">
            <text:p>0.245</text:p>
          </table:table-cell>
          <table:table-cell table:formula="of:=[.C21]+[.B21]" office:value-type="float" office:value="0.2501" calcext:value-type="float">
            <text:p>0.250</text:p>
          </table:table-cell>
          <table:table-cell table:formula="of:=AVERAGE([.D16:.D26])" office:value-type="float" office:value="0.124145454545455" calcext:value-type="float">
            <text:p>0.124</text:p>
          </table:table-cell>
          <table:table-cell office:value-type="float" office:value="0.031" calcext:value-type="float">
            <text:p>0.031</text:p>
          </table:table-cell>
          <table:table-cell table:formula="of:=AVERAGE([.F16:.F26])" office:value-type="float" office:value="0.0598181818181818" calcext:value-type="float">
            <text:p>0.060</text:p>
          </table:table-cell>
        </table:table-row>
        <table:table-row table:style-name="ro1">
          <table:table-cell office:value-type="date" office:date-value="2024-03-25T12:10:12" calcext:value-type="date">
            <text:p>2024-03-25 12:10:12</text:p>
          </table:table-cell>
          <table:table-cell office:value-type="float" office:value="0.0055" calcext:value-type="float">
            <text:p>0.006</text:p>
          </table:table-cell>
          <table:table-cell office:value-type="float" office:value="0.0398" calcext:value-type="float">
            <text:p>0.040</text:p>
          </table:table-cell>
          <table:table-cell table:formula="of:=[.C22]+[.B22]" office:value-type="float" office:value="0.0453" calcext:value-type="float">
            <text:p>0.045</text:p>
          </table:table-cell>
          <table:table-cell table:formula="of:=AVERAGE([.D17:.D27])" office:value-type="float" office:value="0.105272727272727" calcext:value-type="float">
            <text:p>0.105</text:p>
          </table:table-cell>
          <table:table-cell office:value-type="float" office:value="0.078" calcext:value-type="float">
            <text:p>0.078</text:p>
          </table:table-cell>
          <table:table-cell table:formula="of:=AVERAGE([.F17:.F27])" office:value-type="float" office:value="0.0679090909090909" calcext:value-type="float">
            <text:p>0.068</text:p>
          </table:table-cell>
        </table:table-row>
        <table:table-row table:style-name="ro1">
          <table:table-cell office:value-type="date" office:date-value="2024-03-25T12:10:42" calcext:value-type="date">
            <text:p>2024-03-25 12:10: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06" calcext:value-type="float">
            <text:p>0.051</text:p>
          </table:table-cell>
          <table:table-cell table:formula="of:=[.C23]+[.B23]" office:value-type="float" office:value="0.0556" calcext:value-type="float">
            <text:p>0.056</text:p>
          </table:table-cell>
          <table:table-cell table:formula="of:=AVERAGE([.D18:.D28])" office:value-type="float" office:value="0.0995272727272727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table:formula="of:=AVERAGE([.F18:.F28])" office:value-type="float" office:value="0.0484545454545455" calcext:value-type="float">
            <text:p>0.048</text:p>
          </table:table-cell>
        </table:table-row>
        <table:table-row table:style-name="ro1">
          <table:table-cell office:value-type="date" office:date-value="2024-03-25T12:11:12" calcext:value-type="date">
            <text:p>2024-03-25 12:11:12</text:p>
          </table:table-cell>
          <table:table-cell office:value-type="float" office:value="0.0049" calcext:value-type="float">
            <text:p>0.005</text:p>
          </table:table-cell>
          <table:table-cell office:value-type="float" office:value="0.0479" calcext:value-type="float">
            <text:p>0.048</text:p>
          </table:table-cell>
          <table:table-cell table:formula="of:=[.C24]+[.B24]" office:value-type="float" office:value="0.0528" calcext:value-type="float">
            <text:p>0.053</text:p>
          </table:table-cell>
          <table:table-cell table:formula="of:=AVERAGE([.D19:.D29])" office:value-type="float" office:value="0.100263636363636" calcext:value-type="float">
            <text:p>0.100</text:p>
          </table:table-cell>
          <table:table-cell office:value-type="float" office:value="0.03" calcext:value-type="float">
            <text:p>0.030</text:p>
          </table:table-cell>
          <table:table-cell table:formula="of:=AVERAGE([.F19:.F29])" office:value-type="float" office:value="0.0318181818181818" calcext:value-type="float">
            <text:p>0.032</text:p>
          </table:table-cell>
        </table:table-row>
        <table:table-row table:style-name="ro1">
          <table:table-cell office:value-type="date" office:date-value="2024-03-25T12:11:43" calcext:value-type="date">
            <text:p>2024-03-25 12:11:43</text:p>
          </table:table-cell>
          <table:table-cell office:value-type="float" office:value="0.0047" calcext:value-type="float">
            <text:p>0.005</text:p>
          </table:table-cell>
          <table:table-cell office:value-type="float" office:value="0.0489" calcext:value-type="float">
            <text:p>0.049</text:p>
          </table:table-cell>
          <table:table-cell table:formula="of:=[.C25]+[.B25]" office:value-type="float" office:value="0.0536" calcext:value-type="float">
            <text:p>0.054</text:p>
          </table:table-cell>
          <table:table-cell table:formula="of:=AVERAGE([.D20:.D30])" office:value-type="float" office:value="0.101309090909091" calcext:value-type="float">
            <text:p>0.101</text:p>
          </table:table-cell>
          <table:table-cell office:value-type="float" office:value="0.03" calcext:value-type="float">
            <text:p>0.030</text:p>
          </table:table-cell>
          <table:table-cell table:formula="of:=AVERAGE([.F20:.F30])" office:value-type="float" office:value="0.23" calcext:value-type="float">
            <text:p>0.230</text:p>
          </table:table-cell>
        </table:table-row>
        <table:table-row table:style-name="ro1">
          <table:table-cell office:value-type="date" office:date-value="2024-03-25T12:12:13" calcext:value-type="date">
            <text:p>2024-03-25 12:12: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27" calcext:value-type="float">
            <text:p>0.043</text:p>
          </table:table-cell>
          <table:table-cell table:formula="of:=[.C26]+[.B26]" office:value-type="float" office:value="0.0477" calcext:value-type="float">
            <text:p>0.048</text:p>
          </table:table-cell>
          <table:table-cell table:formula="of:=AVERAGE([.D21:.D31])" office:value-type="float" office:value="0.270481818181818" calcext:value-type="float">
            <text:p>0.270</text:p>
          </table:table-cell>
          <table:table-cell office:value-type="float" office:value="0.031" calcext:value-type="float">
            <text:p>0.031</text:p>
          </table:table-cell>
          <table:table-cell table:formula="of:=AVERAGE([.F21:.F31])" office:value-type="float" office:value="0.23" calcext:value-type="float">
            <text:p>0.230</text:p>
          </table:table-cell>
        </table:table-row>
        <table:table-row table:style-name="ro1">
          <table:table-cell office:value-type="date" office:date-value="2024-03-25T12:12:44" calcext:value-type="date">
            <text:p>2024-03-25 12:12:44</text:p>
          </table:table-cell>
          <table:table-cell office:value-type="float" office:value="0.0048" calcext:value-type="float">
            <text:p>0.005</text:p>
          </table:table-cell>
          <table:table-cell office:value-type="float" office:value="0.0426" calcext:value-type="float">
            <text:p>0.043</text:p>
          </table:table-cell>
          <table:table-cell table:formula="of:=[.C27]+[.B27]" office:value-type="float" office:value="0.0474" calcext:value-type="float">
            <text:p>0.047</text:p>
          </table:table-cell>
          <table:table-cell table:formula="of:=AVERAGE([.D22:.D32])" office:value-type="float" office:value="0.435472727272727" calcext:value-type="float">
            <text:p>0.435</text:p>
          </table:table-cell>
          <table:table-cell office:value-type="float" office:value="0.12" calcext:value-type="float">
            <text:p>0.120</text:p>
          </table:table-cell>
          <table:table-cell table:formula="of:=AVERAGE([.F22:.F32])" office:value-type="float" office:value="0.229909090909091" calcext:value-type="float">
            <text:p>0.230</text:p>
          </table:table-cell>
        </table:table-row>
        <table:table-row table:style-name="ro1">
          <table:table-cell office:value-type="date" office:date-value="2024-03-25T12:13:14" calcext:value-type="date">
            <text:p>2024-03-25 12:13:14</text:p>
          </table:table-cell>
          <table:table-cell office:value-type="float" office:value="0.0051" calcext:value-type="float">
            <text:p>0.005</text:p>
          </table:table-cell>
          <table:table-cell office:value-type="float" office:value="0.194" calcext:value-type="float">
            <text:p>0.194</text:p>
          </table:table-cell>
          <table:table-cell table:formula="of:=[.C28]+[.B28]" office:value-type="float" office:value="0.1991" calcext:value-type="float">
            <text:p>0.199</text:p>
          </table:table-cell>
          <table:table-cell table:formula="of:=AVERAGE([.D23:.D33])" office:value-type="float" office:value="0.648181818181818" calcext:value-type="float">
            <text:p>0.648</text:p>
          </table:table-cell>
          <table:table-cell office:value-type="float" office:value="0" calcext:value-type="float">
            <text:p>0.000</text:p>
          </table:table-cell>
          <table:table-cell table:formula="of:=AVERAGE([.F23:.F33])" office:value-type="float" office:value="0.451" calcext:value-type="float">
            <text:p>0.451</text:p>
          </table:table-cell>
        </table:table-row>
        <table:table-row table:style-name="ro1">
          <table:table-cell office:value-type="date" office:date-value="2024-03-25T12:13:44" calcext:value-type="date">
            <text:p>2024-03-25 12:13:44</text:p>
          </table:table-cell>
          <table:table-cell office:value-type="float" office:value="0.0052" calcext:value-type="float">
            <text:p>0.005</text:p>
          </table:table-cell>
          <table:table-cell office:value-type="float" office:value="0.0473" calcext:value-type="float">
            <text:p>0.047</text:p>
          </table:table-cell>
          <table:table-cell table:formula="of:=[.C29]+[.B29]" office:value-type="float" office:value="0.0525" calcext:value-type="float">
            <text:p>0.053</text:p>
          </table:table-cell>
          <table:table-cell table:formula="of:=AVERAGE([.D24:.D34])" office:value-type="float" office:value="0.864527272727273" calcext:value-type="float">
            <text:p>0.865</text:p>
          </table:table-cell>
          <table:table-cell office:value-type="float" office:value="0" calcext:value-type="float">
            <text:p>0.000</text:p>
          </table:table-cell>
          <table:table-cell table:formula="of:=AVERAGE([.F24:.F34])" office:value-type="float" office:value="0.682818181818182" calcext:value-type="float">
            <text:p>0.683</text:p>
          </table:table-cell>
        </table:table-row>
        <table:table-row table:style-name="ro1">
          <table:table-cell office:value-type="date" office:date-value="2024-03-25T12:14:15" calcext:value-type="date">
            <text:p>2024-03-25 12:14:15</text:p>
          </table:table-cell>
          <table:table-cell office:value-type="float" office:value="0.0048" calcext:value-type="float">
            <text:p>0.005</text:p>
          </table:table-cell>
          <table:table-cell office:value-type="float" office:value="0.0515" calcext:value-type="float">
            <text:p>0.052</text:p>
          </table:table-cell>
          <table:table-cell table:formula="of:=[.C30]+[.B30]" office:value-type="float" office:value="0.0563" calcext:value-type="float">
            <text:p>0.056</text:p>
          </table:table-cell>
          <table:table-cell table:formula="of:=AVERAGE([.D25:.D35])" office:value-type="float" office:value="1.08477272727273" calcext:value-type="float">
            <text:p>1.085</text:p>
          </table:table-cell>
          <table:table-cell office:value-type="float" office:value="2.18" calcext:value-type="float">
            <text:p>2.180</text:p>
          </table:table-cell>
          <table:table-cell table:formula="of:=AVERAGE([.F25:.F35])" office:value-type="float" office:value="0.913727272727273" calcext:value-type="float">
            <text:p>0.914</text:p>
          </table:table-cell>
        </table:table-row>
        <table:table-row table:style-name="ro1">
          <table:table-cell office:value-type="date" office:date-value="2024-03-25T12:14:45" calcext:value-type="date">
            <text:p>2024-03-25 12:14:45</text:p>
          </table:table-cell>
          <table:table-cell office:value-type="float" office:value="0.0049" calcext:value-type="float">
            <text:p>0.005</text:p>
          </table:table-cell>
          <table:table-cell office:value-type="float" office:value="2.11" calcext:value-type="float">
            <text:p>2.110</text:p>
          </table:table-cell>
          <table:table-cell table:formula="of:=[.C31]+[.B31]" office:value-type="float" office:value="2.1149" calcext:value-type="float">
            <text:p>2.115</text:p>
          </table:table-cell>
          <table:table-cell table:formula="of:=AVERAGE([.D26:.D36])" office:value-type="float" office:value="1.29948181818182" calcext:value-type="float">
            <text:p>1.299</text:p>
          </table:table-cell>
          <table:table-cell office:value-type="float" office:value="0.03" calcext:value-type="float">
            <text:p>0.030</text:p>
          </table:table-cell>
          <table:table-cell table:formula="of:=AVERAGE([.F26:.F36])" office:value-type="float" office:value="1.141" calcext:value-type="float">
            <text:p>1.141</text:p>
          </table:table-cell>
        </table:table-row>
        <table:table-row table:style-name="ro1">
          <table:table-cell office:value-type="date" office:date-value="2024-03-25T12:15:16" calcext:value-type="date">
            <text:p>2024-03-25 12:15:16</text:p>
          </table:table-cell>
          <table:table-cell office:value-type="float" office:value="0.005" calcext:value-type="float">
            <text:p>0.005</text:p>
          </table:table-cell>
          <table:table-cell office:value-type="float" office:value="2.06" calcext:value-type="float">
            <text:p>2.060</text:p>
          </table:table-cell>
          <table:table-cell table:formula="of:=[.C32]+[.B32]" office:value-type="float" office:value="2.065" calcext:value-type="float">
            <text:p>2.065</text:p>
          </table:table-cell>
          <table:table-cell table:formula="of:=AVERAGE([.D27:.D37])" office:value-type="float" office:value="1.52925454545455" calcext:value-type="float">
            <text:p>1.529</text:p>
          </table:table-cell>
          <table:table-cell office:value-type="float" office:value="0.03" calcext:value-type="float">
            <text:p>0.030</text:p>
          </table:table-cell>
          <table:table-cell table:formula="of:=AVERAGE([.F27:.F37])" office:value-type="float" office:value="1.36727272727273" calcext:value-type="float">
            <text:p>1.367</text:p>
          </table:table-cell>
        </table:table-row>
        <table:table-row table:style-name="ro1">
          <table:table-cell office:value-type="date" office:date-value="2024-03-25T12:15:46" calcext:value-type="date">
            <text:p>2024-03-25 12:15:46</text:p>
          </table:table-cell>
          <table:table-cell office:value-type="float" office:value="0.0051" calcext:value-type="float">
            <text:p>0.005</text:p>
          </table:table-cell>
          <table:table-cell office:value-type="float" office:value="2.38" calcext:value-type="float">
            <text:p>2.380</text:p>
          </table:table-cell>
          <table:table-cell table:formula="of:=[.C33]+[.B33]" office:value-type="float" office:value="2.3851" calcext:value-type="float">
            <text:p>2.385</text:p>
          </table:table-cell>
          <table:table-cell table:formula="of:=AVERAGE([.D28:.D38])" office:value-type="float" office:value="1.76725454545455" calcext:value-type="float">
            <text:p>1.767</text:p>
          </table:table-cell>
          <table:table-cell office:value-type="float" office:value="2.51" calcext:value-type="float">
            <text:p>2.510</text:p>
          </table:table-cell>
          <table:table-cell table:formula="of:=AVERAGE([.F28:.F38])" office:value-type="float" office:value="1.59545454545455" calcext:value-type="float">
            <text:p>1.595</text:p>
          </table:table-cell>
        </table:table-row>
        <table:table-row table:style-name="ro1">
          <table:table-cell office:value-type="date" office:date-value="2024-03-25T12:16:16" calcext:value-type="date">
            <text:p>2024-03-25 12:16:16</text:p>
          </table:table-cell>
          <table:table-cell office:value-type="float" office:value="0.0054" calcext:value-type="float">
            <text:p>0.005</text:p>
          </table:table-cell>
          <table:table-cell office:value-type="float" office:value="2.43" calcext:value-type="float">
            <text:p>2.430</text:p>
          </table:table-cell>
          <table:table-cell table:formula="of:=[.C34]+[.B34]" office:value-type="float" office:value="2.4354" calcext:value-type="float">
            <text:p>2.435</text:p>
          </table:table-cell>
          <table:table-cell table:formula="of:=AVERAGE([.D29:.D39])" office:value-type="float" office:value="1.98324545454545" calcext:value-type="float">
            <text:p>1.983</text:p>
          </table:table-cell>
          <table:table-cell office:value-type="float" office:value="2.55" calcext:value-type="float">
            <text:p>2.550</text:p>
          </table:table-cell>
          <table:table-cell table:formula="of:=AVERAGE([.F29:.F39])" office:value-type="float" office:value="1.81181818181818" calcext:value-type="float">
            <text:p>1.812</text:p>
          </table:table-cell>
        </table:table-row>
        <table:table-row table:style-name="ro1">
          <table:table-cell office:value-type="date" office:date-value="2024-03-25T12:16:47" calcext:value-type="date">
            <text:p>2024-03-25 12:16:47</text:p>
          </table:table-cell>
          <table:table-cell office:value-type="float" office:value="0.0055" calcext:value-type="float">
            <text:p>0.006</text:p>
          </table:table-cell>
          <table:table-cell office:value-type="float" office:value="2.47" calcext:value-type="float">
            <text:p>2.470</text:p>
          </table:table-cell>
          <table:table-cell table:formula="of:=[.C35]+[.B35]" office:value-type="float" office:value="2.4755" calcext:value-type="float">
            <text:p>2.476</text:p>
          </table:table-cell>
          <table:table-cell table:formula="of:=AVERAGE([.D30:.D40])" office:value-type="float" office:value="2.20802727272727" calcext:value-type="float">
            <text:p>2.208</text:p>
          </table:table-cell>
          <table:table-cell office:value-type="float" office:value="2.57" calcext:value-type="float">
            <text:p>2.570</text:p>
          </table:table-cell>
          <table:table-cell table:formula="of:=AVERAGE([.F30:.F40])" office:value-type="float" office:value="2.02454545454545" calcext:value-type="float">
            <text:p>2.025</text:p>
          </table:table-cell>
        </table:table-row>
        <table:table-row table:style-name="ro1">
          <table:table-cell office:value-type="date" office:date-value="2024-03-25T12:17:17" calcext:value-type="date">
            <text:p>2024-03-25 12:17:17</text:p>
          </table:table-cell>
          <table:table-cell office:value-type="float" office:value="0.0054" calcext:value-type="float">
            <text:p>0.005</text:p>
          </table:table-cell>
          <table:table-cell office:value-type="float" office:value="2.41" calcext:value-type="float">
            <text:p>2.410</text:p>
          </table:table-cell>
          <table:table-cell table:formula="of:=[.C36]+[.B36]" office:value-type="float" office:value="2.4154" calcext:value-type="float">
            <text:p>2.415</text:p>
          </table:table-cell>
          <table:table-cell table:formula="of:=AVERAGE([.D31:.D41])" office:value-type="float" office:value="2.4652" calcext:value-type="float">
            <text:p>2.465</text:p>
          </table:table-cell>
          <table:table-cell office:value-type="float" office:value="2.53" calcext:value-type="float">
            <text:p>2.530</text:p>
          </table:table-cell>
          <table:table-cell table:formula="of:=AVERAGE([.F31:.F41])" office:value-type="float" office:value="2.04272727272727" calcext:value-type="float">
            <text:p>2.043</text:p>
          </table:table-cell>
        </table:table-row>
        <table:table-row table:style-name="ro1">
          <table:table-cell office:value-type="date" office:date-value="2024-03-25T12:17:47" calcext:value-type="date">
            <text:p>2024-03-25 12:17:47</text:p>
          </table:table-cell>
          <table:table-cell office:value-type="float" office:value="0.0052" calcext:value-type="float">
            <text:p>0.005</text:p>
          </table:table-cell>
          <table:table-cell office:value-type="float" office:value="2.57" calcext:value-type="float">
            <text:p>2.570</text:p>
          </table:table-cell>
          <table:table-cell table:formula="of:=[.C37]+[.B37]" office:value-type="float" office:value="2.5752" calcext:value-type="float">
            <text:p>2.575</text:p>
          </table:table-cell>
          <table:table-cell table:formula="of:=AVERAGE([.D32:.D42])" office:value-type="float" office:value="2.49161818181818" calcext:value-type="float">
            <text:p>2.492</text:p>
          </table:table-cell>
          <table:table-cell office:value-type="float" office:value="2.52" calcext:value-type="float">
            <text:p>2.520</text:p>
          </table:table-cell>
          <table:table-cell table:formula="of:=AVERAGE([.F32:.F42])" office:value-type="float" office:value="2.25636363636364" calcext:value-type="float">
            <text:p>2.256</text:p>
          </table:table-cell>
        </table:table-row>
        <table:table-row table:style-name="ro1">
          <table:table-cell office:value-type="date" office:date-value="2024-03-25T12:18:18" calcext:value-type="date">
            <text:p>2024-03-25 12:18:18</text:p>
          </table:table-cell>
          <table:table-cell office:value-type="float" office:value="0.0054" calcext:value-type="float">
            <text:p>0.005</text:p>
          </table:table-cell>
          <table:table-cell office:value-type="float" office:value="2.66" calcext:value-type="float">
            <text:p>2.660</text:p>
          </table:table-cell>
          <table:table-cell table:formula="of:=[.C38]+[.B38]" office:value-type="float" office:value="2.6654" calcext:value-type="float">
            <text:p>2.665</text:p>
          </table:table-cell>
          <table:table-cell table:formula="of:=AVERAGE([.D33:.D43])" office:value-type="float" office:value="2.52528181818182" calcext:value-type="float">
            <text:p>2.525</text:p>
          </table:table-cell>
          <table:table-cell office:value-type="float" office:value="2.63" calcext:value-type="float">
            <text:p>2.630</text:p>
          </table:table-cell>
          <table:table-cell table:formula="of:=AVERAGE([.F33:.F43])" office:value-type="float" office:value="2.48272727272727" calcext:value-type="float">
            <text:p>2.483</text:p>
          </table:table-cell>
        </table:table-row>
        <table:table-row table:style-name="ro1">
          <table:table-cell office:value-type="date" office:date-value="2024-03-25T12:18:48" calcext:value-type="date">
            <text:p>2024-03-25 12:18:48</text:p>
          </table:table-cell>
          <table:table-cell office:value-type="float" office:value="0.005" calcext:value-type="float">
            <text:p>0.005</text:p>
          </table:table-cell>
          <table:table-cell office:value-type="float" office:value="2.57" calcext:value-type="float">
            <text:p>2.570</text:p>
          </table:table-cell>
          <table:table-cell table:formula="of:=[.C39]+[.B39]" office:value-type="float" office:value="2.575" calcext:value-type="float">
            <text:p>2.575</text:p>
          </table:table-cell>
          <table:table-cell table:formula="of:=AVERAGE([.D34:.D44])" office:value-type="float" office:value="2.52891818181818" calcext:value-type="float">
            <text:p>2.529</text:p>
          </table:table-cell>
          <table:table-cell office:value-type="float" office:value="2.38" calcext:value-type="float">
            <text:p>2.380</text:p>
          </table:table-cell>
          <table:table-cell table:formula="of:=AVERAGE([.F34:.F44])" office:value-type="float" office:value="2.48" calcext:value-type="float">
            <text:p>2.480</text:p>
          </table:table-cell>
        </table:table-row>
        <table:table-row table:style-name="ro1">
          <table:table-cell office:value-type="date" office:date-value="2024-03-25T12:19:18" calcext:value-type="date">
            <text:p>2024-03-25 12:19:18</text:p>
          </table:table-cell>
          <table:table-cell office:value-type="float" office:value="0.0051" calcext:value-type="float">
            <text:p>0.005</text:p>
          </table:table-cell>
          <table:table-cell office:value-type="float" office:value="2.52" calcext:value-type="float">
            <text:p>2.520</text:p>
          </table:table-cell>
          <table:table-cell table:formula="of:=[.C40]+[.B40]" office:value-type="float" office:value="2.5251" calcext:value-type="float">
            <text:p>2.525</text:p>
          </table:table-cell>
          <table:table-cell table:formula="of:=AVERAGE([.D35:.D45])" office:value-type="float" office:value="2.53252727272727" calcext:value-type="float">
            <text:p>2.533</text:p>
          </table:table-cell>
          <table:table-cell office:value-type="float" office:value="2.34" calcext:value-type="float">
            <text:p>2.340</text:p>
          </table:table-cell>
          <table:table-cell table:formula="of:=AVERAGE([.F35:.F45])" office:value-type="float" office:value="2.484" calcext:value-type="float">
            <text:p>2.484</text:p>
          </table:table-cell>
        </table:table-row>
        <table:table-row table:style-name="ro1">
          <table:table-cell office:value-type="date" office:date-value="2024-03-25T12:19:49" calcext:value-type="date">
            <text:p>2024-03-25 12:19:49</text:p>
          </table:table-cell>
          <table:table-cell office:value-type="float" office:value="0.0052" calcext:value-type="float">
            <text:p>0.005</text:p>
          </table:table-cell>
          <table:table-cell office:value-type="float" office:value="2.88" calcext:value-type="float">
            <text:p>2.880</text:p>
          </table:table-cell>
          <table:table-cell table:formula="of:=[.C41]+[.B41]" office:value-type="float" office:value="2.8852" calcext:value-type="float">
            <text:p>2.885</text:p>
          </table:table-cell>
          <table:table-cell table:formula="of:=AVERAGE([.D36:.D46])" office:value-type="float" office:value="2.53248181818182" calcext:value-type="float">
            <text:p>2.532</text:p>
          </table:table-cell>
          <table:table-cell office:value-type="float" office:value="2.38" calcext:value-type="float">
            <text:p>2.380</text:p>
          </table:table-cell>
          <table:table-cell table:formula="of:=AVERAGE([.F36:.F46])" office:value-type="float" office:value="2.47444444444444" calcext:value-type="float">
            <text:p>2.474</text:p>
          </table:table-cell>
        </table:table-row>
        <table:table-row table:style-name="ro1">
          <table:table-cell office:value-type="date" office:date-value="2024-03-25T12:20:19" calcext:value-type="date">
            <text:p>2024-03-25 12:20:19</text:p>
          </table:table-cell>
          <table:table-cell office:value-type="float" office:value="0.0055" calcext:value-type="float">
            <text:p>0.006</text:p>
          </table:table-cell>
          <table:table-cell office:value-type="float" office:value="2.4" calcext:value-type="float">
            <text:p>2.400</text:p>
          </table:table-cell>
          <table:table-cell table:formula="of:=[.C42]+[.B42]" office:value-type="float" office:value="2.4055" calcext:value-type="float">
            <text:p>2.406</text:p>
          </table:table-cell>
          <table:table-cell table:formula="of:=AVERAGE([.D37:.D47])" office:value-type="float" office:value="2.55336363636364" calcext:value-type="float">
            <text:p>2.553</text:p>
          </table:table-cell>
          <table:table-cell office:value-type="float" office:value="2.38" calcext:value-type="float">
            <text:p>2.380</text:p>
          </table:table-cell>
          <table:table-cell table:formula="of:=AVERAGE([.F37:.F47])" office:value-type="float" office:value="2.47666666666667" calcext:value-type="float">
            <text:p>2.477</text:p>
          </table:table-cell>
        </table:table-row>
        <table:table-row table:style-name="ro1">
          <table:table-cell office:value-type="date" office:date-value="2024-03-25T12:20:49" calcext:value-type="date">
            <text:p>2024-03-25 12:20:49</text:p>
          </table:table-cell>
          <table:table-cell office:value-type="float" office:value="0.0053" calcext:value-type="float">
            <text:p>0.005</text:p>
          </table:table-cell>
          <table:table-cell office:value-type="float" office:value="2.43" calcext:value-type="float">
            <text:p>2.430</text:p>
          </table:table-cell>
          <table:table-cell table:formula="of:=[.C43]+[.B43]" office:value-type="float" office:value="2.4353" calcext:value-type="float">
            <text:p>2.435</text:p>
          </table:table-cell>
          <table:table-cell table:formula="of:=AVERAGE([.D38:.D48])" office:value-type="float" office:value="2.55972727272727" calcext:value-type="float">
            <text:p>2.560</text:p>
          </table:table-cell>
          <table:table-cell office:value-type="float" office:value="2.52" calcext:value-type="float">
            <text:p>2.520</text:p>
          </table:table-cell>
          <table:table-cell table:formula="of:=AVERAGE([.F38:.F48])" office:value-type="float" office:value="2.46888888888889" calcext:value-type="float">
            <text:p>2.469</text:p>
          </table:table-cell>
        </table:table-row>
        <table:table-row table:style-name="ro1">
          <table:table-cell office:value-type="date" office:date-value="2024-03-25T12:21:16" calcext:value-type="date">
            <text:p>2024-03-25 12:21:16</text:p>
          </table:table-cell>
          <table:table-cell office:value-type="float" office:value="0.0051" calcext:value-type="float">
            <text:p>0.005</text:p>
          </table:table-cell>
          <table:table-cell office:value-type="float" office:value="2.42" calcext:value-type="float">
            <text:p>2.420</text:p>
          </table:table-cell>
          <table:table-cell table:formula="of:=[.C44]+[.B44]" office:value-type="float" office:value="2.4251" calcext:value-type="float">
            <text:p>2.425</text:p>
          </table:table-cell>
          <table:table-cell table:formula="of:=AVERAGE([.D39:.D49])" office:value-type="float" office:value="2.56060909090909" calcext:value-type="float">
            <text:p>2.561</text:p>
          </table:table-cell>
          <table:table-cell/>
          <table:table-cell table:formula="of:=AVERAGE([.F39:.F49])" office:value-type="float" office:value="2.44888888888889" calcext:value-type="float">
            <text:p>2.449</text:p>
          </table:table-cell>
        </table:table-row>
        <table:table-row table:style-name="ro1">
          <table:table-cell office:value-type="date" office:date-value="2024-03-25T12:21:50" calcext:value-type="date">
            <text:p>2024-03-25 12:21:50</text:p>
          </table:table-cell>
          <table:table-cell office:value-type="float" office:value="0.0051" calcext:value-type="float">
            <text:p>0.005</text:p>
          </table:table-cell>
          <table:table-cell office:value-type="float" office:value="2.47" calcext:value-type="float">
            <text:p>2.470</text:p>
          </table:table-cell>
          <table:table-cell table:formula="of:=[.C45]+[.B45]" office:value-type="float" office:value="2.4751" calcext:value-type="float">
            <text:p>2.475</text:p>
          </table:table-cell>
          <table:table-cell table:formula="of:=AVERAGE([.D40:.D50])" office:value-type="float" office:value="2.57337272727273" calcext:value-type="float">
            <text:p>2.573</text:p>
          </table:table-cell>
          <table:table-cell office:value-type="float" office:value="2.59" calcext:value-type="float">
            <text:p>2.590</text:p>
          </table:table-cell>
          <table:table-cell table:formula="of:=AVERAGE([.F40:.F50])" office:value-type="float" office:value="2.45" calcext:value-type="float">
            <text:p>2.450</text:p>
          </table:table-cell>
        </table:table-row>
        <table:table-row table:style-name="ro1">
          <table:table-cell office:value-type="date" office:date-value="2024-03-25T12:22:20" calcext:value-type="date">
            <text:p>2024-03-25 12:22:20</text:p>
          </table:table-cell>
          <table:table-cell office:value-type="float" office:value="0.005" calcext:value-type="float">
            <text:p>0.005</text:p>
          </table:table-cell>
          <table:table-cell office:value-type="float" office:value="2.47" calcext:value-type="float">
            <text:p>2.470</text:p>
          </table:table-cell>
          <table:table-cell table:formula="of:=[.C46]+[.B46]" office:value-type="float" office:value="2.475" calcext:value-type="float">
            <text:p>2.475</text:p>
          </table:table-cell>
          <table:table-cell table:formula="of:=AVERAGE([.D41:.D51])" office:value-type="float" office:value="2.56520909090909" calcext:value-type="float">
            <text:p>2.565</text:p>
          </table:table-cell>
          <table:table-cell/>
          <table:table-cell table:formula="of:=AVERAGE([.F41:.F51])" office:value-type="float" office:value="2.20877777777778" calcext:value-type="float">
            <text:p>2.209</text:p>
          </table:table-cell>
        </table:table-row>
        <table:table-row table:style-name="ro1">
          <table:table-cell office:value-type="date" office:date-value="2024-03-25T12:22:50" calcext:value-type="date">
            <text:p>2024-03-25 12:22:50</text:p>
          </table:table-cell>
          <table:table-cell office:value-type="float" office:value="0.0051" calcext:value-type="float">
            <text:p>0.005</text:p>
          </table:table-cell>
          <table:table-cell office:value-type="float" office:value="2.64" calcext:value-type="float">
            <text:p>2.640</text:p>
          </table:table-cell>
          <table:table-cell table:formula="of:=[.C47]+[.B47]" office:value-type="float" office:value="2.6451" calcext:value-type="float">
            <text:p>2.645</text:p>
          </table:table-cell>
          <table:table-cell table:formula="of:=AVERAGE([.D42:.D52])" office:value-type="float" office:value="2.52430909090909" calcext:value-type="float">
            <text:p>2.524</text:p>
          </table:table-cell>
          <table:table-cell office:value-type="float" office:value="2.55" calcext:value-type="float">
            <text:p>2.550</text:p>
          </table:table-cell>
          <table:table-cell table:formula="of:=AVERAGE([.F42:.F52])" office:value-type="float" office:value="2.22433333333333" calcext:value-type="float">
            <text:p>2.224</text:p>
          </table:table-cell>
        </table:table-row>
        <table:table-row table:style-name="ro1">
          <table:table-cell office:value-type="date" office:date-value="2024-03-25T12:23:21" calcext:value-type="date">
            <text:p>2024-03-25 12:23:21</text:p>
          </table:table-cell>
          <table:table-cell office:value-type="float" office:value="0.0052" calcext:value-type="float">
            <text:p>0.005</text:p>
          </table:table-cell>
          <table:table-cell office:value-type="float" office:value="2.64" calcext:value-type="float">
            <text:p>2.640</text:p>
          </table:table-cell>
          <table:table-cell table:formula="of:=[.C48]+[.B48]" office:value-type="float" office:value="2.6452" calcext:value-type="float">
            <text:p>2.645</text:p>
          </table:table-cell>
          <table:table-cell table:formula="of:=AVERAGE([.D43:.D53])" office:value-type="float" office:value="2.52518181818182" calcext:value-type="float">
            <text:p>2.525</text:p>
          </table:table-cell>
          <table:table-cell office:value-type="float" office:value="2.45" calcext:value-type="float">
            <text:p>2.450</text:p>
          </table:table-cell>
          <table:table-cell table:formula="of:=AVERAGE([.F43:.F53])" office:value-type="float" office:value="2.24544444444444" calcext:value-type="float">
            <text:p>2.245</text:p>
          </table:table-cell>
        </table:table-row>
        <table:table-row table:style-name="ro1">
          <table:table-cell office:value-type="date" office:date-value="2024-03-25T12:23:51" calcext:value-type="date">
            <text:p>2024-03-25 12:23:51</text:p>
          </table:table-cell>
          <table:table-cell office:value-type="float" office:value="0.0051" calcext:value-type="float">
            <text:p>0.005</text:p>
          </table:table-cell>
          <table:table-cell office:value-type="float" office:value="2.67" calcext:value-type="float">
            <text:p>2.670</text:p>
          </table:table-cell>
          <table:table-cell table:formula="of:=[.C49]+[.B49]" office:value-type="float" office:value="2.6751" calcext:value-type="float">
            <text:p>2.675</text:p>
          </table:table-cell>
          <table:table-cell table:formula="of:=AVERAGE([.D44:.D54])" office:value-type="float" office:value="2.52335454545455" calcext:value-type="float">
            <text:p>2.523</text:p>
          </table:table-cell>
          <table:table-cell office:value-type="float" office:value="2.45" calcext:value-type="float">
            <text:p>2.450</text:p>
          </table:table-cell>
          <table:table-cell table:formula="of:=AVERAGE([.F44:.F54])" office:value-type="float" office:value="2.22877777777778" calcext:value-type="float">
            <text:p>2.229</text:p>
          </table:table-cell>
        </table:table-row>
        <table:table-row table:style-name="ro1">
          <table:table-cell office:value-type="date" office:date-value="2024-03-25T12:24:21" calcext:value-type="date">
            <text:p>2024-03-25 12:24:21</text:p>
          </table:table-cell>
          <table:table-cell office:value-type="float" office:value="0.0054" calcext:value-type="float">
            <text:p>0.005</text:p>
          </table:table-cell>
          <table:table-cell office:value-type="float" office:value="2.71" calcext:value-type="float">
            <text:p>2.710</text:p>
          </table:table-cell>
          <table:table-cell table:formula="of:=[.C50]+[.B50]" office:value-type="float" office:value="2.7154" calcext:value-type="float">
            <text:p>2.715</text:p>
          </table:table-cell>
          <table:table-cell table:formula="of:=AVERAGE([.D45:.D55])" office:value-type="float" office:value="2.54065454545455" calcext:value-type="float">
            <text:p>2.541</text:p>
          </table:table-cell>
          <table:table-cell office:value-type="float" office:value="2.39" calcext:value-type="float">
            <text:p>2.390</text:p>
          </table:table-cell>
          <table:table-cell table:formula="of:=AVERAGE([.F45:.F55])" office:value-type="float" office:value="2.2439" calcext:value-type="float">
            <text:p>2.244</text:p>
          </table:table-cell>
        </table:table-row>
        <table:table-row table:style-name="ro1">
          <table:table-cell office:value-type="date" office:date-value="2024-03-25T12:24:52" calcext:value-type="date">
            <text:p>2024-03-25 12:24:52</text:p>
          </table:table-cell>
          <table:table-cell office:value-type="float" office:value="0.0053" calcext:value-type="float">
            <text:p>0.005</text:p>
          </table:table-cell>
          <table:table-cell office:value-type="float" office:value="2.43" calcext:value-type="float">
            <text:p>2.430</text:p>
          </table:table-cell>
          <table:table-cell table:formula="of:=[.C51]+[.B51]" office:value-type="float" office:value="2.4353" calcext:value-type="float">
            <text:p>2.435</text:p>
          </table:table-cell>
          <table:table-cell table:formula="of:=AVERAGE([.D46:.D56])" office:value-type="float" office:value="2.55065454545455" calcext:value-type="float">
            <text:p>2.551</text:p>
          </table:table-cell>
          <table:table-cell office:value-type="float" office:value="0.169" calcext:value-type="float">
            <text:p>0.169</text:p>
          </table:table-cell>
          <table:table-cell table:formula="of:=AVERAGE([.F46:.F56])" office:value-type="float" office:value="2.2229" calcext:value-type="float">
            <text:p>2.223</text:p>
          </table:table-cell>
        </table:table-row>
        <table:table-row table:style-name="ro1">
          <table:table-cell office:value-type="date" office:date-value="2024-03-25T12:25:22" calcext:value-type="date">
            <text:p>2024-03-25 12:25:22</text:p>
          </table:table-cell>
          <table:table-cell office:value-type="float" office:value="0.0053" calcext:value-type="float">
            <text:p>0.005</text:p>
          </table:table-cell>
          <table:table-cell office:value-type="float" office:value="2.43" calcext:value-type="float">
            <text:p>2.430</text:p>
          </table:table-cell>
          <table:table-cell table:formula="of:=[.C52]+[.B52]" office:value-type="float" office:value="2.4353" calcext:value-type="float">
            <text:p>2.435</text:p>
          </table:table-cell>
          <table:table-cell table:formula="of:=AVERAGE([.D47:.D57])" office:value-type="float" office:value="2.55246363636364" calcext:value-type="float">
            <text:p>2.552</text:p>
          </table:table-cell>
          <table:table-cell office:value-type="float" office:value="2.52" calcext:value-type="float">
            <text:p>2.520</text:p>
          </table:table-cell>
          <table:table-cell table:formula="of:=AVERAGE([.F47:.F57])" office:value-type="float" office:value="2.239" calcext:value-type="float">
            <text:p>2.239</text:p>
          </table:table-cell>
        </table:table-row>
        <table:table-row table:style-name="ro1">
          <table:table-cell office:value-type="date" office:date-value="2024-03-25T12:25:53" calcext:value-type="date">
            <text:p>2024-03-25 12:25:53</text:p>
          </table:table-cell>
          <table:table-cell office:value-type="float" office:value="0.0051" calcext:value-type="float">
            <text:p>0.005</text:p>
          </table:table-cell>
          <table:table-cell office:value-type="float" office:value="2.41" calcext:value-type="float">
            <text:p>2.410</text:p>
          </table:table-cell>
          <table:table-cell table:formula="of:=[.C53]+[.B53]" office:value-type="float" office:value="2.4151" calcext:value-type="float">
            <text:p>2.415</text:p>
          </table:table-cell>
          <table:table-cell table:formula="of:=AVERAGE([.D48:.D58])" office:value-type="float" office:value="2.54158181818182" calcext:value-type="float">
            <text:p>2.542</text:p>
          </table:table-cell>
          <table:table-cell office:value-type="float" office:value="2.57" calcext:value-type="float">
            <text:p>2.570</text:p>
          </table:table-cell>
          <table:table-cell table:formula="of:=AVERAGE([.F48:.F58])" office:value-type="float" office:value="2.21990909090909" calcext:value-type="float">
            <text:p>2.220</text:p>
          </table:table-cell>
        </table:table-row>
        <table:table-row table:style-name="ro1">
          <table:table-cell office:value-type="date" office:date-value="2024-03-25T12:26:23" calcext:value-type="date">
            <text:p>2024-03-25 12:26:23</text:p>
          </table:table-cell>
          <table:table-cell office:value-type="float" office:value="0.0052" calcext:value-type="float">
            <text:p>0.005</text:p>
          </table:table-cell>
          <table:table-cell office:value-type="float" office:value="2.41" calcext:value-type="float">
            <text:p>2.410</text:p>
          </table:table-cell>
          <table:table-cell table:formula="of:=[.C54]+[.B54]" office:value-type="float" office:value="2.4152" calcext:value-type="float">
            <text:p>2.415</text:p>
          </table:table-cell>
          <table:table-cell table:formula="of:=AVERAGE([.D49:.D59])" office:value-type="float" office:value="2.51974545454545" calcext:value-type="float">
            <text:p>2.520</text:p>
          </table:table-cell>
          <table:table-cell office:value-type="float" office:value="2.37" calcext:value-type="float">
            <text:p>2.370</text:p>
          </table:table-cell>
          <table:table-cell table:formula="of:=AVERAGE([.F49:.F59])" office:value-type="float" office:value="2.21172727272727" calcext:value-type="float">
            <text:p>2.212</text:p>
          </table:table-cell>
        </table:table-row>
        <table:table-row table:style-name="ro1">
          <table:table-cell office:value-type="date" office:date-value="2024-03-25T12:26:53" calcext:value-type="date">
            <text:p>2024-03-25 12:26:53</text:p>
          </table:table-cell>
          <table:table-cell office:value-type="float" office:value="0.0054" calcext:value-type="float">
            <text:p>0.005</text:p>
          </table:table-cell>
          <table:table-cell office:value-type="float" office:value="2.61" calcext:value-type="float">
            <text:p>2.610</text:p>
          </table:table-cell>
          <table:table-cell table:formula="of:=[.C55]+[.B55]" office:value-type="float" office:value="2.6154" calcext:value-type="float">
            <text:p>2.615</text:p>
          </table:table-cell>
          <table:table-cell table:formula="of:=AVERAGE([.D50:.D60])" office:value-type="float" office:value="2.49519090909091" calcext:value-type="float">
            <text:p>2.495</text:p>
          </table:table-cell>
          <table:table-cell office:value-type="float" office:value="2.38" calcext:value-type="float">
            <text:p>2.380</text:p>
          </table:table-cell>
          <table:table-cell table:formula="of:=AVERAGE([.F50:.F60])" office:value-type="float" office:value="2.21263636363636" calcext:value-type="float">
            <text:p>2.213</text:p>
          </table:table-cell>
        </table:table-row>
        <table:table-row table:style-name="ro1">
          <table:table-cell office:value-type="date" office:date-value="2024-03-25T12:27:24" calcext:value-type="date">
            <text:p>2024-03-25 12:27:24</text:p>
          </table:table-cell>
          <table:table-cell office:value-type="float" office:value="0.0051" calcext:value-type="float">
            <text:p>0.005</text:p>
          </table:table-cell>
          <table:table-cell office:value-type="float" office:value="2.58" calcext:value-type="float">
            <text:p>2.580</text:p>
          </table:table-cell>
          <table:table-cell table:formula="of:=[.C56]+[.B56]" office:value-type="float" office:value="2.5851" calcext:value-type="float">
            <text:p>2.585</text:p>
          </table:table-cell>
          <table:table-cell table:formula="of:=AVERAGE([.D51:.D61])" office:value-type="float" office:value="2.46702727272727" calcext:value-type="float">
            <text:p>2.467</text:p>
          </table:table-cell>
          <table:table-cell office:value-type="float" office:value="2.38" calcext:value-type="float">
            <text:p>2.380</text:p>
          </table:table-cell>
          <table:table-cell table:formula="of:=AVERAGE([.F51:.F61])" office:value-type="float" office:value="2.22627272727273" calcext:value-type="float">
            <text:p>2.226</text:p>
          </table:table-cell>
        </table:table-row>
        <table:table-row table:style-name="ro1">
          <table:table-cell office:value-type="date" office:date-value="2024-03-25T12:27:54" calcext:value-type="date">
            <text:p>2024-03-25 12:27:54</text:p>
          </table:table-cell>
          <table:table-cell office:value-type="float" office:value="0.0049" calcext:value-type="float">
            <text:p>0.005</text:p>
          </table:table-cell>
          <table:table-cell office:value-type="float" office:value="2.49" calcext:value-type="float">
            <text:p>2.490</text:p>
          </table:table-cell>
          <table:table-cell table:formula="of:=[.C57]+[.B57]" office:value-type="float" office:value="2.4949" calcext:value-type="float">
            <text:p>2.495</text:p>
          </table:table-cell>
          <table:table-cell table:formula="of:=AVERAGE([.D52:.D62])" office:value-type="float" office:value="2.4561" calcext:value-type="float">
            <text:p>2.456</text:p>
          </table:table-cell>
          <table:table-cell office:value-type="float" office:value="2.4" calcext:value-type="float">
            <text:p>2.400</text:p>
          </table:table-cell>
          <table:table-cell table:formula="of:=AVERAGE([.F52:.F62])" office:value-type="float" office:value="2.44454545454545" calcext:value-type="float">
            <text:p>2.445</text:p>
          </table:table-cell>
        </table:table-row>
        <table:table-row table:style-name="ro1">
          <table:table-cell office:value-type="date" office:date-value="2024-03-25T12:28:25" calcext:value-type="date">
            <text:p>2024-03-25 12:28:25</text:p>
          </table:table-cell>
          <table:table-cell office:value-type="float" office:value="0.0054" calcext:value-type="float">
            <text:p>0.005</text:p>
          </table:table-cell>
          <table:table-cell office:value-type="float" office:value="2.52" calcext:value-type="float">
            <text:p>2.520</text:p>
          </table:table-cell>
          <table:table-cell table:formula="of:=[.C58]+[.B58]" office:value-type="float" office:value="2.5254" calcext:value-type="float">
            <text:p>2.525</text:p>
          </table:table-cell>
          <table:table-cell table:formula="of:=AVERAGE([.D53:.D63])" office:value-type="float" office:value="2.44607272727273" calcext:value-type="float">
            <text:p>2.446</text:p>
          </table:table-cell>
          <table:table-cell office:value-type="float" office:value="2.34" calcext:value-type="float">
            <text:p>2.340</text:p>
          </table:table-cell>
          <table:table-cell table:formula="of:=AVERAGE([.F53:.F63])" office:value-type="float" office:value="2.43727272727273" calcext:value-type="float">
            <text:p>2.437</text:p>
          </table:table-cell>
        </table:table-row>
        <table:table-row table:style-name="ro1">
          <table:table-cell office:value-type="date" office:date-value="2024-03-25T12:28:55" calcext:value-type="date">
            <text:p>2024-03-25 12:28:55</text:p>
          </table:table-cell>
          <table:table-cell office:value-type="float" office:value="0.005" calcext:value-type="float">
            <text:p>0.005</text:p>
          </table:table-cell>
          <table:table-cell office:value-type="float" office:value="2.4" calcext:value-type="float">
            <text:p>2.400</text:p>
          </table:table-cell>
          <table:table-cell table:formula="of:=[.C59]+[.B59]" office:value-type="float" office:value="2.405" calcext:value-type="float">
            <text:p>2.405</text:p>
          </table:table-cell>
          <table:table-cell table:formula="of:=AVERAGE([.D54:.D64])" office:value-type="float" office:value="2.45519090909091" calcext:value-type="float">
            <text:p>2.455</text:p>
          </table:table-cell>
          <table:table-cell office:value-type="float" office:value="2.36" calcext:value-type="float">
            <text:p>2.360</text:p>
          </table:table-cell>
          <table:table-cell table:formula="of:=AVERAGE([.F54:.F64])" office:value-type="float" office:value="2.42636363636364" calcext:value-type="float">
            <text:p>2.426</text:p>
          </table:table-cell>
        </table:table-row>
        <table:table-row table:style-name="ro1">
          <table:table-cell office:value-type="date" office:date-value="2024-03-25T12:29:25" calcext:value-type="date">
            <text:p>2024-03-25 12:29:25</text:p>
          </table:table-cell>
          <table:table-cell office:value-type="float" office:value="0.005" calcext:value-type="float">
            <text:p>0.005</text:p>
          </table:table-cell>
          <table:table-cell office:value-type="float" office:value="2.4" calcext:value-type="float">
            <text:p>2.400</text:p>
          </table:table-cell>
          <table:table-cell table:formula="of:=[.C60]+[.B60]" office:value-type="float" office:value="2.405" calcext:value-type="float">
            <text:p>2.405</text:p>
          </table:table-cell>
          <table:table-cell table:formula="of:=AVERAGE([.D55:.D65])" office:value-type="float" office:value="2.46067272727273" calcext:value-type="float">
            <text:p>2.461</text:p>
          </table:table-cell>
          <table:table-cell office:value-type="float" office:value="2.46" calcext:value-type="float">
            <text:p>2.460</text:p>
          </table:table-cell>
          <table:table-cell table:formula="of:=AVERAGE([.F55:.F65])" office:value-type="float" office:value="2.44" calcext:value-type="float">
            <text:p>2.440</text:p>
          </table:table-cell>
        </table:table-row>
        <table:table-row table:style-name="ro1">
          <table:table-cell office:value-type="date" office:date-value="2024-03-25T12:29:56" calcext:value-type="date">
            <text:p>2024-03-25 12:29:56</text:p>
          </table:table-cell>
          <table:table-cell office:value-type="float" office:value="0.0056" calcext:value-type="float">
            <text:p>0.006</text:p>
          </table:table-cell>
          <table:table-cell office:value-type="float" office:value="2.4" calcext:value-type="float">
            <text:p>2.400</text:p>
          </table:table-cell>
          <table:table-cell table:formula="of:=[.C61]+[.B61]" office:value-type="float" office:value="2.4056" calcext:value-type="float">
            <text:p>2.406</text:p>
          </table:table-cell>
          <table:table-cell table:formula="of:=AVERAGE([.D56:.D66])" office:value-type="float" office:value="2.44610909090909" calcext:value-type="float">
            <text:p>2.446</text:p>
          </table:table-cell>
          <table:table-cell office:value-type="float" office:value="2.54" calcext:value-type="float">
            <text:p>2.540</text:p>
          </table:table-cell>
          <table:table-cell table:formula="of:=AVERAGE([.F56:.F66])" office:value-type="float" office:value="2.43545454545455" calcext:value-type="float">
            <text:p>2.435</text:p>
          </table:table-cell>
        </table:table-row>
        <table:table-row table:style-name="ro1">
          <table:table-cell office:value-type="date" office:date-value="2024-03-25T12:30:26" calcext:value-type="date">
            <text:p>2024-03-25 12:30:26</text:p>
          </table:table-cell>
          <table:table-cell office:value-type="float" office:value="0.0051" calcext:value-type="float">
            <text:p>0.005</text:p>
          </table:table-cell>
          <table:table-cell office:value-type="float" office:value="2.31" calcext:value-type="float">
            <text:p>2.310</text:p>
          </table:table-cell>
          <table:table-cell table:formula="of:=[.C62]+[.B62]" office:value-type="float" office:value="2.3151" calcext:value-type="float">
            <text:p>2.315</text:p>
          </table:table-cell>
          <table:table-cell table:formula="of:=AVERAGE([.D57:.D67])" office:value-type="float" office:value="2.43791818181818" calcext:value-type="float">
            <text:p>2.438</text:p>
          </table:table-cell>
          <table:table-cell office:value-type="float" office:value="2.57" calcext:value-type="float">
            <text:p>2.570</text:p>
          </table:table-cell>
          <table:table-cell table:formula="of:=AVERAGE([.F57:.F67])" office:value-type="float" office:value="2.42636363636364" calcext:value-type="float">
            <text:p>2.426</text:p>
          </table:table-cell>
        </table:table-row>
        <table:table-row table:style-name="ro1">
          <table:table-cell office:value-type="date" office:date-value="2024-03-25T12:30:56" calcext:value-type="date">
            <text:p>2024-03-25 12:30:56</text:p>
          </table:table-cell>
          <table:table-cell office:value-type="float" office:value="0.005" calcext:value-type="float">
            <text:p>0.005</text:p>
          </table:table-cell>
          <table:table-cell office:value-type="float" office:value="2.32" calcext:value-type="float">
            <text:p>2.320</text:p>
          </table:table-cell>
          <table:table-cell table:formula="of:=[.C63]+[.B63]" office:value-type="float" office:value="2.325" calcext:value-type="float">
            <text:p>2.325</text:p>
          </table:table-cell>
          <table:table-cell table:formula="of:=AVERAGE([.D58:.D68])" office:value-type="float" office:value="2.43251818181818" calcext:value-type="float">
            <text:p>2.433</text:p>
          </table:table-cell>
          <table:table-cell office:value-type="float" office:value="2.44" calcext:value-type="float">
            <text:p>2.440</text:p>
          </table:table-cell>
          <table:table-cell table:formula="of:=AVERAGE([.F58:.F68])" office:value-type="float" office:value="2.41727272727273" calcext:value-type="float">
            <text:p>2.417</text:p>
          </table:table-cell>
        </table:table-row>
        <table:table-row table:style-name="ro1">
          <table:table-cell office:value-type="date" office:date-value="2024-03-25T12:31:27" calcext:value-type="date">
            <text:p>2024-03-25 12:31:27</text:p>
          </table:table-cell>
          <table:table-cell office:value-type="float" office:value="0.0054" calcext:value-type="float">
            <text:p>0.005</text:p>
          </table:table-cell>
          <table:table-cell office:value-type="float" office:value="2.51" calcext:value-type="float">
            <text:p>2.510</text:p>
          </table:table-cell>
          <table:table-cell table:formula="of:=[.C64]+[.B64]" office:value-type="float" office:value="2.5154" calcext:value-type="float">
            <text:p>2.515</text:p>
          </table:table-cell>
          <table:table-cell table:formula="of:=AVERAGE([.D59:.D69])" office:value-type="float" office:value="2.41068181818182" calcext:value-type="float">
            <text:p>2.411</text:p>
          </table:table-cell>
          <table:table-cell office:value-type="float" office:value="2.45" calcext:value-type="float">
            <text:p>2.450</text:p>
          </table:table-cell>
          <table:table-cell table:formula="of:=AVERAGE([.F59:.F69])" office:value-type="float" office:value="2.20727272727273" calcext:value-type="float">
            <text:p>2.207</text:p>
          </table:table-cell>
        </table:table-row>
        <table:table-row table:style-name="ro1">
          <table:table-cell office:value-type="date" office:date-value="2024-03-25T12:31:57" calcext:value-type="date">
            <text:p>2024-03-25 12:31:57</text:p>
          </table:table-cell>
          <table:table-cell office:value-type="float" office:value="0.0055" calcext:value-type="float">
            <text:p>0.006</text:p>
          </table:table-cell>
          <table:table-cell office:value-type="float" office:value="2.47" calcext:value-type="float">
            <text:p>2.470</text:p>
          </table:table-cell>
          <table:table-cell table:formula="of:=[.C65]+[.B65]" office:value-type="float" office:value="2.4755" calcext:value-type="float">
            <text:p>2.476</text:p>
          </table:table-cell>
          <table:table-cell table:formula="of:=AVERAGE([.D60:.D70])" office:value-type="float" office:value="2.40434545454545" calcext:value-type="float">
            <text:p>2.404</text:p>
          </table:table-cell>
          <table:table-cell office:value-type="float" office:value="2.52" calcext:value-type="float">
            <text:p>2.520</text:p>
          </table:table-cell>
          <table:table-cell table:formula="of:=AVERAGE([.F60:.F70])" office:value-type="float" office:value="1.99554545454545" calcext:value-type="float">
            <text:p>1.996</text:p>
          </table:table-cell>
        </table:table-row>
        <table:table-row table:style-name="ro1">
          <table:table-cell office:value-type="date" office:date-value="2024-03-25T12:32:27" calcext:value-type="date">
            <text:p>2024-03-25 12:32:27</text:p>
          </table:table-cell>
          <table:table-cell office:value-type="float" office:value="0.0052" calcext:value-type="float">
            <text:p>0.005</text:p>
          </table:table-cell>
          <table:table-cell office:value-type="float" office:value="2.45" calcext:value-type="float">
            <text:p>2.450</text:p>
          </table:table-cell>
          <table:table-cell table:formula="of:=[.C66]+[.B66]" office:value-type="float" office:value="2.4552" calcext:value-type="float">
            <text:p>2.455</text:p>
          </table:table-cell>
          <table:table-cell table:formula="of:=AVERAGE([.D61:.D71])" office:value-type="float" office:value="2.40437272727273" calcext:value-type="float">
            <text:p>2.404</text:p>
          </table:table-cell>
          <table:table-cell office:value-type="float" office:value="2.33" calcext:value-type="float">
            <text:p>2.330</text:p>
          </table:table-cell>
          <table:table-cell table:formula="of:=AVERAGE([.F61:.F71])" office:value-type="float" office:value="1.77472727272727" calcext:value-type="float">
            <text:p>1.775</text:p>
          </table:table-cell>
        </table:table-row>
        <table:table-row table:style-name="ro1">
          <table:table-cell office:value-type="date" office:date-value="2024-03-25T12:32:58" calcext:value-type="date">
            <text:p>2024-03-25 12:32:58</text:p>
          </table:table-cell>
          <table:table-cell office:value-type="float" office:value="0.005" calcext:value-type="float">
            <text:p>0.005</text:p>
          </table:table-cell>
          <table:table-cell office:value-type="float" office:value="2.49" calcext:value-type="float">
            <text:p>2.490</text:p>
          </table:table-cell>
          <table:table-cell table:formula="of:=[.C67]+[.B67]" office:value-type="float" office:value="2.495" calcext:value-type="float">
            <text:p>2.495</text:p>
          </table:table-cell>
          <table:table-cell table:formula="of:=AVERAGE([.D62:.D72])" office:value-type="float" office:value="2.39346363636364" calcext:value-type="float">
            <text:p>2.393</text:p>
          </table:table-cell>
          <table:table-cell office:value-type="float" office:value="2.28" calcext:value-type="float">
            <text:p>2.280</text:p>
          </table:table-cell>
          <table:table-cell table:formula="of:=AVERAGE([.F62:.F72])" office:value-type="float" office:value="1.77836363636364" calcext:value-type="float">
            <text:p>1.778</text:p>
          </table:table-cell>
        </table:table-row>
        <table:table-row table:style-name="ro1">
          <table:table-cell office:value-type="date" office:date-value="2024-03-25T12:33:28" calcext:value-type="date">
            <text:p>2024-03-25 12:33:28</text:p>
          </table:table-cell>
          <table:table-cell office:value-type="float" office:value="0.0055" calcext:value-type="float">
            <text:p>0.006</text:p>
          </table:table-cell>
          <table:table-cell office:value-type="float" office:value="2.43" calcext:value-type="float">
            <text:p>2.430</text:p>
          </table:table-cell>
          <table:table-cell table:formula="of:=[.C68]+[.B68]" office:value-type="float" office:value="2.4355" calcext:value-type="float">
            <text:p>2.436</text:p>
          </table:table-cell>
          <table:table-cell table:formula="of:=AVERAGE([.D63:.D73])" office:value-type="float" office:value="2.39254545454545" calcext:value-type="float">
            <text:p>2.393</text:p>
          </table:table-cell>
          <table:table-cell office:value-type="float" office:value="2.3" calcext:value-type="float">
            <text:p>2.300</text:p>
          </table:table-cell>
          <table:table-cell table:formula="of:=AVERAGE([.F63:.F73])" office:value-type="float" office:value="1.75018181818182" calcext:value-type="float">
            <text:p>1.750</text:p>
          </table:table-cell>
        </table:table-row>
        <table:table-row table:style-name="ro1">
          <table:table-cell office:value-type="date" office:date-value="2024-03-25T12:33:58" calcext:value-type="date">
            <text:p>2024-03-25 12:33:58</text:p>
          </table:table-cell>
          <table:table-cell office:value-type="float" office:value="0.0052" calcext:value-type="float">
            <text:p>0.005</text:p>
          </table:table-cell>
          <table:table-cell office:value-type="float" office:value="2.28" calcext:value-type="float">
            <text:p>2.280</text:p>
          </table:table-cell>
          <table:table-cell table:formula="of:=[.C69]+[.B69]" office:value-type="float" office:value="2.2852" calcext:value-type="float">
            <text:p>2.285</text:p>
          </table:table-cell>
          <table:table-cell table:formula="of:=AVERAGE([.D64:.D74])" office:value-type="float" office:value="2.4053" calcext:value-type="float">
            <text:p>2.405</text:p>
          </table:table-cell>
          <table:table-cell office:value-type="float" office:value="0.03" calcext:value-type="float">
            <text:p>0.030</text:p>
          </table:table-cell>
          <table:table-cell table:formula="of:=AVERAGE([.F64:.F74])" office:value-type="float" office:value="1.73381818181818" calcext:value-type="float">
            <text:p>1.734</text:p>
          </table:table-cell>
        </table:table-row>
        <table:table-row table:style-name="ro1">
          <table:table-cell office:value-type="date" office:date-value="2024-03-25T12:34:29" calcext:value-type="date">
            <text:p>2024-03-25 12:34:29</text:p>
          </table:table-cell>
          <table:table-cell office:value-type="float" office:value="0.0053" calcext:value-type="float">
            <text:p>0.005</text:p>
          </table:table-cell>
          <table:table-cell office:value-type="float" office:value="2.33" calcext:value-type="float">
            <text:p>2.330</text:p>
          </table:table-cell>
          <table:table-cell table:formula="of:=[.C70]+[.B70]" office:value-type="float" office:value="2.3353" calcext:value-type="float">
            <text:p>2.335</text:p>
          </table:table-cell>
          <table:table-cell table:formula="of:=AVERAGE([.D65:.D75])" office:value-type="float" office:value="2.40161818181818" calcext:value-type="float">
            <text:p>2.402</text:p>
          </table:table-cell>
          <table:table-cell office:value-type="float" office:value="0.031" calcext:value-type="float">
            <text:p>0.031</text:p>
          </table:table-cell>
          <table:table-cell table:formula="of:=AVERAGE([.F65:.F75])" office:value-type="float" office:value="1.71563636363636" calcext:value-type="float">
            <text:p>1.716</text:p>
          </table:table-cell>
        </table:table-row>
        <table:table-row table:style-name="ro1">
          <table:table-cell office:value-type="date" office:date-value="2024-03-25T12:34:59" calcext:value-type="date">
            <text:p>2024-03-25 12:34:59</text:p>
          </table:table-cell>
          <table:table-cell office:value-type="float" office:value="0.0053" calcext:value-type="float">
            <text:p>0.005</text:p>
          </table:table-cell>
          <table:table-cell office:value-type="float" office:value="2.4" calcext:value-type="float">
            <text:p>2.400</text:p>
          </table:table-cell>
          <table:table-cell table:formula="of:=[.C71]+[.B71]" office:value-type="float" office:value="2.4053" calcext:value-type="float">
            <text:p>2.405</text:p>
          </table:table-cell>
          <table:table-cell table:formula="of:=AVERAGE([.D66:.D76])" office:value-type="float" office:value="2.39797272727273" calcext:value-type="float">
            <text:p>2.398</text:p>
          </table:table-cell>
          <table:table-cell office:value-type="float" office:value="0.031" calcext:value-type="float">
            <text:p>0.031</text:p>
          </table:table-cell>
          <table:table-cell table:formula="of:=AVERAGE([.F66:.F76])" office:value-type="float" office:value="1.69109090909091" calcext:value-type="float">
            <text:p>1.691</text:p>
          </table:table-cell>
        </table:table-row>
        <table:table-row table:style-name="ro1">
          <table:table-cell office:value-type="date" office:date-value="2024-03-25T12:35:29" calcext:value-type="date">
            <text:p>2024-03-25 12:35:29</text:p>
          </table:table-cell>
          <table:table-cell office:value-type="float" office:value="0.0056" calcext:value-type="float">
            <text:p>0.006</text:p>
          </table:table-cell>
          <table:table-cell office:value-type="float" office:value="2.28" calcext:value-type="float">
            <text:p>2.280</text:p>
          </table:table-cell>
          <table:table-cell table:formula="of:=[.C72]+[.B72]" office:value-type="float" office:value="2.2856" calcext:value-type="float">
            <text:p>2.286</text:p>
          </table:table-cell>
          <table:table-cell table:formula="of:=AVERAGE([.D67:.D77])" office:value-type="float" office:value="2.40342727272727" calcext:value-type="float">
            <text:p>2.403</text:p>
          </table:table-cell>
          <table:table-cell office:value-type="float" office:value="2.58" calcext:value-type="float">
            <text:p>2.580</text:p>
          </table:table-cell>
          <table:table-cell table:formula="of:=AVERAGE([.F67:.F77])" office:value-type="float" office:value="1.68290909090909" calcext:value-type="float">
            <text:p>1.683</text:p>
          </table:table-cell>
        </table:table-row>
        <table:table-row table:style-name="ro1">
          <table:table-cell office:value-type="date" office:date-value="2024-03-25T12:36:00" calcext:value-type="date">
            <text:p>2024-03-25 12:36:00</text:p>
          </table:table-cell>
          <table:table-cell office:value-type="float" office:value="0.005" calcext:value-type="float">
            <text:p>0.005</text:p>
          </table:table-cell>
          <table:table-cell office:value-type="float" office:value="2.3" calcext:value-type="float">
            <text:p>2.300</text:p>
          </table:table-cell>
          <table:table-cell table:formula="of:=[.C73]+[.B73]" office:value-type="float" office:value="2.305" calcext:value-type="float">
            <text:p>2.305</text:p>
          </table:table-cell>
          <table:table-cell table:formula="of:=AVERAGE([.D68:.D78])" office:value-type="float" office:value="2.39251818181818" calcext:value-type="float">
            <text:p>2.393</text:p>
          </table:table-cell>
          <table:table-cell office:value-type="float" office:value="2.26" calcext:value-type="float">
            <text:p>2.260</text:p>
          </table:table-cell>
          <table:table-cell table:formula="of:=AVERAGE([.F68:.F78])" office:value-type="float" office:value="1.68563636363636" calcext:value-type="float">
            <text:p>1.686</text:p>
          </table:table-cell>
        </table:table-row>
        <table:table-row table:style-name="ro1">
          <table:table-cell office:value-type="date" office:date-value="2024-03-25T12:36:30" calcext:value-type="date">
            <text:p>2024-03-25 12:36:30</text:p>
          </table:table-cell>
          <table:table-cell office:value-type="float" office:value="0.0053" calcext:value-type="float">
            <text:p>0.005</text:p>
          </table:table-cell>
          <table:table-cell office:value-type="float" office:value="2.46" calcext:value-type="float">
            <text:p>2.460</text:p>
          </table:table-cell>
          <table:table-cell table:formula="of:=[.C74]+[.B74]" office:value-type="float" office:value="2.4653" calcext:value-type="float">
            <text:p>2.465</text:p>
          </table:table-cell>
          <table:table-cell table:formula="of:=AVERAGE([.D69:.D79])" office:value-type="float" office:value="2.3843" calcext:value-type="float">
            <text:p>2.384</text:p>
          </table:table-cell>
          <table:table-cell office:value-type="float" office:value="2.26" calcext:value-type="float">
            <text:p>2.260</text:p>
          </table:table-cell>
          <table:table-cell table:formula="of:=AVERAGE([.F69:.F79])" office:value-type="float" office:value="1.68563636363636" calcext:value-type="float">
            <text:p>1.686</text:p>
          </table:table-cell>
        </table:table-row>
        <table:table-row table:style-name="ro1">
          <table:table-cell office:value-type="date" office:date-value="2024-03-25T12:37:00" calcext:value-type="date">
            <text:p>2024-03-25 12:37:00</text:p>
          </table:table-cell>
          <table:table-cell office:value-type="float" office:value="0.0049" calcext:value-type="float">
            <text:p>0.005</text:p>
          </table:table-cell>
          <table:table-cell office:value-type="float" office:value="2.47" calcext:value-type="float">
            <text:p>2.470</text:p>
          </table:table-cell>
          <table:table-cell table:formula="of:=[.C75]+[.B75]" office:value-type="float" office:value="2.4749" calcext:value-type="float">
            <text:p>2.475</text:p>
          </table:table-cell>
          <table:table-cell table:formula="of:=AVERAGE([.D70:.D80])" office:value-type="float" office:value="2.39158181818182" calcext:value-type="float">
            <text:p>2.392</text:p>
          </table:table-cell>
          <table:table-cell office:value-type="float" office:value="2.25" calcext:value-type="float">
            <text:p>2.250</text:p>
          </table:table-cell>
          <table:table-cell table:formula="of:=AVERAGE([.F70:.F80])" office:value-type="float" office:value="1.90109090909091" calcext:value-type="float">
            <text:p>1.901</text:p>
          </table:table-cell>
        </table:table-row>
        <table:table-row table:style-name="ro1">
          <table:table-cell office:value-type="date" office:date-value="2024-03-25T12:37:31" calcext:value-type="date">
            <text:p>2024-03-25 12:37:31</text:p>
          </table:table-cell>
          <table:table-cell office:value-type="float" office:value="0.0054" calcext:value-type="float">
            <text:p>0.005</text:p>
          </table:table-cell>
          <table:table-cell office:value-type="float" office:value="2.43" calcext:value-type="float">
            <text:p>2.430</text:p>
          </table:table-cell>
          <table:table-cell table:formula="of:=[.C76]+[.B76]" office:value-type="float" office:value="2.4354" calcext:value-type="float">
            <text:p>2.435</text:p>
          </table:table-cell>
          <table:table-cell table:formula="of:=AVERAGE([.D71:.D81])" office:value-type="float" office:value="2.39521818181818" calcext:value-type="float">
            <text:p>2.395</text:p>
          </table:table-cell>
          <table:table-cell office:value-type="float" office:value="2.25" calcext:value-type="float">
            <text:p>2.250</text:p>
          </table:table-cell>
          <table:table-cell table:formula="of:=AVERAGE([.F71:.F81])" office:value-type="float" office:value="2.12554545454545" calcext:value-type="float">
            <text:p>2.126</text:p>
          </table:table-cell>
        </table:table-row>
        <table:table-row table:style-name="ro1">
          <table:table-cell office:value-type="date" office:date-value="2024-03-25T12:38:01" calcext:value-type="date">
            <text:p>2024-03-25 12:38:01</text:p>
          </table:table-cell>
          <table:table-cell office:value-type="float" office:value="0.0052" calcext:value-type="float">
            <text:p>0.005</text:p>
          </table:table-cell>
          <table:table-cell office:value-type="float" office:value="2.51" calcext:value-type="float">
            <text:p>2.510</text:p>
          </table:table-cell>
          <table:table-cell table:formula="of:=[.C77]+[.B77]" office:value-type="float" office:value="2.5152" calcext:value-type="float">
            <text:p>2.515</text:p>
          </table:table-cell>
          <table:table-cell table:formula="of:=AVERAGE([.D72:.D82])" office:value-type="float" office:value="2.39157272727273" calcext:value-type="float">
            <text:p>2.392</text:p>
          </table:table-cell>
          <table:table-cell office:value-type="float" office:value="2.24" calcext:value-type="float">
            <text:p>2.240</text:p>
          </table:table-cell>
          <table:table-cell table:formula="of:=AVERAGE([.F72:.F82])" office:value-type="float" office:value="2.34727272727273" calcext:value-type="float">
            <text:p>2.347</text:p>
          </table:table-cell>
        </table:table-row>
        <table:table-row table:style-name="ro1">
          <table:table-cell office:value-type="date" office:date-value="2024-03-25T12:38:32" calcext:value-type="date">
            <text:p>2024-03-25 12:38:32</text:p>
          </table:table-cell>
          <table:table-cell office:value-type="float" office:value="0.005" calcext:value-type="float">
            <text:p>0.005</text:p>
          </table:table-cell>
          <table:table-cell office:value-type="float" office:value="2.37" calcext:value-type="float">
            <text:p>2.370</text:p>
          </table:table-cell>
          <table:table-cell table:formula="of:=[.C78]+[.B78]" office:value-type="float" office:value="2.375" calcext:value-type="float">
            <text:p>2.375</text:p>
          </table:table-cell>
          <table:table-cell table:formula="of:=AVERAGE([.D73:.D83])" office:value-type="float" office:value="2.40058181818182" calcext:value-type="float">
            <text:p>2.401</text:p>
          </table:table-cell>
          <table:table-cell office:value-type="float" office:value="2.31" calcext:value-type="float">
            <text:p>2.310</text:p>
          </table:table-cell>
          <table:table-cell table:formula="of:=AVERAGE([.F73:.F83])" office:value-type="float" office:value="2.33909090909091" calcext:value-type="float">
            <text:p>2.339</text:p>
          </table:table-cell>
        </table:table-row>
        <table:table-row table:style-name="ro1">
          <table:table-cell office:value-type="date" office:date-value="2024-03-25T12:39:02" calcext:value-type="date">
            <text:p>2024-03-25 12:39:02</text:p>
          </table:table-cell>
          <table:table-cell office:value-type="float" office:value="0.0051" calcext:value-type="float">
            <text:p>0.005</text:p>
          </table:table-cell>
          <table:table-cell office:value-type="float" office:value="2.34" calcext:value-type="float">
            <text:p>2.340</text:p>
          </table:table-cell>
          <table:table-cell table:formula="of:=[.C79]+[.B79]" office:value-type="float" office:value="2.3451" calcext:value-type="float">
            <text:p>2.345</text:p>
          </table:table-cell>
          <table:table-cell table:formula="of:=AVERAGE([.D74:.D84])" office:value-type="float" office:value="2.43513636363636" calcext:value-type="float">
            <text:p>2.435</text:p>
          </table:table-cell>
          <table:table-cell office:value-type="float" office:value="2.3" calcext:value-type="float">
            <text:p>2.300</text:p>
          </table:table-cell>
          <table:table-cell table:formula="of:=AVERAGE([.F74:.F84])" office:value-type="float" office:value="2.35818181818182" calcext:value-type="float">
            <text:p>2.358</text:p>
          </table:table-cell>
        </table:table-row>
        <table:table-row table:style-name="ro1">
          <table:table-cell office:value-type="date" office:date-value="2024-03-25T12:39:32" calcext:value-type="date">
            <text:p>2024-03-25 12:39:32</text:p>
          </table:table-cell>
          <table:table-cell office:value-type="float" office:value="0.0053" calcext:value-type="float">
            <text:p>0.005</text:p>
          </table:table-cell>
          <table:table-cell office:value-type="float" office:value="2.36" calcext:value-type="float">
            <text:p>2.360</text:p>
          </table:table-cell>
          <table:table-cell table:formula="of:=[.C80]+[.B80]" office:value-type="float" office:value="2.3653" calcext:value-type="float">
            <text:p>2.365</text:p>
          </table:table-cell>
          <table:table-cell table:formula="of:=AVERAGE([.D75:.D85])" office:value-type="float" office:value="2.44332727272727" calcext:value-type="float">
            <text:p>2.443</text:p>
          </table:table-cell>
          <table:table-cell office:value-type="float" office:value="2.4" calcext:value-type="float">
            <text:p>2.400</text:p>
          </table:table-cell>
          <table:table-cell table:formula="of:=AVERAGE([.F75:.F85])" office:value-type="float" office:value="2.36909090909091" calcext:value-type="float">
            <text:p>2.369</text:p>
          </table:table-cell>
        </table:table-row>
        <table:table-row table:style-name="ro1">
          <table:table-cell office:value-type="date" office:date-value="2024-03-25T12:40:03" calcext:value-type="date">
            <text:p>2024-03-25 12:40:03</text:p>
          </table:table-cell>
          <table:table-cell office:value-type="float" office:value="0.0053" calcext:value-type="float">
            <text:p>0.005</text:p>
          </table:table-cell>
          <table:table-cell office:value-type="float" office:value="2.37" calcext:value-type="float">
            <text:p>2.370</text:p>
          </table:table-cell>
          <table:table-cell table:formula="of:=[.C81]+[.B81]" office:value-type="float" office:value="2.3753" calcext:value-type="float">
            <text:p>2.375</text:p>
          </table:table-cell>
          <table:table-cell table:formula="of:=AVERAGE([.D76:.D86])" office:value-type="float" office:value="2.45157272727273" calcext:value-type="float">
            <text:p>2.452</text:p>
          </table:table-cell>
          <table:table-cell office:value-type="float" office:value="2.5" calcext:value-type="float">
            <text:p>2.500</text:p>
          </table:table-cell>
          <table:table-cell table:formula="of:=AVERAGE([.F76:.F86])" office:value-type="float" office:value="2.37818181818182" calcext:value-type="float">
            <text:p>2.378</text:p>
          </table:table-cell>
        </table:table-row>
        <table:table-row table:style-name="ro1">
          <table:table-cell office:value-type="date" office:date-value="2024-03-25T12:40:33" calcext:value-type="date">
            <text:p>2024-03-25 12:40:33</text:p>
          </table:table-cell>
          <table:table-cell office:value-type="float" office:value="0.0052" calcext:value-type="float">
            <text:p>0.005</text:p>
          </table:table-cell>
          <table:table-cell office:value-type="float" office:value="2.36" calcext:value-type="float">
            <text:p>2.360</text:p>
          </table:table-cell>
          <table:table-cell table:formula="of:=[.C82]+[.B82]" office:value-type="float" office:value="2.3652" calcext:value-type="float">
            <text:p>2.365</text:p>
          </table:table-cell>
          <table:table-cell table:formula="of:=AVERAGE([.D77:.D87])" office:value-type="float" office:value="2.4561" calcext:value-type="float">
            <text:p>2.456</text:p>
          </table:table-cell>
          <table:table-cell office:value-type="float" office:value="2.47" calcext:value-type="float">
            <text:p>2.470</text:p>
          </table:table-cell>
          <table:table-cell table:formula="of:=AVERAGE([.F77:.F87])" office:value-type="float" office:value="2.38454545454545" calcext:value-type="float">
            <text:p>2.385</text:p>
          </table:table-cell>
        </table:table-row>
        <table:table-row table:style-name="ro1">
          <table:table-cell office:value-type="date" office:date-value="2024-03-25T12:41:04" calcext:value-type="date">
            <text:p>2024-03-25 12:41:04</text:p>
          </table:table-cell>
          <table:table-cell office:value-type="float" office:value="0.0047" calcext:value-type="float">
            <text:p>0.005</text:p>
          </table:table-cell>
          <table:table-cell office:value-type="float" office:value="2.38" calcext:value-type="float">
            <text:p>2.380</text:p>
          </table:table-cell>
          <table:table-cell table:formula="of:=[.C83]+[.B83]" office:value-type="float" office:value="2.3847" calcext:value-type="float">
            <text:p>2.385</text:p>
          </table:table-cell>
          <table:table-cell table:formula="of:=AVERAGE([.D78:.D88])" office:value-type="float" office:value="2.48610909090909" calcext:value-type="float">
            <text:p>2.486</text:p>
          </table:table-cell>
          <table:table-cell office:value-type="float" office:value="2.49" calcext:value-type="float">
            <text:p>2.490</text:p>
          </table:table-cell>
          <table:table-cell table:formula="of:=AVERAGE([.F78:.F88])" office:value-type="float" office:value="2.39454545454545" calcext:value-type="float">
            <text:p>2.395</text:p>
          </table:table-cell>
        </table:table-row>
        <table:table-row table:style-name="ro1">
          <table:table-cell office:value-type="date" office:date-value="2024-03-25T12:41:34" calcext:value-type="date">
            <text:p>2024-03-25 12:41:34</text:p>
          </table:table-cell>
          <table:table-cell office:value-type="float" office:value="0.0051" calcext:value-type="float">
            <text:p>0.005</text:p>
          </table:table-cell>
          <table:table-cell office:value-type="float" office:value="2.68" calcext:value-type="float">
            <text:p>2.680</text:p>
          </table:table-cell>
          <table:table-cell table:formula="of:=[.C84]+[.B84]" office:value-type="float" office:value="2.6851" calcext:value-type="float">
            <text:p>2.685</text:p>
          </table:table-cell>
          <table:table-cell table:formula="of:=AVERAGE([.D79:.D89])" office:value-type="float" office:value="2.30251818181818" calcext:value-type="float">
            <text:p>2.303</text:p>
          </table:table-cell>
          <table:table-cell office:value-type="float" office:value="2.47" calcext:value-type="float">
            <text:p>2.470</text:p>
          </table:table-cell>
          <table:table-cell table:formula="of:=AVERAGE([.F79:.F89])" office:value-type="float" office:value="2.21209090909091" calcext:value-type="float">
            <text:p>2.212</text:p>
          </table:table-cell>
        </table:table-row>
        <table:table-row table:style-name="ro1">
          <table:table-cell office:value-type="date" office:date-value="2024-03-25T12:42:04" calcext:value-type="date">
            <text:p>2024-03-25 12:42:04</text:p>
          </table:table-cell>
          <table:table-cell office:value-type="float" office:value="0.0054" calcext:value-type="float">
            <text:p>0.005</text:p>
          </table:table-cell>
          <table:table-cell office:value-type="float" office:value="2.55" calcext:value-type="float">
            <text:p>2.550</text:p>
          </table:table-cell>
          <table:table-cell table:formula="of:=[.C85]+[.B85]" office:value-type="float" office:value="2.5554" calcext:value-type="float">
            <text:p>2.555</text:p>
          </table:table-cell>
          <table:table-cell table:formula="of:=AVERAGE([.D80:.D90])" office:value-type="float" office:value="2.10935454545455" calcext:value-type="float">
            <text:p>2.109</text:p>
          </table:table-cell>
          <table:table-cell office:value-type="float" office:value="2.38" calcext:value-type="float">
            <text:p>2.380</text:p>
          </table:table-cell>
          <table:table-cell table:formula="of:=AVERAGE([.F80:.F90])" office:value-type="float" office:value="2.02890909090909" calcext:value-type="float">
            <text:p>2.029</text:p>
          </table:table-cell>
        </table:table-row>
        <table:table-row table:style-name="ro1">
          <table:table-cell office:value-type="date" office:date-value="2024-03-25T12:42:35" calcext:value-type="date">
            <text:p>2024-03-25 12:42:35</text:p>
          </table:table-cell>
          <table:table-cell office:value-type="float" office:value="0.0056" calcext:value-type="float">
            <text:p>0.006</text:p>
          </table:table-cell>
          <table:table-cell office:value-type="float" office:value="2.56" calcext:value-type="float">
            <text:p>2.560</text:p>
          </table:table-cell>
          <table:table-cell table:formula="of:=[.C86]+[.B86]" office:value-type="float" office:value="2.5656" calcext:value-type="float">
            <text:p>2.566</text:p>
          </table:table-cell>
          <table:table-cell table:formula="of:=AVERAGE([.D81:.D91])" office:value-type="float" office:value="1.9282" calcext:value-type="float">
            <text:p>1.928</text:p>
          </table:table-cell>
          <table:table-cell office:value-type="float" office:value="2.35" calcext:value-type="float">
            <text:p>2.350</text:p>
          </table:table-cell>
          <table:table-cell table:formula="of:=AVERAGE([.F81:.F91])" office:value-type="float" office:value="1.84081818181818" calcext:value-type="float">
            <text:p>1.841</text:p>
          </table:table-cell>
        </table:table-row>
        <table:table-row table:style-name="ro1">
          <table:table-cell office:value-type="date" office:date-value="2024-03-25T12:43:05" calcext:value-type="date">
            <text:p>2024-03-25 12:43:05</text:p>
          </table:table-cell>
          <table:table-cell office:value-type="float" office:value="0.0052" calcext:value-type="float">
            <text:p>0.005</text:p>
          </table:table-cell>
          <table:table-cell office:value-type="float" office:value="2.48" calcext:value-type="float">
            <text:p>2.480</text:p>
          </table:table-cell>
          <table:table-cell table:formula="of:=[.C87]+[.B87]" office:value-type="float" office:value="2.4852" calcext:value-type="float">
            <text:p>2.485</text:p>
          </table:table-cell>
          <table:table-cell table:formula="of:=AVERAGE([.D82:.D92])" office:value-type="float" office:value="1.76055454545455" calcext:value-type="float">
            <text:p>1.761</text:p>
          </table:table-cell>
          <table:table-cell office:value-type="float" office:value="2.32" calcext:value-type="float">
            <text:p>2.320</text:p>
          </table:table-cell>
          <table:table-cell table:formula="of:=AVERAGE([.F82:.F92])" office:value-type="float" office:value="1.63990909090909" calcext:value-type="float">
            <text:p>1.640</text:p>
          </table:table-cell>
        </table:table-row>
        <table:table-row table:style-name="ro1">
          <table:table-cell office:value-type="date" office:date-value="2024-03-25T12:43:35" calcext:value-type="date">
            <text:p>2024-03-25 12:43:35</text:p>
          </table:table-cell>
          <table:table-cell office:value-type="float" office:value="0.0053" calcext:value-type="float">
            <text:p>0.005</text:p>
          </table:table-cell>
          <table:table-cell office:value-type="float" office:value="2.84" calcext:value-type="float">
            <text:p>2.840</text:p>
          </table:table-cell>
          <table:table-cell table:formula="of:=[.C88]+[.B88]" office:value-type="float" office:value="2.8453" calcext:value-type="float">
            <text:p>2.845</text:p>
          </table:table-cell>
          <table:table-cell table:formula="of:=AVERAGE([.D83:.D93])" office:value-type="float" office:value="1.58138181818182" calcext:value-type="float">
            <text:p>1.581</text:p>
          </table:table-cell>
          <table:table-cell office:value-type="float" office:value="2.35" calcext:value-type="float">
            <text:p>2.350</text:p>
          </table:table-cell>
          <table:table-cell table:formula="of:=AVERAGE([.F83:.F93])" office:value-type="float" office:value="1.42709090909091" calcext:value-type="float">
            <text:p>1.427</text:p>
          </table:table-cell>
        </table:table-row>
        <table:table-row table:style-name="ro1">
          <table:table-cell office:value-type="date" office:date-value="2024-03-25T12:44:06" calcext:value-type="date">
            <text:p>2024-03-25 12:44:06</text:p>
          </table:table-cell>
          <table:table-cell office:value-type="float" office:value="0.0055" calcext:value-type="float">
            <text:p>0.006</text:p>
          </table:table-cell>
          <table:table-cell office:value-type="float" office:value="0.35" calcext:value-type="float">
            <text:p>0.350</text:p>
          </table:table-cell>
          <table:table-cell table:formula="of:=[.C89]+[.B89]" office:value-type="float" office:value="0.3555" calcext:value-type="float">
            <text:p>0.356</text:p>
          </table:table-cell>
          <table:table-cell table:formula="of:=AVERAGE([.D84:.D94])" office:value-type="float" office:value="1.38522727272727" calcext:value-type="float">
            <text:p>1.385</text:p>
          </table:table-cell>
          <table:table-cell office:value-type="float" office:value="0.303" calcext:value-type="float">
            <text:p>0.303</text:p>
          </table:table-cell>
          <table:table-cell table:formula="of:=AVERAGE([.F84:.F94])" office:value-type="float" office:value="1.22836363636364" calcext:value-type="float">
            <text:p>1.228</text:p>
          </table:table-cell>
        </table:table-row>
        <table:table-row table:style-name="ro1">
          <table:table-cell office:value-type="date" office:date-value="2024-03-25T12:44:36" calcext:value-type="date">
            <text:p>2024-03-25 12:44:36</text:p>
          </table:table-cell>
          <table:table-cell office:value-type="float" office:value="0.0053" calcext:value-type="float">
            <text:p>0.005</text:p>
          </table:table-cell>
          <table:table-cell office:value-type="float" office:value="0.215" calcext:value-type="float">
            <text:p>0.215</text:p>
          </table:table-cell>
          <table:table-cell table:formula="of:=[.C90]+[.B90]" office:value-type="float" office:value="0.2203" calcext:value-type="float">
            <text:p>0.220</text:p>
          </table:table-cell>
          <table:table-cell table:formula="of:=AVERAGE([.D85:.D95])" office:value-type="float" office:value="1.17577272727273" calcext:value-type="float">
            <text:p>1.176</text:p>
          </table:table-cell>
          <table:table-cell office:value-type="float" office:value="0.285" calcext:value-type="float">
            <text:p>0.285</text:p>
          </table:table-cell>
          <table:table-cell table:formula="of:=AVERAGE([.F85:.F95])" office:value-type="float" office:value="1.25381818181818" calcext:value-type="float">
            <text:p>1.254</text:p>
          </table:table-cell>
        </table:table-row>
        <table:table-row table:style-name="ro1">
          <table:table-cell office:value-type="date" office:date-value="2024-03-25T12:45:07" calcext:value-type="date">
            <text:p>2024-03-25 12:45:07</text:p>
          </table:table-cell>
          <table:table-cell office:value-type="float" office:value="0.0056" calcext:value-type="float">
            <text:p>0.006</text:p>
          </table:table-cell>
          <table:table-cell office:value-type="float" office:value="0.367" calcext:value-type="float">
            <text:p>0.367</text:p>
          </table:table-cell>
          <table:table-cell table:formula="of:=[.C91]+[.B91]" office:value-type="float" office:value="0.3726" calcext:value-type="float">
            <text:p>0.373</text:p>
          </table:table-cell>
          <table:table-cell table:formula="of:=AVERAGE([.D86:.D96])" office:value-type="float" office:value="1.00411818181818" calcext:value-type="float">
            <text:p>1.004</text:p>
          </table:table-cell>
          <table:table-cell office:value-type="float" office:value="0.331" calcext:value-type="float">
            <text:p>0.331</text:p>
          </table:table-cell>
          <table:table-cell table:formula="of:=AVERAGE([.F86:.F96])" office:value-type="float" office:value="1.04027272727273" calcext:value-type="float">
            <text:p>1.040</text:p>
          </table:table-cell>
        </table:table-row>
        <table:table-row table:style-name="ro1">
          <table:table-cell office:value-type="date" office:date-value="2024-03-25T12:45:37" calcext:value-type="date">
            <text:p>2024-03-25 12:45:37</text:p>
          </table:table-cell>
          <table:table-cell office:value-type="float" office:value="0.0052" calcext:value-type="float">
            <text:p>0.005</text:p>
          </table:table-cell>
          <table:table-cell office:value-type="float" office:value="0.526" calcext:value-type="float">
            <text:p>0.526</text:p>
          </table:table-cell>
          <table:table-cell table:formula="of:=[.C92]+[.B92]" office:value-type="float" office:value="0.5312" calcext:value-type="float">
            <text:p>0.531</text:p>
          </table:table-cell>
          <table:table-cell table:formula="of:=AVERAGE([.D87:.D97])" office:value-type="float" office:value="0.8168" calcext:value-type="float">
            <text:p>0.817</text:p>
          </table:table-cell>
          <table:table-cell office:value-type="float" office:value="0.29" calcext:value-type="float">
            <text:p>0.290</text:p>
          </table:table-cell>
          <table:table-cell table:formula="of:=AVERAGE([.F87:.F97])" office:value-type="float" office:value="0.829454545454546" calcext:value-type="float">
            <text:p>0.829</text:p>
          </table:table-cell>
        </table:table-row>
        <table:table-row table:style-name="ro1">
          <table:table-cell office:value-type="date" office:date-value="2024-03-25T12:46:07" calcext:value-type="date">
            <text:p>2024-03-25 12:46:07</text:p>
          </table:table-cell>
          <table:table-cell office:value-type="float" office:value="0.0053" calcext:value-type="float">
            <text:p>0.005</text:p>
          </table:table-cell>
          <table:table-cell office:value-type="float" office:value="0.389" calcext:value-type="float">
            <text:p>0.389</text:p>
          </table:table-cell>
          <table:table-cell table:formula="of:=[.C93]+[.B93]" office:value-type="float" office:value="0.3943" calcext:value-type="float">
            <text:p>0.394</text:p>
          </table:table-cell>
          <table:table-cell table:formula="of:=AVERAGE([.D88:.D98])" office:value-type="float" office:value="0.637618181818182" calcext:value-type="float">
            <text:p>0.638</text:p>
          </table:table-cell>
          <table:table-cell office:value-type="float" office:value="0.129" calcext:value-type="float">
            <text:p>0.129</text:p>
          </table:table-cell>
          <table:table-cell table:formula="of:=AVERAGE([.F88:.F98])" office:value-type="float" office:value="0.668090909090909" calcext:value-type="float">
            <text:p>0.668</text:p>
          </table:table-cell>
        </table:table-row>
        <table:table-row table:style-name="ro1">
          <table:table-cell office:value-type="date" office:date-value="2024-03-25T12:46:38" calcext:value-type="date">
            <text:p>2024-03-25 12:46:38</text:p>
          </table:table-cell>
          <table:table-cell office:value-type="float" office:value="0.005" calcext:value-type="float">
            <text:p>0.005</text:p>
          </table:table-cell>
          <table:table-cell office:value-type="float" office:value="0.222" calcext:value-type="float">
            <text:p>0.222</text:p>
          </table:table-cell>
          <table:table-cell table:formula="of:=[.C94]+[.B94]" office:value-type="float" office:value="0.227" calcext:value-type="float">
            <text:p>0.227</text:p>
          </table:table-cell>
          <table:table-cell table:formula="of:=AVERAGE([.D89:.D99])" office:value-type="float" office:value="0.437981818181818" calcext:value-type="float">
            <text:p>0.438</text:p>
          </table:table-cell>
          <table:table-cell office:value-type="float" office:value="0.304" calcext:value-type="float">
            <text:p>0.304</text:p>
          </table:table-cell>
          <table:table-cell table:formula="of:=AVERAGE([.F89:.F99])" office:value-type="float" office:value="0.486545454545455" calcext:value-type="float">
            <text:p>0.487</text:p>
          </table:table-cell>
        </table:table-row>
        <table:table-row table:style-name="ro1">
          <table:table-cell office:value-type="date" office:date-value="2024-03-25T12:47:08" calcext:value-type="date">
            <text:p>2024-03-25 12:47:08</text:p>
          </table:table-cell>
          <table:table-cell office:value-type="float" office:value="0.0051" calcext:value-type="float">
            <text:p>0.005</text:p>
          </table:table-cell>
          <table:table-cell office:value-type="float" office:value="0.376" calcext:value-type="float">
            <text:p>0.376</text:p>
          </table:table-cell>
          <table:table-cell table:formula="of:=[.C95]+[.B95]" office:value-type="float" office:value="0.3811" calcext:value-type="float">
            <text:p>0.381</text:p>
          </table:table-cell>
          <table:table-cell table:formula="of:=AVERAGE([.D90:.D100])" office:value-type="float" office:value="0.4559" calcext:value-type="float">
            <text:p>0.456</text:p>
          </table:table-cell>
          <table:table-cell office:value-type="float" office:value="2.75" calcext:value-type="float">
            <text:p>2.750</text:p>
          </table:table-cell>
          <table:table-cell table:formula="of:=AVERAGE([.F90:.F100])" office:value-type="float" office:value="0.495090909090909" calcext:value-type="float">
            <text:p>0.495</text:p>
          </table:table-cell>
        </table:table-row>
        <table:table-row table:style-name="ro1">
          <table:table-cell office:value-type="date" office:date-value="2024-03-25T12:47:38" calcext:value-type="date">
            <text:p>2024-03-25 12:47:38</text:p>
          </table:table-cell>
          <table:table-cell office:value-type="float" office:value="0.0052" calcext:value-type="float">
            <text:p>0.005</text:p>
          </table:table-cell>
          <table:table-cell office:value-type="float" office:value="0.662" calcext:value-type="float">
            <text:p>0.662</text:p>
          </table:table-cell>
          <table:table-cell table:formula="of:=[.C96]+[.B96]" office:value-type="float" office:value="0.6672" calcext:value-type="float">
            <text:p>0.667</text:p>
          </table:table-cell>
          <table:table-cell table:formula="of:=AVERAGE([.D91:.D101])" office:value-type="float" office:value="0.458345454545455" calcext:value-type="float">
            <text:p>0.458</text:p>
          </table:table-cell>
          <table:table-cell office:value-type="float" office:value="0.031" calcext:value-type="float">
            <text:p>0.031</text:p>
          </table:table-cell>
          <table:table-cell table:formula="of:=AVERAGE([.F91:.F101])" office:value-type="float" office:value="0.481545454545454" calcext:value-type="float">
            <text:p>0.482</text:p>
          </table:table-cell>
        </table:table-row>
        <table:table-row table:style-name="ro1">
          <table:table-cell office:value-type="date" office:date-value="2024-03-25T12:48:09" calcext:value-type="date">
            <text:p>2024-03-25 12:48:09</text:p>
          </table:table-cell>
          <table:table-cell office:value-type="float" office:value="0.0051" calcext:value-type="float">
            <text:p>0.005</text:p>
          </table:table-cell>
          <table:table-cell office:value-type="float" office:value="0.5" calcext:value-type="float">
            <text:p>0.500</text:p>
          </table:table-cell>
          <table:table-cell table:formula="of:=[.C97]+[.B97]" office:value-type="float" office:value="0.5051" calcext:value-type="float">
            <text:p>0.505</text:p>
          </table:table-cell>
          <table:table-cell table:formula="of:=AVERAGE([.D92:.D102])" office:value-type="float" office:value="0.451027272727273" calcext:value-type="float">
            <text:p>0.451</text:p>
          </table:table-cell>
          <table:table-cell office:value-type="float" office:value="0.031" calcext:value-type="float">
            <text:p>0.031</text:p>
          </table:table-cell>
          <table:table-cell table:formula="of:=AVERAGE([.F92:.F102])" office:value-type="float" office:value="0.467" calcext:value-type="float">
            <text:p>0.467</text:p>
          </table:table-cell>
        </table:table-row>
        <table:table-row table:style-name="ro1">
          <table:table-cell office:value-type="date" office:date-value="2024-03-25T12:48:39" calcext:value-type="date">
            <text:p>2024-03-25 12:48:39</text:p>
          </table:table-cell>
          <table:table-cell office:value-type="float" office:value="0.0052" calcext:value-type="float">
            <text:p>0.005</text:p>
          </table:table-cell>
          <table:table-cell office:value-type="float" office:value="0.509" calcext:value-type="float">
            <text:p>0.509</text:p>
          </table:table-cell>
          <table:table-cell table:formula="of:=[.C98]+[.B98]" office:value-type="float" office:value="0.5142" calcext:value-type="float">
            <text:p>0.514</text:p>
          </table:table-cell>
          <table:table-cell table:formula="of:=AVERAGE([.D93:.D103])" office:value-type="float" office:value="0.4243" calcext:value-type="float">
            <text:p>0.424</text:p>
          </table:table-cell>
          <table:table-cell office:value-type="float" office:value="0.545" calcext:value-type="float">
            <text:p>0.545</text:p>
          </table:table-cell>
          <table:table-cell table:formula="of:=AVERAGE([.F93:.F103])" office:value-type="float" office:value="0.464363636363636" calcext:value-type="float">
            <text:p>0.464</text:p>
          </table:table-cell>
        </table:table-row>
        <table:table-row table:style-name="ro1">
          <table:table-cell office:value-type="date" office:date-value="2024-03-25T12:49:09" calcext:value-type="date">
            <text:p>2024-03-25 12:49:09</text:p>
          </table:table-cell>
          <table:table-cell office:value-type="float" office:value="0.0053" calcext:value-type="float">
            <text:p>0.005</text:p>
          </table:table-cell>
          <table:table-cell office:value-type="float" office:value="0.644" calcext:value-type="float">
            <text:p>0.644</text:p>
          </table:table-cell>
          <table:table-cell table:formula="of:=[.C99]+[.B99]" office:value-type="float" office:value="0.6493" calcext:value-type="float">
            <text:p>0.649</text:p>
          </table:table-cell>
          <table:table-cell table:formula="of:=AVERAGE([.D94:.D104])" office:value-type="float" office:value="0.486209090909091" calcext:value-type="float">
            <text:p>0.486</text:p>
          </table:table-cell>
          <table:table-cell office:value-type="float" office:value="0.353" calcext:value-type="float">
            <text:p>0.353</text:p>
          </table:table-cell>
          <table:table-cell table:formula="of:=AVERAGE([.F94:.F104])" office:value-type="float" office:value="0.468" calcext:value-type="float">
            <text:p>0.468</text:p>
          </table:table-cell>
        </table:table-row>
        <table:table-row table:style-name="ro1">
          <table:table-cell office:value-type="date" office:date-value="2024-03-25T12:49:40" calcext:value-type="date">
            <text:p>2024-03-25 12:49:40</text:p>
          </table:table-cell>
          <table:table-cell office:value-type="float" office:value="0.0056" calcext:value-type="float">
            <text:p>0.006</text:p>
          </table:table-cell>
          <table:table-cell office:value-type="float" office:value="0.547" calcext:value-type="float">
            <text:p>0.547</text:p>
          </table:table-cell>
          <table:table-cell table:formula="of:=[.C100]+[.B100]" office:value-type="float" office:value="0.5526" calcext:value-type="float">
            <text:p>0.553</text:p>
          </table:table-cell>
          <table:table-cell table:formula="of:=AVERAGE([.D95:.D105])" office:value-type="float" office:value="0.487236363636364" calcext:value-type="float">
            <text:p>0.487</text:p>
          </table:table-cell>
          <table:table-cell office:value-type="float" office:value="0.397" calcext:value-type="float">
            <text:p>0.397</text:p>
          </table:table-cell>
          <table:table-cell table:formula="of:=AVERAGE([.F95:.F105])" office:value-type="float" office:value="0.458545454545455" calcext:value-type="float">
            <text:p>0.459</text:p>
          </table:table-cell>
        </table:table-row>
        <table:table-row table:style-name="ro1">
          <table:table-cell office:value-type="date" office:date-value="2024-03-25T12:50:10" calcext:value-type="date">
            <text:p>2024-03-25 12:50:10</text:p>
          </table:table-cell>
          <table:table-cell office:value-type="float" office:value="0.0052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table:formula="of:=[.C101]+[.B101]" office:value-type="float" office:value="0.2472" calcext:value-type="float">
            <text:p>0.247</text:p>
          </table:table-cell>
          <table:table-cell table:formula="of:=AVERAGE([.D96:.D106])" office:value-type="float" office:value="0.478609090909091" calcext:value-type="float">
            <text:p>0.479</text:p>
          </table:table-cell>
          <table:table-cell office:value-type="float" office:value="0.136" calcext:value-type="float">
            <text:p>0.136</text:p>
          </table:table-cell>
          <table:table-cell table:formula="of:=AVERAGE([.F96:.F106])" office:value-type="float" office:value="0.226090909090909" calcext:value-type="float">
            <text:p>0.226</text:p>
          </table:table-cell>
        </table:table-row>
        <table:table-row table:style-name="ro1">
          <table:table-cell office:value-type="date" office:date-value="2024-03-25T12:50:40" calcext:value-type="date">
            <text:p>2024-03-25 12:50:40</text:p>
          </table:table-cell>
          <table:table-cell office:value-type="float" office:value="0.0051" calcext:value-type="float">
            <text:p>0.005</text:p>
          </table:table-cell>
          <table:table-cell office:value-type="float" office:value="0.287" calcext:value-type="float">
            <text:p>0.287</text:p>
          </table:table-cell>
          <table:table-cell table:formula="of:=[.C102]+[.B102]" office:value-type="float" office:value="0.2921" calcext:value-type="float">
            <text:p>0.292</text:p>
          </table:table-cell>
          <table:table-cell table:formula="of:=AVERAGE([.D97:.D107])" office:value-type="float" office:value="0.446890909090909" calcext:value-type="float">
            <text:p>0.447</text:p>
          </table:table-cell>
          <table:table-cell office:value-type="float" office:value="0.171" calcext:value-type="float">
            <text:p>0.171</text:p>
          </table:table-cell>
          <table:table-cell table:formula="of:=AVERAGE([.F97:.F107])" office:value-type="float" office:value="0.243090909090909" calcext:value-type="float">
            <text:p>0.243</text:p>
          </table:table-cell>
        </table:table-row>
        <table:table-row table:style-name="ro1">
          <table:table-cell office:value-type="date" office:date-value="2024-03-25T12:51:11" calcext:value-type="date">
            <text:p>2024-03-25 12:51:11</text:p>
          </table:table-cell>
          <table:table-cell office:value-type="float" office:value="0.0052" calcext:value-type="float">
            <text:p>0.005</text:p>
          </table:table-cell>
          <table:table-cell office:value-type="float" office:value="0.232" calcext:value-type="float">
            <text:p>0.232</text:p>
          </table:table-cell>
          <table:table-cell table:formula="of:=[.C103]+[.B103]" office:value-type="float" office:value="0.2372" calcext:value-type="float">
            <text:p>0.237</text:p>
          </table:table-cell>
          <table:table-cell table:formula="of:=AVERAGE([.D98:.D108])" office:value-type="float" office:value="0.432709090909091" calcext:value-type="float">
            <text:p>0.433</text:p>
          </table:table-cell>
          <table:table-cell office:value-type="float" office:value="0.261" calcext:value-type="float">
            <text:p>0.261</text:p>
          </table:table-cell>
          <table:table-cell table:formula="of:=AVERAGE([.F98:.F108])" office:value-type="float" office:value="0.2643" calcext:value-type="float">
            <text:p>0.264</text:p>
          </table:table-cell>
        </table:table-row>
        <table:table-row table:style-name="ro1">
          <table:table-cell office:value-type="date" office:date-value="2024-03-25T12:51:41" calcext:value-type="date">
            <text:p>2024-03-25 12:51:41</text:p>
          </table:table-cell>
          <table:table-cell office:value-type="float" office:value="0.0053" calcext:value-type="float">
            <text:p>0.005</text:p>
          </table:table-cell>
          <table:table-cell office:value-type="float" office:value="1.07" calcext:value-type="float">
            <text:p>1.070</text:p>
          </table:table-cell>
          <table:table-cell table:formula="of:=[.C104]+[.B104]" office:value-type="float" office:value="1.0753" calcext:value-type="float">
            <text:p>1.075</text:p>
          </table:table-cell>
          <table:table-cell table:formula="of:=AVERAGE([.D99:.D109])" office:value-type="float" office:value="0.417636363636364" calcext:value-type="float">
            <text:p>0.418</text:p>
          </table:table-cell>
          <table:table-cell office:value-type="float" office:value="0.169" calcext:value-type="float">
            <text:p>0.169</text:p>
          </table:table-cell>
          <table:table-cell table:formula="of:=AVERAGE([.F99:.F109])" office:value-type="float" office:value="0.2129" calcext:value-type="float">
            <text:p>0.213</text:p>
          </table:table-cell>
        </table:table-row>
        <table:table-row table:style-name="ro1">
          <table:table-cell office:value-type="date" office:date-value="2024-03-25T12:52:12" calcext:value-type="date">
            <text:p>2024-03-25 12:52:12</text:p>
          </table:table-cell>
          <table:table-cell office:value-type="float" office:value="0.0053" calcext:value-type="float">
            <text:p>0.005</text:p>
          </table:table-cell>
          <table:table-cell office:value-type="float" office:value="0.233" calcext:value-type="float">
            <text:p>0.233</text:p>
          </table:table-cell>
          <table:table-cell table:formula="of:=[.C105]+[.B105]" office:value-type="float" office:value="0.2383" calcext:value-type="float">
            <text:p>0.238</text:p>
          </table:table-cell>
          <table:table-cell table:formula="of:=AVERAGE([.D100:.D110])" office:value-type="float" office:value="0.390936363636364" calcext:value-type="float">
            <text:p>0.391</text:p>
          </table:table-cell>
          <table:table-cell office:value-type="float" office:value="0.2" calcext:value-type="float">
            <text:p>0.200</text:p>
          </table:table-cell>
          <table:table-cell table:formula="of:=AVERAGE([.F100:.F110])" office:value-type="float" office:value="0.1807" calcext:value-type="float">
            <text:p>0.181</text:p>
          </table:table-cell>
        </table:table-row>
        <table:table-row table:style-name="ro1">
          <table:table-cell office:value-type="date" office:date-value="2024-03-25T12:52:42" calcext:value-type="date">
            <text:p>2024-03-25 12:52:42</text:p>
          </table:table-cell>
          <table:table-cell office:value-type="float" office:value="0.0052" calcext:value-type="float">
            <text:p>0.005</text:p>
          </table:table-cell>
          <table:table-cell office:value-type="float" office:value="0.281" calcext:value-type="float">
            <text:p>0.281</text:p>
          </table:table-cell>
          <table:table-cell table:formula="of:=[.C106]+[.B106]" office:value-type="float" office:value="0.2862" calcext:value-type="float">
            <text:p>0.286</text:p>
          </table:table-cell>
          <table:table-cell table:formula="of:=AVERAGE([.D101:.D111])" office:value-type="float" office:value="0.362081818181818" calcext:value-type="float">
            <text:p>0.362</text:p>
          </table:table-cell>
          <table:table-cell office:value-type="float" office:value="0.193" calcext:value-type="float">
            <text:p>0.193</text:p>
          </table:table-cell>
          <table:table-cell table:formula="of:=AVERAGE([.F101:.F111])" office:value-type="float" office:value="0.1578" calcext:value-type="float">
            <text:p>0.158</text:p>
          </table:table-cell>
        </table:table-row>
        <table:table-row table:style-name="ro1">
          <table:table-cell office:value-type="date" office:date-value="2024-03-25T12:53:12" calcext:value-type="date">
            <text:p>2024-03-25 12:53:12</text:p>
          </table:table-cell>
          <table:table-cell office:value-type="float" office:value="0.0053" calcext:value-type="float">
            <text:p>0.005</text:p>
          </table:table-cell>
          <table:table-cell office:value-type="float" office:value="0.313" calcext:value-type="float">
            <text:p>0.313</text:p>
          </table:table-cell>
          <table:table-cell table:formula="of:=[.C107]+[.B107]" office:value-type="float" office:value="0.3183" calcext:value-type="float">
            <text:p>0.318</text:p>
          </table:table-cell>
          <table:table-cell table:formula="of:=AVERAGE([.D102:.D112])" office:value-type="float" office:value="0.360281818181818" calcext:value-type="float">
            <text:p>0.360</text:p>
          </table:table-cell>
          <table:table-cell office:value-type="float" office:value="0.218" calcext:value-type="float">
            <text:p>0.218</text:p>
          </table:table-cell>
          <table:table-cell table:formula="of:=AVERAGE([.F102:.F112])" office:value-type="float" office:value="0.1598" calcext:value-type="float">
            <text:p>0.160</text:p>
          </table:table-cell>
        </table:table-row>
        <table:table-row table:style-name="ro1">
          <table:table-cell office:value-type="date" office:date-value="2024-03-25T12:53:42" calcext:value-type="date">
            <text:p>2024-03-25 12:53:42</text:p>
          </table:table-cell>
          <table:table-cell office:value-type="float" office:value="0.0051" calcext:value-type="float">
            <text:p>0.005</text:p>
          </table:table-cell>
          <table:table-cell office:value-type="float" office:value="0.344" calcext:value-type="float">
            <text:p>0.344</text:p>
          </table:table-cell>
          <table:table-cell table:formula="of:=[.C108]+[.B108]" office:value-type="float" office:value="0.3491" calcext:value-type="float">
            <text:p>0.349</text:p>
          </table:table-cell>
          <table:table-cell table:formula="of:=AVERAGE([.D103:.D113])" office:value-type="float" office:value="0.355418181818182" calcext:value-type="float">
            <text:p>0.355</text:p>
          </table:table-cell>
          <table:table-cell/>
          <table:table-cell table:formula="of:=AVERAGE([.F103:.F113])" office:value-type="float" office:value="0.1565" calcext:value-type="float">
            <text:p>0.157</text:p>
          </table:table-cell>
        </table:table-row>
        <table:table-row table:style-name="ro1">
          <table:table-cell office:value-type="date" office:date-value="2024-03-25T12:54:13" calcext:value-type="date">
            <text:p>2024-03-25 12:54:13</text:p>
          </table:table-cell>
          <table:table-cell office:value-type="float" office:value="0.0054" calcext:value-type="float">
            <text:p>0.005</text:p>
          </table:table-cell>
          <table:table-cell office:value-type="float" office:value="0.343" calcext:value-type="float">
            <text:p>0.343</text:p>
          </table:table-cell>
          <table:table-cell table:formula="of:=[.C109]+[.B109]" office:value-type="float" office:value="0.3484" calcext:value-type="float">
            <text:p>0.348</text:p>
          </table:table-cell>
          <table:table-cell table:formula="of:=AVERAGE([.D104:.D114])" office:value-type="float" office:value="0.364472727272727" calcext:value-type="float">
            <text:p>0.364</text:p>
          </table:table-cell>
          <table:table-cell office:value-type="float" office:value="0.031" calcext:value-type="float">
            <text:p>0.031</text:p>
          </table:table-cell>
          <table:table-cell table:formula="of:=AVERAGE([.F104:.F114])" office:value-type="float" office:value="0.1335" calcext:value-type="float">
            <text:p>0.134</text:p>
          </table:table-cell>
        </table:table-row>
        <table:table-row table:style-name="ro1">
          <table:table-cell office:value-type="date" office:date-value="2024-03-25T12:54:43" calcext:value-type="date">
            <text:p>2024-03-25 12:54:43</text:p>
          </table:table-cell>
          <table:table-cell office:value-type="float" office:value="0.0056" calcext:value-type="float">
            <text:p>0.006</text:p>
          </table:table-cell>
          <table:table-cell office:value-type="float" office:value="0.35" calcext:value-type="float">
            <text:p>0.350</text:p>
          </table:table-cell>
          <table:table-cell table:formula="of:=[.C110]+[.B110]" office:value-type="float" office:value="0.3556" calcext:value-type="float">
            <text:p>0.356</text:p>
          </table:table-cell>
          <table:table-cell table:formula="of:=AVERAGE([.D105:.D115])" office:value-type="float" office:value="0.299172727272727" calcext:value-type="float">
            <text:p>0.299</text:p>
          </table:table-cell>
          <table:table-cell office:value-type="float" office:value="0.031" calcext:value-type="float">
            <text:p>0.031</text:p>
          </table:table-cell>
          <table:table-cell table:formula="of:=AVERAGE([.F105:.F115])" office:value-type="float" office:value="0.1197" calcext:value-type="float">
            <text:p>0.120</text:p>
          </table:table-cell>
        </table:table-row>
        <table:table-row table:style-name="ro1">
          <table:table-cell office:value-type="date" office:date-value="2024-03-25T12:55:14" calcext:value-type="date">
            <text:p>2024-03-25 12:55:14</text:p>
          </table:table-cell>
          <table:table-cell office:value-type="float" office:value="0.0052" calcext:value-type="float">
            <text:p>0.005</text:p>
          </table:table-cell>
          <table:table-cell office:value-type="float" office:value="0.23" calcext:value-type="float">
            <text:p>0.230</text:p>
          </table:table-cell>
          <table:table-cell table:formula="of:=[.C111]+[.B111]" office:value-type="float" office:value="0.2352" calcext:value-type="float">
            <text:p>0.235</text:p>
          </table:table-cell>
          <table:table-cell table:formula="of:=AVERAGE([.D106:.D116])" office:value-type="float" office:value="0.305690909090909" calcext:value-type="float">
            <text:p>0.306</text:p>
          </table:table-cell>
          <table:table-cell office:value-type="float" office:value="0.168" calcext:value-type="float">
            <text:p>0.168</text:p>
          </table:table-cell>
          <table:table-cell table:formula="of:=AVERAGE([.F106:.F116])" office:value-type="float" office:value="0.1029" calcext:value-type="float">
            <text:p>0.103</text:p>
          </table:table-cell>
        </table:table-row>
        <table:table-row table:style-name="ro1">
          <table:table-cell office:value-type="date" office:date-value="2024-03-25T12:55:44" calcext:value-type="date">
            <text:p>2024-03-25 12:55:44</text:p>
          </table:table-cell>
          <table:table-cell office:value-type="float" office:value="0.0054" calcext:value-type="float">
            <text:p>0.005</text:p>
          </table:table-cell>
          <table:table-cell office:value-type="float" office:value="0.222" calcext:value-type="float">
            <text:p>0.222</text:p>
          </table:table-cell>
          <table:table-cell table:formula="of:=[.C112]+[.B112]" office:value-type="float" office:value="0.2274" calcext:value-type="float">
            <text:p>0.227</text:p>
          </table:table-cell>
          <table:table-cell table:formula="of:=AVERAGE([.D107:.D117])" office:value-type="float" office:value="0.299509090909091" calcext:value-type="float">
            <text:p>0.300</text:p>
          </table:table-cell>
          <table:table-cell office:value-type="float" office:value="0.156" calcext:value-type="float">
            <text:p>0.156</text:p>
          </table:table-cell>
          <table:table-cell table:formula="of:=AVERAGE([.F107:.F117])" office:value-type="float" office:value="0.0999" calcext:value-type="float">
            <text:p>0.100</text:p>
          </table:table-cell>
        </table:table-row>
        <table:table-row table:style-name="ro1">
          <table:table-cell office:value-type="date" office:date-value="2024-03-25T12:56:14" calcext:value-type="date">
            <text:p>2024-03-25 12:56:14</text:p>
          </table:table-cell>
          <table:table-cell office:value-type="float" office:value="0.0056" calcext:value-type="float">
            <text:p>0.006</text:p>
          </table:table-cell>
          <table:table-cell office:value-type="float" office:value="0.233" calcext:value-type="float">
            <text:p>0.233</text:p>
          </table:table-cell>
          <table:table-cell table:formula="of:=[.C113]+[.B113]" office:value-type="float" office:value="0.2386" calcext:value-type="float">
            <text:p>0.239</text:p>
          </table:table-cell>
          <table:table-cell table:formula="of:=AVERAGE([.D108:.D118])" office:value-type="float" office:value="0.2906" calcext:value-type="float">
            <text:p>0.291</text:p>
          </table:table-cell>
          <table:table-cell office:value-type="float" office:value="0.138" calcext:value-type="float">
            <text:p>0.138</text:p>
          </table:table-cell>
          <table:table-cell table:formula="of:=AVERAGE([.F108:.F118])" office:value-type="float" office:value="0.107" calcext:value-type="float">
            <text:p>0.107</text:p>
          </table:table-cell>
        </table:table-row>
        <table:table-row table:style-name="ro1">
          <table:table-cell office:value-type="date" office:date-value="2024-03-25T12:56:45" calcext:value-type="date">
            <text:p>2024-03-25 12:56:45</text:p>
          </table:table-cell>
          <table:table-cell office:value-type="float" office:value="0.0048" calcext:value-type="float">
            <text:p>0.005</text:p>
          </table:table-cell>
          <table:table-cell office:value-type="float" office:value="0.332" calcext:value-type="float">
            <text:p>0.332</text:p>
          </table:table-cell>
          <table:table-cell table:formula="of:=[.C114]+[.B114]" office:value-type="float" office:value="0.3368" calcext:value-type="float">
            <text:p>0.337</text:p>
          </table:table-cell>
          <table:table-cell table:formula="of:=AVERAGE([.D109:.D119])" office:value-type="float" office:value="0.279181818181818" calcext:value-type="float">
            <text:p>0.279</text:p>
          </table:table-cell>
          <table:table-cell office:value-type="float" office:value="0.031" calcext:value-type="float">
            <text:p>0.031</text:p>
          </table:table-cell>
          <table:table-cell table:formula="of:=AVERAGE([.F109:.F119])" office:value-type="float" office:value="0.124363636363636" calcext:value-type="float">
            <text:p>0.124</text:p>
          </table:table-cell>
        </table:table-row>
        <table:table-row table:style-name="ro1">
          <table:table-cell office:value-type="date" office:date-value="2024-03-25T12:57:15" calcext:value-type="date">
            <text:p>2024-03-25 12:57: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352" calcext:value-type="float">
            <text:p>0.352</text:p>
          </table:table-cell>
          <table:table-cell table:formula="of:=[.C115]+[.B115]" office:value-type="float" office:value="0.357" calcext:value-type="float">
            <text:p>0.357</text:p>
          </table:table-cell>
          <table:table-cell table:formula="of:=AVERAGE([.D110:.D120])" office:value-type="float" office:value="0.266072727272727" calcext:value-type="float">
            <text:p>0.266</text:p>
          </table:table-cell>
          <table:table-cell office:value-type="float" office:value="0.031" calcext:value-type="float">
            <text:p>0.031</text:p>
          </table:table-cell>
          <table:table-cell table:formula="of:=AVERAGE([.F110:.F120])" office:value-type="float" office:value="0.146909090909091" calcext:value-type="float">
            <text:p>0.147</text:p>
          </table:table-cell>
        </table:table-row>
        <table:table-row table:style-name="ro1">
          <table:table-cell office:value-type="date" office:date-value="2024-03-25T12:57:46" calcext:value-type="date">
            <text:p>2024-03-25 12:57:46</text:p>
          </table:table-cell>
          <table:table-cell office:value-type="float" office:value="0.005" calcext:value-type="float">
            <text:p>0.005</text:p>
          </table:table-cell>
          <table:table-cell office:value-type="float" office:value="0.305" calcext:value-type="float">
            <text:p>0.305</text:p>
          </table:table-cell>
          <table:table-cell table:formula="of:=[.C116]+[.B116]" office:value-type="float" office:value="0.31" calcext:value-type="float">
            <text:p>0.310</text:p>
          </table:table-cell>
          <table:table-cell/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date" office:date-value="2024-03-25T12:58:16" calcext:value-type="date">
            <text:p>2024-03-25 12:58:16</text:p>
          </table:table-cell>
          <table:table-cell office:value-type="float" office:value="0.0052" calcext:value-type="float">
            <text:p>0.005</text:p>
          </table:table-cell>
          <table:table-cell office:value-type="float" office:value="0.213" calcext:value-type="float">
            <text:p>0.213</text:p>
          </table:table-cell>
          <table:table-cell table:formula="of:=[.C117]+[.B117]" office:value-type="float" office:value="0.2182" calcext:value-type="float">
            <text:p>0.218</text:p>
          </table:table-cell>
          <table:table-cell/>
          <table:table-cell office:value-type="float" office:value="0.163" calcext:value-type="float">
            <text:p>0.163</text:p>
          </table:table-cell>
          <table:table-cell/>
        </table:table-row>
        <table:table-row table:style-name="ro1">
          <table:table-cell office:value-type="date" office:date-value="2024-03-25T12:58:46" calcext:value-type="date">
            <text:p>2024-03-25 12:58:46</text:p>
          </table:table-cell>
          <table:table-cell office:value-type="float" office:value="0.0053" calcext:value-type="float">
            <text:p>0.005</text:p>
          </table:table-cell>
          <table:table-cell office:value-type="float" office:value="0.215" calcext:value-type="float">
            <text:p>0.215</text:p>
          </table:table-cell>
          <table:table-cell table:formula="of:=[.C118]+[.B118]" office:value-type="float" office:value="0.2203" calcext:value-type="float">
            <text:p>0.220</text:p>
          </table:table-cell>
          <table:table-cell/>
          <table:table-cell office:value-type="float" office:value="0.289" calcext:value-type="float">
            <text:p>0.289</text:p>
          </table:table-cell>
          <table:table-cell/>
        </table:table-row>
        <table:table-row table:style-name="ro1">
          <table:table-cell office:value-type="date" office:date-value="2024-03-25T12:59:17" calcext:value-type="date">
            <text:p>2024-03-25 12:59:17</text:p>
          </table:table-cell>
          <table:table-cell office:value-type="float" office:value="0.0055" calcext:value-type="float">
            <text:p>0.006</text:p>
          </table:table-cell>
          <table:table-cell office:value-type="float" office:value="0.218" calcext:value-type="float">
            <text:p>0.218</text:p>
          </table:table-cell>
          <table:table-cell table:formula="of:=[.C119]+[.B119]" office:value-type="float" office:value="0.2235" calcext:value-type="float">
            <text:p>0.224</text:p>
          </table:table-cell>
          <table:table-cell/>
          <table:table-cell office:value-type="float" office:value="0.298" calcext:value-type="float">
            <text:p>0.298</text:p>
          </table:table-cell>
          <table:table-cell/>
        </table:table-row>
        <table:table-row table:style-name="ro1">
          <table:table-cell office:value-type="date" office:date-value="2024-03-25T12:59:47" calcext:value-type="date">
            <text:p>2024-03-25 12:59:47</text:p>
          </table:table-cell>
          <table:table-cell office:value-type="float" office:value="0.0052" calcext:value-type="float">
            <text:p>0.005</text:p>
          </table:table-cell>
          <table:table-cell office:value-type="float" office:value="0.199" calcext:value-type="float">
            <text:p>0.199</text:p>
          </table:table-cell>
          <table:table-cell table:formula="of:=[.C120]+[.B120]" office:value-type="float" office:value="0.2042" calcext:value-type="float">
            <text:p>0.204</text:p>
          </table:table-cell>
          <table:table-cell/>
          <table:table-cell office:value-type="float" office:value="0.279" calcext:value-type="float">
            <text:p>0.279</text:p>
          </table:table-cell>
          <table:table-cell/>
        </table:table-row>
        <table:table-row table:style-name="ro1" table:number-rows-repeated="10484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1:01:55.579816335</dc:date>
    <meta:editing-duration>PT13M38S</meta:editing-duration>
    <meta:editing-cycles>6</meta:editing-cycles>
    <meta:generator>LibreOffice/7.3.7.2$Linux_X86_64 LibreOffice_project/30$Build-2</meta:generator>
    <meta:document-statistic meta:table-count="1" meta:cell-count="8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0">
      <style:chart-properties chart:display-label="true" chart:logarithmic="false" chart:minimum="45376.5" chart:maximum="45376.5416666667" chart:origin="0" chart:interval-major="0.0104166666666667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ot" svg:stroke-width="0.025cm" svg:stroke-color="#4b1f6f" draw:fill-color="#4b1f6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25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2cm" svg:height="9.915cm" xlink:href=".." xlink:type="simple" chart:class="chart:scatter" chart:column-mapping="" chart:style-name="ch1">
        <chart:title svg:x="14.769cm" svg:y="0.334cm" chart:style-name="ch2">
          <text:p>2024-03-25</text:p>
        </chart:title>
        <chart:legend chart:legend-position="end" svg:x="27.243cm" svg:y="3.857cm" style:legend-expansion="high" chart:style-name="ch3"/>
        <chart:plot-area chart:style-name="ch4" table:cell-range-address="'2024-03-25'.A2:'2024-03-25'.A120 '2024-03-25'.D1:'2024-03-25'.G120" chart:data-source-has-labels="both" svg:x="0.633cm" svg:y="1.359cm" svg:width="25.977cm" svg:height="8.358cm">
          <chart:coordinate-region svg:x="1.646cm" svg:y="1.573cm" svg:width="24.582cm" svg:height="7.47cm"/>
          <chart:axis chart:dimension="x" chart:name="primary-x" chart:style-name="ch5" chartooo:axis-type="auto">
            <chart:categories table:cell-range-address="'2024-03-25'.A2:'2024-03-25'.A1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4-03-25'.D2:'2024-03-25'.D120" chart:label-cell-address="'2024-03-25'.D1:'2024-03-25'.D1" chart:class="chart:scatter">
            <chart:domain table:cell-range-address="'2024-03-25'.A2:'2024-03-25'.A120"/>
            <chart:data-point chart:repeated="119"/>
          </chart:series>
          <chart:series chart:style-name="ch9" chart:values-cell-range-address="'2024-03-25'.E2:'2024-03-25'.E120" chart:label-cell-address="'2024-03-25'.E1:'2024-03-25'.E1" chart:class="chart:scatter">
            <chart:data-point chart:repeated="119"/>
          </chart:series>
          <chart:series chart:style-name="ch10" chart:values-cell-range-address="'2024-03-25'.F2:'2024-03-25'.F120" chart:label-cell-address="'2024-03-25'.F1:'2024-03-25'.F1" chart:class="chart:scatter">
            <chart:data-point chart:repeated="119"/>
          </chart:series>
          <chart:series chart:style-name="ch11" chart:values-cell-range-address="'2024-03-25'.G2:'2024-03-25'.G120" chart:label-cell-address="'2024-03-25'.G1:'2024-03-25'.G1" chart:class="chart:scatter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-meters</text:p>
                <draw:g>
                  <svg:desc>'2024-03-25'.D1:'2024-03-25'.D1</svg:desc>
                </draw:g>
              </table:table-cell>
              <table:table-cell office:value-type="string">
                <text:p>sum-meters_avg</text:p>
                <draw:g>
                  <svg:desc>'2024-03-25'.E1:'2024-03-25'.E1</svg:desc>
                </draw:g>
              </table:table-cell>
              <table:table-cell office:value-type="string">
                <text:p>load_power</text:p>
                <draw:g>
                  <svg:desc>'2024-03-25'.F1:'2024-03-25'.F1</svg:desc>
                </draw:g>
              </table:table-cell>
              <table:table-cell office:value-type="string">
                <text:p>load_power_avg</text:p>
                <draw:g>
                  <svg:desc>'2024-03-25'.G1:'2024-03-25'.G1</svg:desc>
                </draw:g>
              </table:table-cell>
            </table:table-row>
          </table:table-header-rows>
          <table:table-rows>
            <table:table-row>
              <table:table-cell office:value-type="float" office:value="45376.5000462963">
                <text:p>45376.5000462963</text:p>
                <draw:g>
                  <svg:desc>'2024-03-25'.A2:'2024-03-25'.A120</svg:desc>
                </draw:g>
              </table:table-cell>
              <table:table-cell office:value-type="float" office:value="45376.5000462963">
                <text:p>45376.5000462963</text:p>
                <draw:g>
                  <svg:desc>'2024-03-25'.A2:'2024-03-25'.A120</svg:desc>
                </draw:g>
              </table:table-cell>
              <table:table-cell office:value-type="float" office:value="0.0435">
                <text:p>0.0435</text:p>
                <draw:g>
                  <svg:desc>'2024-03-25'.D2:'2024-03-25'.D120</svg:desc>
                </draw:g>
              </table:table-cell>
              <table:table-cell office:value-type="float" office:value="NaN">
                <text:p>NaN</text:p>
                <draw:g>
                  <svg:desc>'2024-03-25'.E2:'2024-03-25'.E120</svg:desc>
                </draw:g>
              </table:table-cell>
              <table:table-cell office:value-type="float" office:value="0.032">
                <text:p>0.032</text:p>
                <draw:g>
                  <svg:desc>'2024-03-25'.F2:'2024-03-25'.F120</svg:desc>
                </draw:g>
              </table:table-cell>
              <table:table-cell office:value-type="float" office:value="NaN">
                <text:p>NaN</text:p>
                <draw:g>
                  <svg:desc>'2024-03-25'.G2:'2024-03-25'.G120</svg:desc>
                </draw:g>
              </table:table-cell>
            </table:table-row>
            <table:table-row>
              <table:table-cell office:value-type="float" office:value="45376.5004050926">
                <text:p>45376.5004050926</text:p>
              </table:table-cell>
              <table:table-cell office:value-type="float" office:value="45376.5004050926">
                <text:p>45376.5004050926</text:p>
              </table:table-cell>
              <table:table-cell office:value-type="float" office:value="0.1897">
                <text:p>0.1897</text:p>
              </table:table-cell>
              <table:table-cell office:value-type="float" office:value="NaN">
                <text:p>NaN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007523148">
                <text:p>45376.5007523148</text:p>
              </table:table-cell>
              <table:table-cell office:value-type="float" office:value="45376.5007523148">
                <text:p>45376.5007523148</text:p>
              </table:table-cell>
              <table:table-cell office:value-type="float" office:value="0.2636">
                <text:p>0.2636</text:p>
              </table:table-cell>
              <table:table-cell office:value-type="float" office:value="NaN">
                <text:p>NaN</text:p>
              </table:table-cell>
              <table:table-cell office:value-type="float" office:value="0.197">
                <text:p>0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011111111">
                <text:p>45376.5011111111</text:p>
              </table:table-cell>
              <table:table-cell office:value-type="float" office:value="45376.5011111111">
                <text:p>45376.5011111111</text:p>
              </table:table-cell>
              <table:table-cell office:value-type="float" office:value="0.0443">
                <text:p>0.0443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014583333">
                <text:p>45376.5014583333</text:p>
              </table:table-cell>
              <table:table-cell office:value-type="float" office:value="45376.5014583333">
                <text:p>45376.5014583333</text:p>
              </table:table-cell>
              <table:table-cell office:value-type="float" office:value="0.0438">
                <text:p>0.0438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018055556">
                <text:p>45376.5018055556</text:p>
              </table:table-cell>
              <table:table-cell office:value-type="float" office:value="45376.5018055556">
                <text:p>45376.5018055556</text:p>
              </table:table-cell>
              <table:table-cell office:value-type="float" office:value="0.0427">
                <text:p>0.0427</text:p>
              </table:table-cell>
              <table:table-cell office:value-type="float" office:value="0.115">
                <text:p>0.115</text:p>
              </table:table-cell>
              <table:table-cell office:value-type="float" office:value="0.031">
                <text:p>0.031</text:p>
              </table:table-cell>
              <table:table-cell office:value-type="float" office:value="0.0690909090909091">
                <text:p>0.0690909090909091</text:p>
              </table:table-cell>
            </table:table-row>
            <table:table-row>
              <table:table-cell office:value-type="float" office:value="45376.5021643518">
                <text:p>45376.5021643518</text:p>
              </table:table-cell>
              <table:table-cell office:value-type="float" office:value="45376.5021643518">
                <text:p>45376.5021643518</text:p>
              </table:table-cell>
              <table:table-cell office:value-type="float" office:value="0.0435">
                <text:p>0.0435</text:p>
              </table:table-cell>
              <table:table-cell office:value-type="float" office:value="0.134990909090909">
                <text:p>0.134990909090909</text:p>
              </table:table-cell>
              <table:table-cell office:value-type="float" office:value="0">
                <text:p>0</text:p>
              </table:table-cell>
              <table:table-cell office:value-type="float" office:value="0.0843636363636364">
                <text:p>0.0843636363636364</text:p>
              </table:table-cell>
            </table:table-row>
            <table:table-row>
              <table:table-cell office:value-type="float" office:value="45376.5025115741">
                <text:p>45376.5025115741</text:p>
              </table:table-cell>
              <table:table-cell office:value-type="float" office:value="45376.5025115741">
                <text:p>45376.5025115741</text:p>
              </table:table-cell>
              <table:table-cell office:value-type="float" office:value="0.0446">
                <text:p>0.0446</text:p>
              </table:table-cell>
              <table:table-cell office:value-type="float" office:value="0.140836363636364">
                <text:p>0.140836363636364</text:p>
              </table:table-cell>
              <table:table-cell office:value-type="float" office:value="0">
                <text:p>0</text:p>
              </table:table-cell>
              <table:table-cell office:value-type="float" office:value="0.268454545454545">
                <text:p>0.268454545454545</text:p>
              </table:table-cell>
            </table:table-row>
            <table:table-row>
              <table:table-cell office:value-type="float" office:value="45376.5028587963">
                <text:p>45376.5028587963</text:p>
              </table:table-cell>
              <table:table-cell office:value-type="float" office:value="45376.5028587963">
                <text:p>45376.5028587963</text:p>
              </table:table-cell>
              <table:table-cell office:value-type="float" office:value="0.043">
                <text:p>0.043</text:p>
              </table:table-cell>
              <table:table-cell office:value-type="float" office:value="0.139954545454545">
                <text:p>0.139954545454545</text:p>
              </table:table-cell>
              <table:table-cell office:value-type="float" office:value="0.031">
                <text:p>0.031</text:p>
              </table:table-cell>
              <table:table-cell office:value-type="float" office:value="0.253363636363636">
                <text:p>0.253363636363636</text:p>
              </table:table-cell>
            </table:table-row>
            <table:table-row>
              <table:table-cell office:value-type="float" office:value="45376.5032175926">
                <text:p>45376.5032175926</text:p>
              </table:table-cell>
              <table:table-cell office:value-type="float" office:value="45376.5032175926">
                <text:p>45376.5032175926</text:p>
              </table:table-cell>
              <table:table-cell office:value-type="float" office:value="0.2523">
                <text:p>0.2523</text:p>
              </table:table-cell>
              <table:table-cell office:value-type="float" office:value="0.159109090909091">
                <text:p>0.159109090909091</text:p>
              </table:table-cell>
              <table:table-cell office:value-type="float" office:value="0.031">
                <text:p>0.031</text:p>
              </table:table-cell>
              <table:table-cell office:value-type="float" office:value="0.253363636363636">
                <text:p>0.253363636363636</text:p>
              </table:table-cell>
            </table:table-row>
            <table:table-row>
              <table:table-cell office:value-type="float" office:value="45376.5035648148">
                <text:p>45376.5035648148</text:p>
              </table:table-cell>
              <table:table-cell office:value-type="float" office:value="45376.5035648148">
                <text:p>45376.5035648148</text:p>
              </table:table-cell>
              <table:table-cell office:value-type="float" office:value="0.254">
                <text:p>0.254</text:p>
              </table:table-cell>
              <table:table-cell office:value-type="float" office:value="0.178972727272727">
                <text:p>0.178972727272727</text:p>
              </table:table-cell>
              <table:table-cell office:value-type="float" office:value="0.29">
                <text:p>0.29</text:p>
              </table:table-cell>
              <table:table-cell office:value-type="float" office:value="0.269909090909091">
                <text:p>0.269909090909091</text:p>
              </table:table-cell>
            </table:table-row>
            <table:table-row>
              <table:table-cell office:value-type="float" office:value="45376.503912037">
                <text:p>45376.503912037</text:p>
              </table:table-cell>
              <table:table-cell office:value-type="float" office:value="45376.503912037">
                <text:p>45376.503912037</text:p>
              </table:table-cell>
              <table:table-cell office:value-type="float" office:value="0.2634">
                <text:p>0.2634</text:p>
              </table:table-cell>
              <table:table-cell office:value-type="float" office:value="0.179127272727273">
                <text:p>0.179127272727273</text:p>
              </table:table-cell>
              <table:table-cell office:value-type="float" office:value="0.2">
                <text:p>0.2</text:p>
              </table:table-cell>
              <table:table-cell office:value-type="float" office:value="0.283727272727273">
                <text:p>0.283727272727273</text:p>
              </table:table-cell>
            </table:table-row>
            <table:table-row>
              <table:table-cell office:value-type="float" office:value="45376.5042708333">
                <text:p>45376.5042708333</text:p>
              </table:table-cell>
              <table:table-cell office:value-type="float" office:value="45376.5042708333">
                <text:p>45376.5042708333</text:p>
              </table:table-cell>
              <table:table-cell office:value-type="float" office:value="0.254">
                <text:p>0.254</text:p>
              </table:table-cell>
              <table:table-cell office:value-type="float" office:value="0.179245454545455">
                <text:p>0.179245454545455</text:p>
              </table:table-cell>
              <table:table-cell office:value-type="float" office:value="2.11">
                <text:p>2.11</text:p>
              </table:table-cell>
              <table:table-cell office:value-type="float" office:value="0.283727272727273">
                <text:p>0.283727272727273</text:p>
              </table:table-cell>
            </table:table-row>
            <table:table-row>
              <table:table-cell office:value-type="float" office:value="45376.5046180556">
                <text:p>45376.5046180556</text:p>
              </table:table-cell>
              <table:table-cell office:value-type="float" office:value="45376.5046180556">
                <text:p>45376.5046180556</text:p>
              </table:table-cell>
              <table:table-cell office:value-type="float" office:value="0.2539">
                <text:p>0.2539</text:p>
              </table:table-cell>
              <table:table-cell office:value-type="float" office:value="0.198281818181818">
                <text:p>0.198281818181818</text:p>
              </table:table-cell>
              <table:table-cell office:value-type="float" office:value="0.031">
                <text:p>0.031</text:p>
              </table:table-cell>
              <table:table-cell office:value-type="float" office:value="0.286454545454545">
                <text:p>0.286454545454545</text:p>
              </table:table-cell>
            </table:table-row>
            <table:table-row>
              <table:table-cell office:value-type="float" office:value="45376.5049652778">
                <text:p>45376.5049652778</text:p>
              </table:table-cell>
              <table:table-cell office:value-type="float" office:value="45376.5049652778">
                <text:p>45376.5049652778</text:p>
              </table:table-cell>
              <table:table-cell office:value-type="float" office:value="0.255">
                <text:p>0.255</text:p>
              </table:table-cell>
              <table:table-cell office:value-type="float" office:value="0.217109090909091">
                <text:p>0.217109090909091</text:p>
              </table:table-cell>
              <table:table-cell office:value-type="float" office:value="0.031">
                <text:p>0.031</text:p>
              </table:table-cell>
              <table:table-cell office:value-type="float" office:value="0.286454545454545">
                <text:p>0.286454545454545</text:p>
              </table:table-cell>
            </table:table-row>
            <table:table-row>
              <table:table-cell office:value-type="float" office:value="45376.5053240741">
                <text:p>45376.5053240741</text:p>
              </table:table-cell>
              <table:table-cell office:value-type="float" office:value="45376.5053240741">
                <text:p>45376.5053240741</text:p>
              </table:table-cell>
              <table:table-cell office:value-type="float" office:value="0.2623">
                <text:p>0.2623</text:p>
              </table:table-cell>
              <table:table-cell office:value-type="float" office:value="0.198290909090909">
                <text:p>0.198290909090909</text:p>
              </table:table-cell>
              <table:table-cell office:value-type="float" office:value="0.214">
                <text:p>0.214</text:p>
              </table:table-cell>
              <table:table-cell office:value-type="float" office:value="0.290727272727273">
                <text:p>0.290727272727273</text:p>
              </table:table-cell>
            </table:table-row>
            <table:table-row>
              <table:table-cell office:value-type="float" office:value="45376.5056712963">
                <text:p>45376.5056712963</text:p>
              </table:table-cell>
              <table:table-cell office:value-type="float" office:value="45376.5056712963">
                <text:p>45376.5056712963</text:p>
              </table:table-cell>
              <table:table-cell office:value-type="float" office:value="0.0444">
                <text:p>0.0444</text:p>
              </table:table-cell>
              <table:table-cell office:value-type="float" office:value="0.180254545454545">
                <text:p>0.180254545454545</text:p>
              </table:table-cell>
              <table:table-cell office:value-type="float" office:value="0.183">
                <text:p>0.183</text:p>
              </table:table-cell>
              <table:table-cell office:value-type="float" office:value="0.264363636363636">
                <text:p>0.264363636363636</text:p>
              </table:table-cell>
            </table:table-row>
            <table:table-row>
              <table:table-cell office:value-type="float" office:value="45376.5060300926">
                <text:p>45376.5060300926</text:p>
              </table:table-cell>
              <table:table-cell office:value-type="float" office:value="45376.5060300926">
                <text:p>45376.5060300926</text:p>
              </table:table-cell>
              <table:table-cell office:value-type="float" office:value="0.0448">
                <text:p>0.0448</text:p>
              </table:table-cell>
              <table:table-cell office:value-type="float" office:value="0.161109090909091">
                <text:p>0.161109090909091</text:p>
              </table:table-cell>
              <table:table-cell office:value-type="float" office:value="0">
                <text:p>0</text:p>
              </table:table-cell>
              <table:table-cell office:value-type="float" office:value="0.248909090909091">
                <text:p>0.248909090909091</text:p>
              </table:table-cell>
            </table:table-row>
            <table:table-row>
              <table:table-cell office:value-type="float" office:value="45376.5063773148">
                <text:p>45376.5063773148</text:p>
              </table:table-cell>
              <table:table-cell office:value-type="float" office:value="45376.5063773148">
                <text:p>45376.5063773148</text:p>
              </table:table-cell>
              <table:table-cell office:value-type="float" office:value="0.254">
                <text:p>0.254</text:p>
              </table:table-cell>
              <table:table-cell office:value-type="float" office:value="0.142890909090909">
                <text:p>0.142890909090909</text:p>
              </table:table-cell>
              <table:table-cell office:value-type="float" office:value="0.03">
                <text:p>0.03</text:p>
              </table:table-cell>
              <table:table-cell office:value-type="float" office:value="0.0598181818181818">
                <text:p>0.0598181818181818</text:p>
              </table:table-cell>
            </table:table-row>
            <table:table-row>
              <table:table-cell office:value-type="float" office:value="45376.506724537">
                <text:p>45376.506724537</text:p>
              </table:table-cell>
              <table:table-cell office:value-type="float" office:value="45376.506724537">
                <text:p>45376.506724537</text:p>
              </table:table-cell>
              <table:table-cell office:value-type="float" office:value="0.2501">
                <text:p>0.2501</text:p>
              </table:table-cell>
              <table:table-cell office:value-type="float" office:value="0.124145454545455">
                <text:p>0.124145454545455</text:p>
              </table:table-cell>
              <table:table-cell office:value-type="float" office:value="0.031">
                <text:p>0.031</text:p>
              </table:table-cell>
              <table:table-cell office:value-type="float" office:value="0.0598181818181818">
                <text:p>0.0598181818181818</text:p>
              </table:table-cell>
            </table:table-row>
            <table:table-row>
              <table:table-cell office:value-type="float" office:value="45376.5070833333">
                <text:p>45376.5070833333</text:p>
              </table:table-cell>
              <table:table-cell office:value-type="float" office:value="45376.5070833333">
                <text:p>45376.5070833333</text:p>
              </table:table-cell>
              <table:table-cell office:value-type="float" office:value="0.0453">
                <text:p>0.0453</text:p>
              </table:table-cell>
              <table:table-cell office:value-type="float" office:value="0.105272727272727">
                <text:p>0.105272727272727</text:p>
              </table:table-cell>
              <table:table-cell office:value-type="float" office:value="0.078">
                <text:p>0.078</text:p>
              </table:table-cell>
              <table:table-cell office:value-type="float" office:value="0.0679090909090909">
                <text:p>0.0679090909090909</text:p>
              </table:table-cell>
            </table:table-row>
            <table:table-row>
              <table:table-cell office:value-type="float" office:value="45376.5074305556">
                <text:p>45376.5074305556</text:p>
              </table:table-cell>
              <table:table-cell office:value-type="float" office:value="45376.5074305556">
                <text:p>45376.5074305556</text:p>
              </table:table-cell>
              <table:table-cell office:value-type="float" office:value="0.0556">
                <text:p>0.0556</text:p>
              </table:table-cell>
              <table:table-cell office:value-type="float" office:value="0.0995272727272727">
                <text:p>0.0995272727272727</text:p>
              </table:table-cell>
              <table:table-cell office:value-type="float" office:value="0">
                <text:p>0</text:p>
              </table:table-cell>
              <table:table-cell office:value-type="float" office:value="0.0484545454545455">
                <text:p>0.0484545454545455</text:p>
              </table:table-cell>
            </table:table-row>
            <table:table-row>
              <table:table-cell office:value-type="float" office:value="45376.5077777778">
                <text:p>45376.5077777778</text:p>
              </table:table-cell>
              <table:table-cell office:value-type="float" office:value="45376.5077777778">
                <text:p>45376.5077777778</text:p>
              </table:table-cell>
              <table:table-cell office:value-type="float" office:value="0.0528">
                <text:p>0.0528</text:p>
              </table:table-cell>
              <table:table-cell office:value-type="float" office:value="0.100263636363636">
                <text:p>0.100263636363636</text:p>
              </table:table-cell>
              <table:table-cell office:value-type="float" office:value="0.03">
                <text:p>0.03</text:p>
              </table:table-cell>
              <table:table-cell office:value-type="float" office:value="0.0318181818181818">
                <text:p>0.0318181818181818</text:p>
              </table:table-cell>
            </table:table-row>
            <table:table-row>
              <table:table-cell office:value-type="float" office:value="45376.5081365741">
                <text:p>45376.5081365741</text:p>
              </table:table-cell>
              <table:table-cell office:value-type="float" office:value="45376.5081365741">
                <text:p>45376.5081365741</text:p>
              </table:table-cell>
              <table:table-cell office:value-type="float" office:value="0.0536">
                <text:p>0.0536</text:p>
              </table:table-cell>
              <table:table-cell office:value-type="float" office:value="0.101309090909091">
                <text:p>0.101309090909091</text:p>
              </table:table-cell>
              <table:table-cell office:value-type="float" office:value="0.03">
                <text:p>0.0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376.5084837963">
                <text:p>45376.5084837963</text:p>
              </table:table-cell>
              <table:table-cell office:value-type="float" office:value="45376.5084837963">
                <text:p>45376.5084837963</text:p>
              </table:table-cell>
              <table:table-cell office:value-type="float" office:value="0.0477">
                <text:p>0.0477</text:p>
              </table:table-cell>
              <table:table-cell office:value-type="float" office:value="0.270481818181818">
                <text:p>0.270481818181818</text:p>
              </table:table-cell>
              <table:table-cell office:value-type="float" office:value="0.031">
                <text:p>0.0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5376.5088425926">
                <text:p>45376.5088425926</text:p>
              </table:table-cell>
              <table:table-cell office:value-type="float" office:value="45376.5088425926">
                <text:p>45376.5088425926</text:p>
              </table:table-cell>
              <table:table-cell office:value-type="float" office:value="0.0474">
                <text:p>0.0474</text:p>
              </table:table-cell>
              <table:table-cell office:value-type="float" office:value="0.435472727272727">
                <text:p>0.435472727272727</text:p>
              </table:table-cell>
              <table:table-cell office:value-type="float" office:value="0.12">
                <text:p>0.12</text:p>
              </table:table-cell>
              <table:table-cell office:value-type="float" office:value="0.229909090909091">
                <text:p>0.229909090909091</text:p>
              </table:table-cell>
            </table:table-row>
            <table:table-row>
              <table:table-cell office:value-type="float" office:value="45376.5091898148">
                <text:p>45376.5091898148</text:p>
              </table:table-cell>
              <table:table-cell office:value-type="float" office:value="45376.5091898148">
                <text:p>45376.5091898148</text:p>
              </table:table-cell>
              <table:table-cell office:value-type="float" office:value="0.1991">
                <text:p>0.1991</text:p>
              </table:table-cell>
              <table:table-cell office:value-type="float" office:value="0.648181818181818">
                <text:p>0.648181818181818</text:p>
              </table:table-cell>
              <table:table-cell office:value-type="float" office:value="0">
                <text:p>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45376.509537037">
                <text:p>45376.509537037</text:p>
              </table:table-cell>
              <table:table-cell office:value-type="float" office:value="45376.509537037">
                <text:p>45376.509537037</text:p>
              </table:table-cell>
              <table:table-cell office:value-type="float" office:value="0.0525">
                <text:p>0.0525</text:p>
              </table:table-cell>
              <table:table-cell office:value-type="float" office:value="0.864527272727273">
                <text:p>0.864527272727273</text:p>
              </table:table-cell>
              <table:table-cell office:value-type="float" office:value="0">
                <text:p>0</text:p>
              </table:table-cell>
              <table:table-cell office:value-type="float" office:value="0.682818181818182">
                <text:p>0.682818181818182</text:p>
              </table:table-cell>
            </table:table-row>
            <table:table-row>
              <table:table-cell office:value-type="float" office:value="45376.5098958333">
                <text:p>45376.5098958333</text:p>
              </table:table-cell>
              <table:table-cell office:value-type="float" office:value="45376.5098958333">
                <text:p>45376.5098958333</text:p>
              </table:table-cell>
              <table:table-cell office:value-type="float" office:value="0.0563">
                <text:p>0.0563</text:p>
              </table:table-cell>
              <table:table-cell office:value-type="float" office:value="1.08477272727273">
                <text:p>1.08477272727273</text:p>
              </table:table-cell>
              <table:table-cell office:value-type="float" office:value="2.18">
                <text:p>2.18</text:p>
              </table:table-cell>
              <table:table-cell office:value-type="float" office:value="0.913727272727273">
                <text:p>0.913727272727273</text:p>
              </table:table-cell>
            </table:table-row>
            <table:table-row>
              <table:table-cell office:value-type="float" office:value="45376.5102430556">
                <text:p>45376.5102430556</text:p>
              </table:table-cell>
              <table:table-cell office:value-type="float" office:value="45376.5102430556">
                <text:p>45376.5102430556</text:p>
              </table:table-cell>
              <table:table-cell office:value-type="float" office:value="2.1149">
                <text:p>2.1149</text:p>
              </table:table-cell>
              <table:table-cell office:value-type="float" office:value="1.29948181818182">
                <text:p>1.29948181818182</text:p>
              </table:table-cell>
              <table:table-cell office:value-type="float" office:value="0.03">
                <text:p>0.03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float" office:value="45376.5106018519">
                <text:p>45376.5106018519</text:p>
              </table:table-cell>
              <table:table-cell office:value-type="float" office:value="45376.5106018519">
                <text:p>45376.5106018519</text:p>
              </table:table-cell>
              <table:table-cell office:value-type="float" office:value="2.065">
                <text:p>2.065</text:p>
              </table:table-cell>
              <table:table-cell office:value-type="float" office:value="1.52925454545455">
                <text:p>1.52925454545455</text:p>
              </table:table-cell>
              <table:table-cell office:value-type="float" office:value="0.03">
                <text:p>0.03</text:p>
              </table:table-cell>
              <table:table-cell office:value-type="float" office:value="1.36727272727273">
                <text:p>1.36727272727273</text:p>
              </table:table-cell>
            </table:table-row>
            <table:table-row>
              <table:table-cell office:value-type="float" office:value="45376.5109490741">
                <text:p>45376.5109490741</text:p>
              </table:table-cell>
              <table:table-cell office:value-type="float" office:value="45376.5109490741">
                <text:p>45376.5109490741</text:p>
              </table:table-cell>
              <table:table-cell office:value-type="float" office:value="2.3851">
                <text:p>2.3851</text:p>
              </table:table-cell>
              <table:table-cell office:value-type="float" office:value="1.76725454545455">
                <text:p>1.76725454545455</text:p>
              </table:table-cell>
              <table:table-cell office:value-type="float" office:value="2.51">
                <text:p>2.51</text:p>
              </table:table-cell>
              <table:table-cell office:value-type="float" office:value="1.59545454545455">
                <text:p>1.59545454545455</text:p>
              </table:table-cell>
            </table:table-row>
            <table:table-row>
              <table:table-cell office:value-type="float" office:value="45376.5112962963">
                <text:p>45376.5112962963</text:p>
              </table:table-cell>
              <table:table-cell office:value-type="float" office:value="45376.5112962963">
                <text:p>45376.5112962963</text:p>
              </table:table-cell>
              <table:table-cell office:value-type="float" office:value="2.4354">
                <text:p>2.4354</text:p>
              </table:table-cell>
              <table:table-cell office:value-type="float" office:value="1.98324545454545">
                <text:p>1.98324545454545</text:p>
              </table:table-cell>
              <table:table-cell office:value-type="float" office:value="2.55">
                <text:p>2.55</text:p>
              </table:table-cell>
              <table:table-cell office:value-type="float" office:value="1.81181818181818">
                <text:p>1.81181818181818</text:p>
              </table:table-cell>
            </table:table-row>
            <table:table-row>
              <table:table-cell office:value-type="float" office:value="45376.5116550926">
                <text:p>45376.5116550926</text:p>
              </table:table-cell>
              <table:table-cell office:value-type="float" office:value="45376.5116550926">
                <text:p>45376.5116550926</text:p>
              </table:table-cell>
              <table:table-cell office:value-type="float" office:value="2.4755">
                <text:p>2.4755</text:p>
              </table:table-cell>
              <table:table-cell office:value-type="float" office:value="2.20802727272727">
                <text:p>2.20802727272727</text:p>
              </table:table-cell>
              <table:table-cell office:value-type="float" office:value="2.57">
                <text:p>2.57</text:p>
              </table:table-cell>
              <table:table-cell office:value-type="float" office:value="2.02454545454545">
                <text:p>2.02454545454545</text:p>
              </table:table-cell>
            </table:table-row>
            <table:table-row>
              <table:table-cell office:value-type="float" office:value="45376.5120023148">
                <text:p>45376.5120023148</text:p>
              </table:table-cell>
              <table:table-cell office:value-type="float" office:value="45376.5120023148">
                <text:p>45376.5120023148</text:p>
              </table:table-cell>
              <table:table-cell office:value-type="float" office:value="2.4154">
                <text:p>2.4154</text:p>
              </table:table-cell>
              <table:table-cell office:value-type="float" office:value="2.4652">
                <text:p>2.4652</text:p>
              </table:table-cell>
              <table:table-cell office:value-type="float" office:value="2.53">
                <text:p>2.53</text:p>
              </table:table-cell>
              <table:table-cell office:value-type="float" office:value="2.04272727272727">
                <text:p>2.04272727272727</text:p>
              </table:table-cell>
            </table:table-row>
            <table:table-row>
              <table:table-cell office:value-type="float" office:value="45376.512349537">
                <text:p>45376.512349537</text:p>
              </table:table-cell>
              <table:table-cell office:value-type="float" office:value="45376.512349537">
                <text:p>45376.512349537</text:p>
              </table:table-cell>
              <table:table-cell office:value-type="float" office:value="2.5752">
                <text:p>2.5752</text:p>
              </table:table-cell>
              <table:table-cell office:value-type="float" office:value="2.49161818181818">
                <text:p>2.49161818181818</text:p>
              </table:table-cell>
              <table:table-cell office:value-type="float" office:value="2.52">
                <text:p>2.52</text:p>
              </table:table-cell>
              <table:table-cell office:value-type="float" office:value="2.25636363636364">
                <text:p>2.25636363636364</text:p>
              </table:table-cell>
            </table:table-row>
            <table:table-row>
              <table:table-cell office:value-type="float" office:value="45376.5127083333">
                <text:p>45376.5127083333</text:p>
              </table:table-cell>
              <table:table-cell office:value-type="float" office:value="45376.5127083333">
                <text:p>45376.5127083333</text:p>
              </table:table-cell>
              <table:table-cell office:value-type="float" office:value="2.6654">
                <text:p>2.6654</text:p>
              </table:table-cell>
              <table:table-cell office:value-type="float" office:value="2.52528181818182">
                <text:p>2.52528181818182</text:p>
              </table:table-cell>
              <table:table-cell office:value-type="float" office:value="2.63">
                <text:p>2.63</text:p>
              </table:table-cell>
              <table:table-cell office:value-type="float" office:value="2.48272727272727">
                <text:p>2.48272727272727</text:p>
              </table:table-cell>
            </table:table-row>
            <table:table-row>
              <table:table-cell office:value-type="float" office:value="45376.5130555556">
                <text:p>45376.5130555556</text:p>
              </table:table-cell>
              <table:table-cell office:value-type="float" office:value="45376.5130555556">
                <text:p>45376.5130555556</text:p>
              </table:table-cell>
              <table:table-cell office:value-type="float" office:value="2.575">
                <text:p>2.575</text:p>
              </table:table-cell>
              <table:table-cell office:value-type="float" office:value="2.52891818181818">
                <text:p>2.52891818181818</text:p>
              </table:table-cell>
              <table:table-cell office:value-type="float" office:value="2.38">
                <text:p>2.3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5376.5134027778">
                <text:p>45376.5134027778</text:p>
              </table:table-cell>
              <table:table-cell office:value-type="float" office:value="45376.5134027778">
                <text:p>45376.5134027778</text:p>
              </table:table-cell>
              <table:table-cell office:value-type="float" office:value="2.5251">
                <text:p>2.5251</text:p>
              </table:table-cell>
              <table:table-cell office:value-type="float" office:value="2.53252727272727">
                <text:p>2.53252727272727</text:p>
              </table:table-cell>
              <table:table-cell office:value-type="float" office:value="2.34">
                <text:p>2.34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5376.5137615741">
                <text:p>45376.5137615741</text:p>
              </table:table-cell>
              <table:table-cell office:value-type="float" office:value="45376.5137615741">
                <text:p>45376.5137615741</text:p>
              </table:table-cell>
              <table:table-cell office:value-type="float" office:value="2.8852">
                <text:p>2.8852</text:p>
              </table:table-cell>
              <table:table-cell office:value-type="float" office:value="2.53248181818182">
                <text:p>2.53248181818182</text:p>
              </table:table-cell>
              <table:table-cell office:value-type="float" office:value="2.38">
                <text:p>2.38</text:p>
              </table:table-cell>
              <table:table-cell office:value-type="float" office:value="2.47444444444444">
                <text:p>2.47444444444444</text:p>
              </table:table-cell>
            </table:table-row>
            <table:table-row>
              <table:table-cell office:value-type="float" office:value="45376.5141087963">
                <text:p>45376.5141087963</text:p>
              </table:table-cell>
              <table:table-cell office:value-type="float" office:value="45376.5141087963">
                <text:p>45376.5141087963</text:p>
              </table:table-cell>
              <table:table-cell office:value-type="float" office:value="2.4055">
                <text:p>2.4055</text:p>
              </table:table-cell>
              <table:table-cell office:value-type="float" office:value="2.55336363636364">
                <text:p>2.55336363636364</text:p>
              </table:table-cell>
              <table:table-cell office:value-type="float" office:value="2.38">
                <text:p>2.38</text:p>
              </table:table-cell>
              <table:table-cell office:value-type="float" office:value="2.47666666666667">
                <text:p>2.47666666666667</text:p>
              </table:table-cell>
            </table:table-row>
            <table:table-row>
              <table:table-cell office:value-type="float" office:value="45376.5144560185">
                <text:p>45376.5144560185</text:p>
              </table:table-cell>
              <table:table-cell office:value-type="float" office:value="45376.5144560185">
                <text:p>45376.5144560185</text:p>
              </table:table-cell>
              <table:table-cell office:value-type="float" office:value="2.4353">
                <text:p>2.4353</text:p>
              </table:table-cell>
              <table:table-cell office:value-type="float" office:value="2.55972727272727">
                <text:p>2.55972727272727</text:p>
              </table:table-cell>
              <table:table-cell office:value-type="float" office:value="2.52">
                <text:p>2.52</text:p>
              </table:table-cell>
              <table:table-cell office:value-type="float" office:value="2.46888888888889">
                <text:p>2.46888888888889</text:p>
              </table:table-cell>
            </table:table-row>
            <table:table-row>
              <table:table-cell office:value-type="float" office:value="45376.5147685185">
                <text:p>45376.5147685185</text:p>
              </table:table-cell>
              <table:table-cell office:value-type="float" office:value="45376.5147685185">
                <text:p>45376.5147685185</text:p>
              </table:table-cell>
              <table:table-cell office:value-type="float" office:value="2.4251">
                <text:p>2.4251</text:p>
              </table:table-cell>
              <table:table-cell office:value-type="float" office:value="2.56060909090909">
                <text:p>2.56060909090909</text:p>
              </table:table-cell>
              <table:table-cell office:value-type="float" office:value="NaN">
                <text:p>NaN</text:p>
              </table:table-cell>
              <table:table-cell office:value-type="float" office:value="2.44888888888889">
                <text:p>2.44888888888889</text:p>
              </table:table-cell>
            </table:table-row>
            <table:table-row>
              <table:table-cell office:value-type="float" office:value="45376.515162037">
                <text:p>45376.515162037</text:p>
              </table:table-cell>
              <table:table-cell office:value-type="float" office:value="45376.515162037">
                <text:p>45376.515162037</text:p>
              </table:table-cell>
              <table:table-cell office:value-type="float" office:value="2.4751">
                <text:p>2.4751</text:p>
              </table:table-cell>
              <table:table-cell office:value-type="float" office:value="2.57337272727273">
                <text:p>2.57337272727273</text:p>
              </table:table-cell>
              <table:table-cell office:value-type="float" office:value="2.59">
                <text:p>2.5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45376.5155092593">
                <text:p>45376.5155092593</text:p>
              </table:table-cell>
              <table:table-cell office:value-type="float" office:value="45376.5155092593">
                <text:p>45376.5155092593</text:p>
              </table:table-cell>
              <table:table-cell office:value-type="float" office:value="2.475">
                <text:p>2.475</text:p>
              </table:table-cell>
              <table:table-cell office:value-type="float" office:value="2.56520909090909">
                <text:p>2.56520909090909</text:p>
              </table:table-cell>
              <table:table-cell office:value-type="float" office:value="NaN">
                <text:p>NaN</text:p>
              </table:table-cell>
              <table:table-cell office:value-type="float" office:value="2.20877777777778">
                <text:p>2.20877777777778</text:p>
              </table:table-cell>
            </table:table-row>
            <table:table-row>
              <table:table-cell office:value-type="float" office:value="45376.5158564815">
                <text:p>45376.5158564815</text:p>
              </table:table-cell>
              <table:table-cell office:value-type="float" office:value="45376.5158564815">
                <text:p>45376.5158564815</text:p>
              </table:table-cell>
              <table:table-cell office:value-type="float" office:value="2.6451">
                <text:p>2.6451</text:p>
              </table:table-cell>
              <table:table-cell office:value-type="float" office:value="2.52430909090909">
                <text:p>2.52430909090909</text:p>
              </table:table-cell>
              <table:table-cell office:value-type="float" office:value="2.55">
                <text:p>2.55</text:p>
              </table:table-cell>
              <table:table-cell office:value-type="float" office:value="2.22433333333333">
                <text:p>2.22433333333333</text:p>
              </table:table-cell>
            </table:table-row>
            <table:table-row>
              <table:table-cell office:value-type="float" office:value="45376.5162152778">
                <text:p>45376.5162152778</text:p>
              </table:table-cell>
              <table:table-cell office:value-type="float" office:value="45376.5162152778">
                <text:p>45376.5162152778</text:p>
              </table:table-cell>
              <table:table-cell office:value-type="float" office:value="2.6452">
                <text:p>2.6452</text:p>
              </table:table-cell>
              <table:table-cell office:value-type="float" office:value="2.52518181818182">
                <text:p>2.52518181818182</text:p>
              </table:table-cell>
              <table:table-cell office:value-type="float" office:value="2.45">
                <text:p>2.45</text:p>
              </table:table-cell>
              <table:table-cell office:value-type="float" office:value="2.24544444444444">
                <text:p>2.24544444444444</text:p>
              </table:table-cell>
            </table:table-row>
            <table:table-row>
              <table:table-cell office:value-type="float" office:value="45376.5165625">
                <text:p>45376.5165625</text:p>
              </table:table-cell>
              <table:table-cell office:value-type="float" office:value="45376.5165625">
                <text:p>45376.5165625</text:p>
              </table:table-cell>
              <table:table-cell office:value-type="float" office:value="2.6751">
                <text:p>2.6751</text:p>
              </table:table-cell>
              <table:table-cell office:value-type="float" office:value="2.52335454545455">
                <text:p>2.52335454545455</text:p>
              </table:table-cell>
              <table:table-cell office:value-type="float" office:value="2.45">
                <text:p>2.45</text:p>
              </table:table-cell>
              <table:table-cell office:value-type="float" office:value="2.22877777777778">
                <text:p>2.22877777777778</text:p>
              </table:table-cell>
            </table:table-row>
            <table:table-row>
              <table:table-cell office:value-type="float" office:value="45376.5169097222">
                <text:p>45376.5169097222</text:p>
              </table:table-cell>
              <table:table-cell office:value-type="float" office:value="45376.5169097222">
                <text:p>45376.5169097222</text:p>
              </table:table-cell>
              <table:table-cell office:value-type="float" office:value="2.7154">
                <text:p>2.7154</text:p>
              </table:table-cell>
              <table:table-cell office:value-type="float" office:value="2.54065454545455">
                <text:p>2.54065454545455</text:p>
              </table:table-cell>
              <table:table-cell office:value-type="float" office:value="2.39">
                <text:p>2.39</text:p>
              </table:table-cell>
              <table:table-cell office:value-type="float" office:value="2.2439">
                <text:p>2.2439</text:p>
              </table:table-cell>
            </table:table-row>
            <table:table-row>
              <table:table-cell office:value-type="float" office:value="45376.5172685185">
                <text:p>45376.5172685185</text:p>
              </table:table-cell>
              <table:table-cell office:value-type="float" office:value="45376.5172685185">
                <text:p>45376.5172685185</text:p>
              </table:table-cell>
              <table:table-cell office:value-type="float" office:value="2.4353">
                <text:p>2.4353</text:p>
              </table:table-cell>
              <table:table-cell office:value-type="float" office:value="2.55065454545455">
                <text:p>2.55065454545455</text:p>
              </table:table-cell>
              <table:table-cell office:value-type="float" office:value="0.169">
                <text:p>0.169</text:p>
              </table:table-cell>
              <table:table-cell office:value-type="float" office:value="2.2229">
                <text:p>2.2229</text:p>
              </table:table-cell>
            </table:table-row>
            <table:table-row>
              <table:table-cell office:value-type="float" office:value="45376.5176157407">
                <text:p>45376.5176157407</text:p>
              </table:table-cell>
              <table:table-cell office:value-type="float" office:value="45376.5176157407">
                <text:p>45376.5176157407</text:p>
              </table:table-cell>
              <table:table-cell office:value-type="float" office:value="2.4353">
                <text:p>2.4353</text:p>
              </table:table-cell>
              <table:table-cell office:value-type="float" office:value="2.55246363636364">
                <text:p>2.55246363636364</text:p>
              </table:table-cell>
              <table:table-cell office:value-type="float" office:value="2.52">
                <text:p>2.52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float" office:value="45376.517974537">
                <text:p>45376.517974537</text:p>
              </table:table-cell>
              <table:table-cell office:value-type="float" office:value="45376.517974537">
                <text:p>45376.517974537</text:p>
              </table:table-cell>
              <table:table-cell office:value-type="float" office:value="2.4151">
                <text:p>2.4151</text:p>
              </table:table-cell>
              <table:table-cell office:value-type="float" office:value="2.54158181818182">
                <text:p>2.54158181818182</text:p>
              </table:table-cell>
              <table:table-cell office:value-type="float" office:value="2.57">
                <text:p>2.57</text:p>
              </table:table-cell>
              <table:table-cell office:value-type="float" office:value="2.21990909090909">
                <text:p>2.21990909090909</text:p>
              </table:table-cell>
            </table:table-row>
            <table:table-row>
              <table:table-cell office:value-type="float" office:value="45376.5183217593">
                <text:p>45376.5183217593</text:p>
              </table:table-cell>
              <table:table-cell office:value-type="float" office:value="45376.5183217593">
                <text:p>45376.5183217593</text:p>
              </table:table-cell>
              <table:table-cell office:value-type="float" office:value="2.4152">
                <text:p>2.4152</text:p>
              </table:table-cell>
              <table:table-cell office:value-type="float" office:value="2.51974545454545">
                <text:p>2.51974545454545</text:p>
              </table:table-cell>
              <table:table-cell office:value-type="float" office:value="2.37">
                <text:p>2.37</text:p>
              </table:table-cell>
              <table:table-cell office:value-type="float" office:value="2.21172727272727">
                <text:p>2.21172727272727</text:p>
              </table:table-cell>
            </table:table-row>
            <table:table-row>
              <table:table-cell office:value-type="float" office:value="45376.5186689815">
                <text:p>45376.5186689815</text:p>
              </table:table-cell>
              <table:table-cell office:value-type="float" office:value="45376.5186689815">
                <text:p>45376.5186689815</text:p>
              </table:table-cell>
              <table:table-cell office:value-type="float" office:value="2.6154">
                <text:p>2.6154</text:p>
              </table:table-cell>
              <table:table-cell office:value-type="float" office:value="2.49519090909091">
                <text:p>2.49519090909091</text:p>
              </table:table-cell>
              <table:table-cell office:value-type="float" office:value="2.38">
                <text:p>2.38</text:p>
              </table:table-cell>
              <table:table-cell office:value-type="float" office:value="2.21263636363636">
                <text:p>2.21263636363636</text:p>
              </table:table-cell>
            </table:table-row>
            <table:table-row>
              <table:table-cell office:value-type="float" office:value="45376.5190277778">
                <text:p>45376.5190277778</text:p>
              </table:table-cell>
              <table:table-cell office:value-type="float" office:value="45376.5190277778">
                <text:p>45376.5190277778</text:p>
              </table:table-cell>
              <table:table-cell office:value-type="float" office:value="2.5851">
                <text:p>2.5851</text:p>
              </table:table-cell>
              <table:table-cell office:value-type="float" office:value="2.46702727272727">
                <text:p>2.46702727272727</text:p>
              </table:table-cell>
              <table:table-cell office:value-type="float" office:value="2.38">
                <text:p>2.38</text:p>
              </table:table-cell>
              <table:table-cell office:value-type="float" office:value="2.22627272727273">
                <text:p>2.22627272727273</text:p>
              </table:table-cell>
            </table:table-row>
            <table:table-row>
              <table:table-cell office:value-type="float" office:value="45376.519375">
                <text:p>45376.519375</text:p>
              </table:table-cell>
              <table:table-cell office:value-type="float" office:value="45376.519375">
                <text:p>45376.519375</text:p>
              </table:table-cell>
              <table:table-cell office:value-type="float" office:value="2.4949">
                <text:p>2.4949</text:p>
              </table:table-cell>
              <table:table-cell office:value-type="float" office:value="2.4561">
                <text:p>2.4561</text:p>
              </table:table-cell>
              <table:table-cell office:value-type="float" office:value="2.4">
                <text:p>2.4</text:p>
              </table:table-cell>
              <table:table-cell office:value-type="float" office:value="2.44454545454545">
                <text:p>2.44454545454545</text:p>
              </table:table-cell>
            </table:table-row>
            <table:table-row>
              <table:table-cell office:value-type="float" office:value="45376.5197337963">
                <text:p>45376.5197337963</text:p>
              </table:table-cell>
              <table:table-cell office:value-type="float" office:value="45376.5197337963">
                <text:p>45376.5197337963</text:p>
              </table:table-cell>
              <table:table-cell office:value-type="float" office:value="2.5254">
                <text:p>2.5254</text:p>
              </table:table-cell>
              <table:table-cell office:value-type="float" office:value="2.44607272727273">
                <text:p>2.44607272727273</text:p>
              </table:table-cell>
              <table:table-cell office:value-type="float" office:value="2.34">
                <text:p>2.34</text:p>
              </table:table-cell>
              <table:table-cell office:value-type="float" office:value="2.43727272727273">
                <text:p>2.43727272727273</text:p>
              </table:table-cell>
            </table:table-row>
            <table:table-row>
              <table:table-cell office:value-type="float" office:value="45376.5200810185">
                <text:p>45376.5200810185</text:p>
              </table:table-cell>
              <table:table-cell office:value-type="float" office:value="45376.5200810185">
                <text:p>45376.5200810185</text:p>
              </table:table-cell>
              <table:table-cell office:value-type="float" office:value="2.405">
                <text:p>2.405</text:p>
              </table:table-cell>
              <table:table-cell office:value-type="float" office:value="2.45519090909091">
                <text:p>2.45519090909091</text:p>
              </table:table-cell>
              <table:table-cell office:value-type="float" office:value="2.36">
                <text:p>2.36</text:p>
              </table:table-cell>
              <table:table-cell office:value-type="float" office:value="2.42636363636364">
                <text:p>2.42636363636364</text:p>
              </table:table-cell>
            </table:table-row>
            <table:table-row>
              <table:table-cell office:value-type="float" office:value="45376.5204282407">
                <text:p>45376.5204282407</text:p>
              </table:table-cell>
              <table:table-cell office:value-type="float" office:value="45376.5204282407">
                <text:p>45376.5204282407</text:p>
              </table:table-cell>
              <table:table-cell office:value-type="float" office:value="2.405">
                <text:p>2.405</text:p>
              </table:table-cell>
              <table:table-cell office:value-type="float" office:value="2.46067272727273">
                <text:p>2.46067272727273</text:p>
              </table:table-cell>
              <table:table-cell office:value-type="float" office:value="2.46">
                <text:p>2.4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45376.520787037">
                <text:p>45376.520787037</text:p>
              </table:table-cell>
              <table:table-cell office:value-type="float" office:value="45376.520787037">
                <text:p>45376.520787037</text:p>
              </table:table-cell>
              <table:table-cell office:value-type="float" office:value="2.4056">
                <text:p>2.4056</text:p>
              </table:table-cell>
              <table:table-cell office:value-type="float" office:value="2.44610909090909">
                <text:p>2.44610909090909</text:p>
              </table:table-cell>
              <table:table-cell office:value-type="float" office:value="2.54">
                <text:p>2.54</text:p>
              </table:table-cell>
              <table:table-cell office:value-type="float" office:value="2.43545454545455">
                <text:p>2.43545454545455</text:p>
              </table:table-cell>
            </table:table-row>
            <table:table-row>
              <table:table-cell office:value-type="float" office:value="45376.5211342593">
                <text:p>45376.5211342593</text:p>
              </table:table-cell>
              <table:table-cell office:value-type="float" office:value="45376.5211342593">
                <text:p>45376.5211342593</text:p>
              </table:table-cell>
              <table:table-cell office:value-type="float" office:value="2.3151">
                <text:p>2.3151</text:p>
              </table:table-cell>
              <table:table-cell office:value-type="float" office:value="2.43791818181818">
                <text:p>2.43791818181818</text:p>
              </table:table-cell>
              <table:table-cell office:value-type="float" office:value="2.57">
                <text:p>2.57</text:p>
              </table:table-cell>
              <table:table-cell office:value-type="float" office:value="2.42636363636364">
                <text:p>2.42636363636364</text:p>
              </table:table-cell>
            </table:table-row>
            <table:table-row>
              <table:table-cell office:value-type="float" office:value="45376.5214814815">
                <text:p>45376.5214814815</text:p>
              </table:table-cell>
              <table:table-cell office:value-type="float" office:value="45376.5214814815">
                <text:p>45376.5214814815</text:p>
              </table:table-cell>
              <table:table-cell office:value-type="float" office:value="2.325">
                <text:p>2.325</text:p>
              </table:table-cell>
              <table:table-cell office:value-type="float" office:value="2.43251818181818">
                <text:p>2.43251818181818</text:p>
              </table:table-cell>
              <table:table-cell office:value-type="float" office:value="2.44">
                <text:p>2.44</text:p>
              </table:table-cell>
              <table:table-cell office:value-type="float" office:value="2.41727272727273">
                <text:p>2.41727272727273</text:p>
              </table:table-cell>
            </table:table-row>
            <table:table-row>
              <table:table-cell office:value-type="float" office:value="45376.5218402778">
                <text:p>45376.5218402778</text:p>
              </table:table-cell>
              <table:table-cell office:value-type="float" office:value="45376.5218402778">
                <text:p>45376.5218402778</text:p>
              </table:table-cell>
              <table:table-cell office:value-type="float" office:value="2.5154">
                <text:p>2.5154</text:p>
              </table:table-cell>
              <table:table-cell office:value-type="float" office:value="2.41068181818182">
                <text:p>2.41068181818182</text:p>
              </table:table-cell>
              <table:table-cell office:value-type="float" office:value="2.45">
                <text:p>2.45</text:p>
              </table:table-cell>
              <table:table-cell office:value-type="float" office:value="2.20727272727273">
                <text:p>2.20727272727273</text:p>
              </table:table-cell>
            </table:table-row>
            <table:table-row>
              <table:table-cell office:value-type="float" office:value="45376.5221875">
                <text:p>45376.5221875</text:p>
              </table:table-cell>
              <table:table-cell office:value-type="float" office:value="45376.5221875">
                <text:p>45376.5221875</text:p>
              </table:table-cell>
              <table:table-cell office:value-type="float" office:value="2.4755">
                <text:p>2.4755</text:p>
              </table:table-cell>
              <table:table-cell office:value-type="float" office:value="2.40434545454545">
                <text:p>2.40434545454545</text:p>
              </table:table-cell>
              <table:table-cell office:value-type="float" office:value="2.52">
                <text:p>2.52</text:p>
              </table:table-cell>
              <table:table-cell office:value-type="float" office:value="1.99554545454545">
                <text:p>1.99554545454545</text:p>
              </table:table-cell>
            </table:table-row>
            <table:table-row>
              <table:table-cell office:value-type="float" office:value="45376.5225347222">
                <text:p>45376.5225347222</text:p>
              </table:table-cell>
              <table:table-cell office:value-type="float" office:value="45376.5225347222">
                <text:p>45376.5225347222</text:p>
              </table:table-cell>
              <table:table-cell office:value-type="float" office:value="2.4552">
                <text:p>2.4552</text:p>
              </table:table-cell>
              <table:table-cell office:value-type="float" office:value="2.40437272727273">
                <text:p>2.40437272727273</text:p>
              </table:table-cell>
              <table:table-cell office:value-type="float" office:value="2.33">
                <text:p>2.33</text:p>
              </table:table-cell>
              <table:table-cell office:value-type="float" office:value="1.77472727272727">
                <text:p>1.77472727272727</text:p>
              </table:table-cell>
            </table:table-row>
            <table:table-row>
              <table:table-cell office:value-type="float" office:value="45376.5228935185">
                <text:p>45376.5228935185</text:p>
              </table:table-cell>
              <table:table-cell office:value-type="float" office:value="45376.5228935185">
                <text:p>45376.5228935185</text:p>
              </table:table-cell>
              <table:table-cell office:value-type="float" office:value="2.495">
                <text:p>2.495</text:p>
              </table:table-cell>
              <table:table-cell office:value-type="float" office:value="2.39346363636364">
                <text:p>2.39346363636364</text:p>
              </table:table-cell>
              <table:table-cell office:value-type="float" office:value="2.28">
                <text:p>2.28</text:p>
              </table:table-cell>
              <table:table-cell office:value-type="float" office:value="1.77836363636364">
                <text:p>1.77836363636364</text:p>
              </table:table-cell>
            </table:table-row>
            <table:table-row>
              <table:table-cell office:value-type="float" office:value="45376.5232407408">
                <text:p>45376.5232407408</text:p>
              </table:table-cell>
              <table:table-cell office:value-type="float" office:value="45376.5232407408">
                <text:p>45376.5232407408</text:p>
              </table:table-cell>
              <table:table-cell office:value-type="float" office:value="2.4355">
                <text:p>2.4355</text:p>
              </table:table-cell>
              <table:table-cell office:value-type="float" office:value="2.39254545454545">
                <text:p>2.39254545454545</text:p>
              </table:table-cell>
              <table:table-cell office:value-type="float" office:value="2.3">
                <text:p>2.3</text:p>
              </table:table-cell>
              <table:table-cell office:value-type="float" office:value="1.75018181818182">
                <text:p>1.75018181818182</text:p>
              </table:table-cell>
            </table:table-row>
            <table:table-row>
              <table:table-cell office:value-type="float" office:value="45376.523587963">
                <text:p>45376.523587963</text:p>
              </table:table-cell>
              <table:table-cell office:value-type="float" office:value="45376.523587963">
                <text:p>45376.523587963</text:p>
              </table:table-cell>
              <table:table-cell office:value-type="float" office:value="2.2852">
                <text:p>2.2852</text:p>
              </table:table-cell>
              <table:table-cell office:value-type="float" office:value="2.4053">
                <text:p>2.4053</text:p>
              </table:table-cell>
              <table:table-cell office:value-type="float" office:value="0.03">
                <text:p>0.03</text:p>
              </table:table-cell>
              <table:table-cell office:value-type="float" office:value="1.73381818181818">
                <text:p>1.73381818181818</text:p>
              </table:table-cell>
            </table:table-row>
            <table:table-row>
              <table:table-cell office:value-type="float" office:value="45376.5239467593">
                <text:p>45376.5239467593</text:p>
              </table:table-cell>
              <table:table-cell office:value-type="float" office:value="45376.5239467593">
                <text:p>45376.5239467593</text:p>
              </table:table-cell>
              <table:table-cell office:value-type="float" office:value="2.3353">
                <text:p>2.3353</text:p>
              </table:table-cell>
              <table:table-cell office:value-type="float" office:value="2.40161818181818">
                <text:p>2.40161818181818</text:p>
              </table:table-cell>
              <table:table-cell office:value-type="float" office:value="0.031">
                <text:p>0.031</text:p>
              </table:table-cell>
              <table:table-cell office:value-type="float" office:value="1.71563636363636">
                <text:p>1.71563636363636</text:p>
              </table:table-cell>
            </table:table-row>
            <table:table-row>
              <table:table-cell office:value-type="float" office:value="45376.5242939815">
                <text:p>45376.5242939815</text:p>
              </table:table-cell>
              <table:table-cell office:value-type="float" office:value="45376.5242939815">
                <text:p>45376.5242939815</text:p>
              </table:table-cell>
              <table:table-cell office:value-type="float" office:value="2.4053">
                <text:p>2.4053</text:p>
              </table:table-cell>
              <table:table-cell office:value-type="float" office:value="2.39797272727273">
                <text:p>2.39797272727273</text:p>
              </table:table-cell>
              <table:table-cell office:value-type="float" office:value="0.031">
                <text:p>0.031</text:p>
              </table:table-cell>
              <table:table-cell office:value-type="float" office:value="1.69109090909091">
                <text:p>1.69109090909091</text:p>
              </table:table-cell>
            </table:table-row>
            <table:table-row>
              <table:table-cell office:value-type="float" office:value="45376.5246412037">
                <text:p>45376.5246412037</text:p>
              </table:table-cell>
              <table:table-cell office:value-type="float" office:value="45376.5246412037">
                <text:p>45376.5246412037</text:p>
              </table:table-cell>
              <table:table-cell office:value-type="float" office:value="2.2856">
                <text:p>2.2856</text:p>
              </table:table-cell>
              <table:table-cell office:value-type="float" office:value="2.40342727272727">
                <text:p>2.40342727272727</text:p>
              </table:table-cell>
              <table:table-cell office:value-type="float" office:value="2.58">
                <text:p>2.58</text:p>
              </table:table-cell>
              <table:table-cell office:value-type="float" office:value="1.68290909090909">
                <text:p>1.68290909090909</text:p>
              </table:table-cell>
            </table:table-row>
            <table:table-row>
              <table:table-cell office:value-type="float" office:value="45376.525">
                <text:p>45376.525</text:p>
              </table:table-cell>
              <table:table-cell office:value-type="float" office:value="45376.525">
                <text:p>45376.525</text:p>
              </table:table-cell>
              <table:table-cell office:value-type="float" office:value="2.305">
                <text:p>2.305</text:p>
              </table:table-cell>
              <table:table-cell office:value-type="float" office:value="2.39251818181818">
                <text:p>2.39251818181818</text:p>
              </table:table-cell>
              <table:table-cell office:value-type="float" office:value="2.26">
                <text:p>2.26</text:p>
              </table:table-cell>
              <table:table-cell office:value-type="float" office:value="1.68563636363636">
                <text:p>1.68563636363636</text:p>
              </table:table-cell>
            </table:table-row>
            <table:table-row>
              <table:table-cell office:value-type="float" office:value="45376.5253472222">
                <text:p>45376.5253472222</text:p>
              </table:table-cell>
              <table:table-cell office:value-type="float" office:value="45376.5253472222">
                <text:p>45376.5253472222</text:p>
              </table:table-cell>
              <table:table-cell office:value-type="float" office:value="2.4653">
                <text:p>2.4653</text:p>
              </table:table-cell>
              <table:table-cell office:value-type="float" office:value="2.3843">
                <text:p>2.3843</text:p>
              </table:table-cell>
              <table:table-cell office:value-type="float" office:value="2.26">
                <text:p>2.26</text:p>
              </table:table-cell>
              <table:table-cell office:value-type="float" office:value="1.68563636363636">
                <text:p>1.68563636363636</text:p>
              </table:table-cell>
            </table:table-row>
            <table:table-row>
              <table:table-cell office:value-type="float" office:value="45376.5256944444">
                <text:p>45376.5256944444</text:p>
              </table:table-cell>
              <table:table-cell office:value-type="float" office:value="45376.5256944444">
                <text:p>45376.5256944444</text:p>
              </table:table-cell>
              <table:table-cell office:value-type="float" office:value="2.4749">
                <text:p>2.4749</text:p>
              </table:table-cell>
              <table:table-cell office:value-type="float" office:value="2.39158181818182">
                <text:p>2.39158181818182</text:p>
              </table:table-cell>
              <table:table-cell office:value-type="float" office:value="2.25">
                <text:p>2.25</text:p>
              </table:table-cell>
              <table:table-cell office:value-type="float" office:value="1.90109090909091">
                <text:p>1.90109090909091</text:p>
              </table:table-cell>
            </table:table-row>
            <table:table-row>
              <table:table-cell office:value-type="float" office:value="45376.5260532407">
                <text:p>45376.5260532407</text:p>
              </table:table-cell>
              <table:table-cell office:value-type="float" office:value="45376.5260532407">
                <text:p>45376.5260532407</text:p>
              </table:table-cell>
              <table:table-cell office:value-type="float" office:value="2.4354">
                <text:p>2.4354</text:p>
              </table:table-cell>
              <table:table-cell office:value-type="float" office:value="2.39521818181818">
                <text:p>2.39521818181818</text:p>
              </table:table-cell>
              <table:table-cell office:value-type="float" office:value="2.25">
                <text:p>2.25</text:p>
              </table:table-cell>
              <table:table-cell office:value-type="float" office:value="2.12554545454545">
                <text:p>2.12554545454545</text:p>
              </table:table-cell>
            </table:table-row>
            <table:table-row>
              <table:table-cell office:value-type="float" office:value="45376.526400463">
                <text:p>45376.526400463</text:p>
              </table:table-cell>
              <table:table-cell office:value-type="float" office:value="45376.526400463">
                <text:p>45376.526400463</text:p>
              </table:table-cell>
              <table:table-cell office:value-type="float" office:value="2.5152">
                <text:p>2.5152</text:p>
              </table:table-cell>
              <table:table-cell office:value-type="float" office:value="2.39157272727273">
                <text:p>2.39157272727273</text:p>
              </table:table-cell>
              <table:table-cell office:value-type="float" office:value="2.24">
                <text:p>2.24</text:p>
              </table:table-cell>
              <table:table-cell office:value-type="float" office:value="2.34727272727273">
                <text:p>2.34727272727273</text:p>
              </table:table-cell>
            </table:table-row>
            <table:table-row>
              <table:table-cell office:value-type="float" office:value="45376.5267592593">
                <text:p>45376.5267592593</text:p>
              </table:table-cell>
              <table:table-cell office:value-type="float" office:value="45376.5267592593">
                <text:p>45376.5267592593</text:p>
              </table:table-cell>
              <table:table-cell office:value-type="float" office:value="2.375">
                <text:p>2.375</text:p>
              </table:table-cell>
              <table:table-cell office:value-type="float" office:value="2.40058181818182">
                <text:p>2.40058181818182</text:p>
              </table:table-cell>
              <table:table-cell office:value-type="float" office:value="2.31">
                <text:p>2.31</text:p>
              </table:table-cell>
              <table:table-cell office:value-type="float" office:value="2.33909090909091">
                <text:p>2.33909090909091</text:p>
              </table:table-cell>
            </table:table-row>
            <table:table-row>
              <table:table-cell office:value-type="float" office:value="45376.5271064815">
                <text:p>45376.5271064815</text:p>
              </table:table-cell>
              <table:table-cell office:value-type="float" office:value="45376.5271064815">
                <text:p>45376.5271064815</text:p>
              </table:table-cell>
              <table:table-cell office:value-type="float" office:value="2.3451">
                <text:p>2.3451</text:p>
              </table:table-cell>
              <table:table-cell office:value-type="float" office:value="2.43513636363636">
                <text:p>2.43513636363636</text:p>
              </table:table-cell>
              <table:table-cell office:value-type="float" office:value="2.3">
                <text:p>2.3</text:p>
              </table:table-cell>
              <table:table-cell office:value-type="float" office:value="2.35818181818182">
                <text:p>2.35818181818182</text:p>
              </table:table-cell>
            </table:table-row>
            <table:table-row>
              <table:table-cell office:value-type="float" office:value="45376.5274537037">
                <text:p>45376.5274537037</text:p>
              </table:table-cell>
              <table:table-cell office:value-type="float" office:value="45376.5274537037">
                <text:p>45376.5274537037</text:p>
              </table:table-cell>
              <table:table-cell office:value-type="float" office:value="2.3653">
                <text:p>2.3653</text:p>
              </table:table-cell>
              <table:table-cell office:value-type="float" office:value="2.44332727272727">
                <text:p>2.44332727272727</text:p>
              </table:table-cell>
              <table:table-cell office:value-type="float" office:value="2.4">
                <text:p>2.4</text:p>
              </table:table-cell>
              <table:table-cell office:value-type="float" office:value="2.36909090909091">
                <text:p>2.36909090909091</text:p>
              </table:table-cell>
            </table:table-row>
            <table:table-row>
              <table:table-cell office:value-type="float" office:value="45376.5278125">
                <text:p>45376.5278125</text:p>
              </table:table-cell>
              <table:table-cell office:value-type="float" office:value="45376.5278125">
                <text:p>45376.5278125</text:p>
              </table:table-cell>
              <table:table-cell office:value-type="float" office:value="2.3753">
                <text:p>2.3753</text:p>
              </table:table-cell>
              <table:table-cell office:value-type="float" office:value="2.45157272727273">
                <text:p>2.45157272727273</text:p>
              </table:table-cell>
              <table:table-cell office:value-type="float" office:value="2.5">
                <text:p>2.5</text:p>
              </table:table-cell>
              <table:table-cell office:value-type="float" office:value="2.37818181818182">
                <text:p>2.37818181818182</text:p>
              </table:table-cell>
            </table:table-row>
            <table:table-row>
              <table:table-cell office:value-type="float" office:value="45376.5281597222">
                <text:p>45376.5281597222</text:p>
              </table:table-cell>
              <table:table-cell office:value-type="float" office:value="45376.5281597222">
                <text:p>45376.5281597222</text:p>
              </table:table-cell>
              <table:table-cell office:value-type="float" office:value="2.3652">
                <text:p>2.3652</text:p>
              </table:table-cell>
              <table:table-cell office:value-type="float" office:value="2.4561">
                <text:p>2.4561</text:p>
              </table:table-cell>
              <table:table-cell office:value-type="float" office:value="2.47">
                <text:p>2.47</text:p>
              </table:table-cell>
              <table:table-cell office:value-type="float" office:value="2.38454545454545">
                <text:p>2.38454545454545</text:p>
              </table:table-cell>
            </table:table-row>
            <table:table-row>
              <table:table-cell office:value-type="float" office:value="45376.5285185185">
                <text:p>45376.5285185185</text:p>
              </table:table-cell>
              <table:table-cell office:value-type="float" office:value="45376.5285185185">
                <text:p>45376.5285185185</text:p>
              </table:table-cell>
              <table:table-cell office:value-type="float" office:value="2.3847">
                <text:p>2.3847</text:p>
              </table:table-cell>
              <table:table-cell office:value-type="float" office:value="2.48610909090909">
                <text:p>2.48610909090909</text:p>
              </table:table-cell>
              <table:table-cell office:value-type="float" office:value="2.49">
                <text:p>2.49</text:p>
              </table:table-cell>
              <table:table-cell office:value-type="float" office:value="2.39454545454545">
                <text:p>2.39454545454545</text:p>
              </table:table-cell>
            </table:table-row>
            <table:table-row>
              <table:table-cell office:value-type="float" office:value="45376.5288657407">
                <text:p>45376.5288657407</text:p>
              </table:table-cell>
              <table:table-cell office:value-type="float" office:value="45376.5288657407">
                <text:p>45376.5288657407</text:p>
              </table:table-cell>
              <table:table-cell office:value-type="float" office:value="2.6851">
                <text:p>2.6851</text:p>
              </table:table-cell>
              <table:table-cell office:value-type="float" office:value="2.30251818181818">
                <text:p>2.30251818181818</text:p>
              </table:table-cell>
              <table:table-cell office:value-type="float" office:value="2.47">
                <text:p>2.47</text:p>
              </table:table-cell>
              <table:table-cell office:value-type="float" office:value="2.21209090909091">
                <text:p>2.21209090909091</text:p>
              </table:table-cell>
            </table:table-row>
            <table:table-row>
              <table:table-cell office:value-type="float" office:value="45376.529212963">
                <text:p>45376.529212963</text:p>
              </table:table-cell>
              <table:table-cell office:value-type="float" office:value="45376.529212963">
                <text:p>45376.529212963</text:p>
              </table:table-cell>
              <table:table-cell office:value-type="float" office:value="2.5554">
                <text:p>2.5554</text:p>
              </table:table-cell>
              <table:table-cell office:value-type="float" office:value="2.10935454545455">
                <text:p>2.10935454545455</text:p>
              </table:table-cell>
              <table:table-cell office:value-type="float" office:value="2.38">
                <text:p>2.38</text:p>
              </table:table-cell>
              <table:table-cell office:value-type="float" office:value="2.02890909090909">
                <text:p>2.02890909090909</text:p>
              </table:table-cell>
            </table:table-row>
            <table:table-row>
              <table:table-cell office:value-type="float" office:value="45376.5295717593">
                <text:p>45376.5295717593</text:p>
              </table:table-cell>
              <table:table-cell office:value-type="float" office:value="45376.5295717593">
                <text:p>45376.5295717593</text:p>
              </table:table-cell>
              <table:table-cell office:value-type="float" office:value="2.5656">
                <text:p>2.5656</text:p>
              </table:table-cell>
              <table:table-cell office:value-type="float" office:value="1.9282">
                <text:p>1.9282</text:p>
              </table:table-cell>
              <table:table-cell office:value-type="float" office:value="2.35">
                <text:p>2.35</text:p>
              </table:table-cell>
              <table:table-cell office:value-type="float" office:value="1.84081818181818">
                <text:p>1.84081818181818</text:p>
              </table:table-cell>
            </table:table-row>
            <table:table-row>
              <table:table-cell office:value-type="float" office:value="45376.5299189815">
                <text:p>45376.5299189815</text:p>
              </table:table-cell>
              <table:table-cell office:value-type="float" office:value="45376.5299189815">
                <text:p>45376.5299189815</text:p>
              </table:table-cell>
              <table:table-cell office:value-type="float" office:value="2.4852">
                <text:p>2.4852</text:p>
              </table:table-cell>
              <table:table-cell office:value-type="float" office:value="1.76055454545455">
                <text:p>1.76055454545455</text:p>
              </table:table-cell>
              <table:table-cell office:value-type="float" office:value="2.32">
                <text:p>2.32</text:p>
              </table:table-cell>
              <table:table-cell office:value-type="float" office:value="1.63990909090909">
                <text:p>1.63990909090909</text:p>
              </table:table-cell>
            </table:table-row>
            <table:table-row>
              <table:table-cell office:value-type="float" office:value="45376.5302662037">
                <text:p>45376.5302662037</text:p>
              </table:table-cell>
              <table:table-cell office:value-type="float" office:value="45376.5302662037">
                <text:p>45376.5302662037</text:p>
              </table:table-cell>
              <table:table-cell office:value-type="float" office:value="2.8453">
                <text:p>2.8453</text:p>
              </table:table-cell>
              <table:table-cell office:value-type="float" office:value="1.58138181818182">
                <text:p>1.58138181818182</text:p>
              </table:table-cell>
              <table:table-cell office:value-type="float" office:value="2.35">
                <text:p>2.35</text:p>
              </table:table-cell>
              <table:table-cell office:value-type="float" office:value="1.42709090909091">
                <text:p>1.42709090909091</text:p>
              </table:table-cell>
            </table:table-row>
            <table:table-row>
              <table:table-cell office:value-type="float" office:value="45376.530625">
                <text:p>45376.530625</text:p>
              </table:table-cell>
              <table:table-cell office:value-type="float" office:value="45376.530625">
                <text:p>45376.530625</text:p>
              </table:table-cell>
              <table:table-cell office:value-type="float" office:value="0.3555">
                <text:p>0.3555</text:p>
              </table:table-cell>
              <table:table-cell office:value-type="float" office:value="1.38522727272727">
                <text:p>1.38522727272727</text:p>
              </table:table-cell>
              <table:table-cell office:value-type="float" office:value="0.303">
                <text:p>0.303</text:p>
              </table:table-cell>
              <table:table-cell office:value-type="float" office:value="1.22836363636364">
                <text:p>1.22836363636364</text:p>
              </table:table-cell>
            </table:table-row>
            <table:table-row>
              <table:table-cell office:value-type="float" office:value="45376.5309722222">
                <text:p>45376.5309722222</text:p>
              </table:table-cell>
              <table:table-cell office:value-type="float" office:value="45376.5309722222">
                <text:p>45376.5309722222</text:p>
              </table:table-cell>
              <table:table-cell office:value-type="float" office:value="0.2203">
                <text:p>0.2203</text:p>
              </table:table-cell>
              <table:table-cell office:value-type="float" office:value="1.17577272727273">
                <text:p>1.17577272727273</text:p>
              </table:table-cell>
              <table:table-cell office:value-type="float" office:value="0.285">
                <text:p>0.285</text:p>
              </table:table-cell>
              <table:table-cell office:value-type="float" office:value="1.25381818181818">
                <text:p>1.25381818181818</text:p>
              </table:table-cell>
            </table:table-row>
            <table:table-row>
              <table:table-cell office:value-type="float" office:value="45376.5313310185">
                <text:p>45376.5313310185</text:p>
              </table:table-cell>
              <table:table-cell office:value-type="float" office:value="45376.5313310185">
                <text:p>45376.5313310185</text:p>
              </table:table-cell>
              <table:table-cell office:value-type="float" office:value="0.3726">
                <text:p>0.3726</text:p>
              </table:table-cell>
              <table:table-cell office:value-type="float" office:value="1.00411818181818">
                <text:p>1.00411818181818</text:p>
              </table:table-cell>
              <table:table-cell office:value-type="float" office:value="0.331">
                <text:p>0.331</text:p>
              </table:table-cell>
              <table:table-cell office:value-type="float" office:value="1.04027272727273">
                <text:p>1.04027272727273</text:p>
              </table:table-cell>
            </table:table-row>
            <table:table-row>
              <table:table-cell office:value-type="float" office:value="45376.5316782407">
                <text:p>45376.5316782407</text:p>
              </table:table-cell>
              <table:table-cell office:value-type="float" office:value="45376.5316782407">
                <text:p>45376.5316782407</text:p>
              </table:table-cell>
              <table:table-cell office:value-type="float" office:value="0.5312">
                <text:p>0.5312</text:p>
              </table:table-cell>
              <table:table-cell office:value-type="float" office:value="0.8168">
                <text:p>0.8168</text:p>
              </table:table-cell>
              <table:table-cell office:value-type="float" office:value="0.29">
                <text:p>0.29</text:p>
              </table:table-cell>
              <table:table-cell office:value-type="float" office:value="0.829454545454546">
                <text:p>0.829454545454546</text:p>
              </table:table-cell>
            </table:table-row>
            <table:table-row>
              <table:table-cell office:value-type="float" office:value="45376.532025463">
                <text:p>45376.532025463</text:p>
              </table:table-cell>
              <table:table-cell office:value-type="float" office:value="45376.532025463">
                <text:p>45376.532025463</text:p>
              </table:table-cell>
              <table:table-cell office:value-type="float" office:value="0.3943">
                <text:p>0.3943</text:p>
              </table:table-cell>
              <table:table-cell office:value-type="float" office:value="0.637618181818182">
                <text:p>0.637618181818182</text:p>
              </table:table-cell>
              <table:table-cell office:value-type="float" office:value="0.129">
                <text:p>0.129</text:p>
              </table:table-cell>
              <table:table-cell office:value-type="float" office:value="0.668090909090909">
                <text:p>0.668090909090909</text:p>
              </table:table-cell>
            </table:table-row>
            <table:table-row>
              <table:table-cell office:value-type="float" office:value="45376.5323842593">
                <text:p>45376.5323842593</text:p>
              </table:table-cell>
              <table:table-cell office:value-type="float" office:value="45376.5323842593">
                <text:p>45376.5323842593</text:p>
              </table:table-cell>
              <table:table-cell office:value-type="float" office:value="0.227">
                <text:p>0.227</text:p>
              </table:table-cell>
              <table:table-cell office:value-type="float" office:value="0.437981818181818">
                <text:p>0.437981818181818</text:p>
              </table:table-cell>
              <table:table-cell office:value-type="float" office:value="0.304">
                <text:p>0.304</text:p>
              </table:table-cell>
              <table:table-cell office:value-type="float" office:value="0.486545454545455">
                <text:p>0.486545454545455</text:p>
              </table:table-cell>
            </table:table-row>
            <table:table-row>
              <table:table-cell office:value-type="float" office:value="45376.5327314815">
                <text:p>45376.5327314815</text:p>
              </table:table-cell>
              <table:table-cell office:value-type="float" office:value="45376.5327314815">
                <text:p>45376.5327314815</text:p>
              </table:table-cell>
              <table:table-cell office:value-type="float" office:value="0.3811">
                <text:p>0.3811</text:p>
              </table:table-cell>
              <table:table-cell office:value-type="float" office:value="0.4559">
                <text:p>0.4559</text:p>
              </table:table-cell>
              <table:table-cell office:value-type="float" office:value="2.75">
                <text:p>2.75</text:p>
              </table:table-cell>
              <table:table-cell office:value-type="float" office:value="0.495090909090909">
                <text:p>0.495090909090909</text:p>
              </table:table-cell>
            </table:table-row>
            <table:table-row>
              <table:table-cell office:value-type="float" office:value="45376.5330787037">
                <text:p>45376.5330787037</text:p>
              </table:table-cell>
              <table:table-cell office:value-type="float" office:value="45376.5330787037">
                <text:p>45376.5330787037</text:p>
              </table:table-cell>
              <table:table-cell office:value-type="float" office:value="0.6672">
                <text:p>0.6672</text:p>
              </table:table-cell>
              <table:table-cell office:value-type="float" office:value="0.458345454545455">
                <text:p>0.458345454545455</text:p>
              </table:table-cell>
              <table:table-cell office:value-type="float" office:value="0.031">
                <text:p>0.031</text:p>
              </table:table-cell>
              <table:table-cell office:value-type="float" office:value="0.481545454545454">
                <text:p>0.481545454545454</text:p>
              </table:table-cell>
            </table:table-row>
            <table:table-row>
              <table:table-cell office:value-type="float" office:value="45376.5334375">
                <text:p>45376.5334375</text:p>
              </table:table-cell>
              <table:table-cell office:value-type="float" office:value="45376.5334375">
                <text:p>45376.5334375</text:p>
              </table:table-cell>
              <table:table-cell office:value-type="float" office:value="0.5051">
                <text:p>0.5051</text:p>
              </table:table-cell>
              <table:table-cell office:value-type="float" office:value="0.451027272727273">
                <text:p>0.451027272727273</text:p>
              </table:table-cell>
              <table:table-cell office:value-type="float" office:value="0.031">
                <text:p>0.03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45376.5337847222">
                <text:p>45376.5337847222</text:p>
              </table:table-cell>
              <table:table-cell office:value-type="float" office:value="45376.5337847222">
                <text:p>45376.5337847222</text:p>
              </table:table-cell>
              <table:table-cell office:value-type="float" office:value="0.5142">
                <text:p>0.5142</text:p>
              </table:table-cell>
              <table:table-cell office:value-type="float" office:value="0.4243">
                <text:p>0.4243</text:p>
              </table:table-cell>
              <table:table-cell office:value-type="float" office:value="0.545">
                <text:p>0.545</text:p>
              </table:table-cell>
              <table:table-cell office:value-type="float" office:value="0.464363636363636">
                <text:p>0.464363636363636</text:p>
              </table:table-cell>
            </table:table-row>
            <table:table-row>
              <table:table-cell office:value-type="float" office:value="45376.5341319444">
                <text:p>45376.5341319444</text:p>
              </table:table-cell>
              <table:table-cell office:value-type="float" office:value="45376.5341319444">
                <text:p>45376.5341319444</text:p>
              </table:table-cell>
              <table:table-cell office:value-type="float" office:value="0.6493">
                <text:p>0.6493</text:p>
              </table:table-cell>
              <table:table-cell office:value-type="float" office:value="0.486209090909091">
                <text:p>0.486209090909091</text:p>
              </table:table-cell>
              <table:table-cell office:value-type="float" office:value="0.353">
                <text:p>0.353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float" office:value="45376.5344907407">
                <text:p>45376.5344907407</text:p>
              </table:table-cell>
              <table:table-cell office:value-type="float" office:value="45376.5344907407">
                <text:p>45376.5344907407</text:p>
              </table:table-cell>
              <table:table-cell office:value-type="float" office:value="0.5526">
                <text:p>0.5526</text:p>
              </table:table-cell>
              <table:table-cell office:value-type="float" office:value="0.487236363636364">
                <text:p>0.487236363636364</text:p>
              </table:table-cell>
              <table:table-cell office:value-type="float" office:value="0.397">
                <text:p>0.397</text:p>
              </table:table-cell>
              <table:table-cell office:value-type="float" office:value="0.458545454545455">
                <text:p>0.458545454545455</text:p>
              </table:table-cell>
            </table:table-row>
            <table:table-row>
              <table:table-cell office:value-type="float" office:value="45376.534837963">
                <text:p>45376.534837963</text:p>
              </table:table-cell>
              <table:table-cell office:value-type="float" office:value="45376.534837963">
                <text:p>45376.534837963</text:p>
              </table:table-cell>
              <table:table-cell office:value-type="float" office:value="0.2472">
                <text:p>0.2472</text:p>
              </table:table-cell>
              <table:table-cell office:value-type="float" office:value="0.478609090909091">
                <text:p>0.478609090909091</text:p>
              </table:table-cell>
              <table:table-cell office:value-type="float" office:value="0.136">
                <text:p>0.136</text:p>
              </table:table-cell>
              <table:table-cell office:value-type="float" office:value="0.226090909090909">
                <text:p>0.226090909090909</text:p>
              </table:table-cell>
            </table:table-row>
            <table:table-row>
              <table:table-cell office:value-type="float" office:value="45376.5351851852">
                <text:p>45376.5351851852</text:p>
              </table:table-cell>
              <table:table-cell office:value-type="float" office:value="45376.5351851852">
                <text:p>45376.5351851852</text:p>
              </table:table-cell>
              <table:table-cell office:value-type="float" office:value="0.2921">
                <text:p>0.2921</text:p>
              </table:table-cell>
              <table:table-cell office:value-type="float" office:value="0.446890909090909">
                <text:p>0.446890909090909</text:p>
              </table:table-cell>
              <table:table-cell office:value-type="float" office:value="0.171">
                <text:p>0.171</text:p>
              </table:table-cell>
              <table:table-cell office:value-type="float" office:value="0.243090909090909">
                <text:p>0.243090909090909</text:p>
              </table:table-cell>
            </table:table-row>
            <table:table-row>
              <table:table-cell office:value-type="float" office:value="45376.5355439815">
                <text:p>45376.5355439815</text:p>
              </table:table-cell>
              <table:table-cell office:value-type="float" office:value="45376.5355439815">
                <text:p>45376.5355439815</text:p>
              </table:table-cell>
              <table:table-cell office:value-type="float" office:value="0.2372">
                <text:p>0.2372</text:p>
              </table:table-cell>
              <table:table-cell office:value-type="float" office:value="0.432709090909091">
                <text:p>0.432709090909091</text:p>
              </table:table-cell>
              <table:table-cell office:value-type="float" office:value="0.261">
                <text:p>0.261</text:p>
              </table:table-cell>
              <table:table-cell office:value-type="float" office:value="0.2643">
                <text:p>0.2643</text:p>
              </table:table-cell>
            </table:table-row>
            <table:table-row>
              <table:table-cell office:value-type="float" office:value="45376.5358912037">
                <text:p>45376.5358912037</text:p>
              </table:table-cell>
              <table:table-cell office:value-type="float" office:value="45376.5358912037">
                <text:p>45376.5358912037</text:p>
              </table:table-cell>
              <table:table-cell office:value-type="float" office:value="1.0753">
                <text:p>1.0753</text:p>
              </table:table-cell>
              <table:table-cell office:value-type="float" office:value="0.417636363636364">
                <text:p>0.417636363636364</text:p>
              </table:table-cell>
              <table:table-cell office:value-type="float" office:value="0.169">
                <text:p>0.169</text:p>
              </table:table-cell>
              <table:table-cell office:value-type="float" office:value="0.2129">
                <text:p>0.2129</text:p>
              </table:table-cell>
            </table:table-row>
            <table:table-row>
              <table:table-cell office:value-type="float" office:value="45376.53625">
                <text:p>45376.53625</text:p>
              </table:table-cell>
              <table:table-cell office:value-type="float" office:value="45376.53625">
                <text:p>45376.53625</text:p>
              </table:table-cell>
              <table:table-cell office:value-type="float" office:value="0.2383">
                <text:p>0.2383</text:p>
              </table:table-cell>
              <table:table-cell office:value-type="float" office:value="0.390936363636364">
                <text:p>0.390936363636364</text:p>
              </table:table-cell>
              <table:table-cell office:value-type="float" office:value="0.2">
                <text:p>0.2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5376.5365972222">
                <text:p>45376.5365972222</text:p>
              </table:table-cell>
              <table:table-cell office:value-type="float" office:value="45376.5365972222">
                <text:p>45376.5365972222</text:p>
              </table:table-cell>
              <table:table-cell office:value-type="float" office:value="0.2862">
                <text:p>0.2862</text:p>
              </table:table-cell>
              <table:table-cell office:value-type="float" office:value="0.362081818181818">
                <text:p>0.362081818181818</text:p>
              </table:table-cell>
              <table:table-cell office:value-type="float" office:value="0.193">
                <text:p>0.193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float" office:value="45376.5369444445">
                <text:p>45376.5369444445</text:p>
              </table:table-cell>
              <table:table-cell office:value-type="float" office:value="45376.5369444445">
                <text:p>45376.5369444445</text:p>
              </table:table-cell>
              <table:table-cell office:value-type="float" office:value="0.3183">
                <text:p>0.3183</text:p>
              </table:table-cell>
              <table:table-cell office:value-type="float" office:value="0.360281818181818">
                <text:p>0.360281818181818</text:p>
              </table:table-cell>
              <table:table-cell office:value-type="float" office:value="0.218">
                <text:p>0.218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45376.5372916667">
                <text:p>45376.5372916667</text:p>
              </table:table-cell>
              <table:table-cell office:value-type="float" office:value="45376.5372916667">
                <text:p>45376.5372916667</text:p>
              </table:table-cell>
              <table:table-cell office:value-type="float" office:value="0.3491">
                <text:p>0.3491</text:p>
              </table:table-cell>
              <table:table-cell office:value-type="float" office:value="0.355418181818182">
                <text:p>0.355418181818182</text:p>
              </table:table-cell>
              <table:table-cell office:value-type="float" office:value="NaN">
                <text:p>NaN</text:p>
              </table:table-cell>
              <table:table-cell office:value-type="float" office:value="0.1565">
                <text:p>0.1565</text:p>
              </table:table-cell>
            </table:table-row>
            <table:table-row>
              <table:table-cell office:value-type="float" office:value="45376.537650463">
                <text:p>45376.537650463</text:p>
              </table:table-cell>
              <table:table-cell office:value-type="float" office:value="45376.537650463">
                <text:p>45376.537650463</text:p>
              </table:table-cell>
              <table:table-cell office:value-type="float" office:value="0.3484">
                <text:p>0.3484</text:p>
              </table:table-cell>
              <table:table-cell office:value-type="float" office:value="0.364472727272727">
                <text:p>0.364472727272727</text:p>
              </table:table-cell>
              <table:table-cell office:value-type="float" office:value="0.031">
                <text:p>0.031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float" office:value="45376.5379976852">
                <text:p>45376.5379976852</text:p>
              </table:table-cell>
              <table:table-cell office:value-type="float" office:value="45376.5379976852">
                <text:p>45376.5379976852</text:p>
              </table:table-cell>
              <table:table-cell office:value-type="float" office:value="0.3556">
                <text:p>0.3556</text:p>
              </table:table-cell>
              <table:table-cell office:value-type="float" office:value="0.299172727272727">
                <text:p>0.299172727272727</text:p>
              </table:table-cell>
              <table:table-cell office:value-type="float" office:value="0.031">
                <text:p>0.031</text:p>
              </table:table-cell>
              <table:table-cell office:value-type="float" office:value="0.1197">
                <text:p>0.1197</text:p>
              </table:table-cell>
            </table:table-row>
            <table:table-row>
              <table:table-cell office:value-type="float" office:value="45376.5383564815">
                <text:p>45376.5383564815</text:p>
              </table:table-cell>
              <table:table-cell office:value-type="float" office:value="45376.5383564815">
                <text:p>45376.5383564815</text:p>
              </table:table-cell>
              <table:table-cell office:value-type="float" office:value="0.2352">
                <text:p>0.2352</text:p>
              </table:table-cell>
              <table:table-cell office:value-type="float" office:value="0.305690909090909">
                <text:p>0.305690909090909</text:p>
              </table:table-cell>
              <table:table-cell office:value-type="float" office:value="0.168">
                <text:p>0.168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float" office:value="45376.5387037037">
                <text:p>45376.5387037037</text:p>
              </table:table-cell>
              <table:table-cell office:value-type="float" office:value="45376.5387037037">
                <text:p>45376.5387037037</text:p>
              </table:table-cell>
              <table:table-cell office:value-type="float" office:value="0.2274">
                <text:p>0.2274</text:p>
              </table:table-cell>
              <table:table-cell office:value-type="float" office:value="0.299509090909091">
                <text:p>0.299509090909091</text:p>
              </table:table-cell>
              <table:table-cell office:value-type="float" office:value="0.156">
                <text:p>0.15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float" office:value="45376.5390509259">
                <text:p>45376.5390509259</text:p>
              </table:table-cell>
              <table:table-cell office:value-type="float" office:value="45376.5390509259">
                <text:p>45376.5390509259</text:p>
              </table:table-cell>
              <table:table-cell office:value-type="float" office:value="0.2386">
                <text:p>0.2386</text:p>
              </table:table-cell>
              <table:table-cell office:value-type="float" office:value="0.2906">
                <text:p>0.2906</text:p>
              </table:table-cell>
              <table:table-cell office:value-type="float" office:value="0.138">
                <text:p>0.13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5376.5394097222">
                <text:p>45376.5394097222</text:p>
              </table:table-cell>
              <table:table-cell office:value-type="float" office:value="45376.5394097222">
                <text:p>45376.5394097222</text:p>
              </table:table-cell>
              <table:table-cell office:value-type="float" office:value="0.3368">
                <text:p>0.3368</text:p>
              </table:table-cell>
              <table:table-cell office:value-type="float" office:value="0.279181818181818">
                <text:p>0.279181818181818</text:p>
              </table:table-cell>
              <table:table-cell office:value-type="float" office:value="0.031">
                <text:p>0.031</text:p>
              </table:table-cell>
              <table:table-cell office:value-type="float" office:value="0.124363636363636">
                <text:p>0.124363636363636</text:p>
              </table:table-cell>
            </table:table-row>
            <table:table-row>
              <table:table-cell office:value-type="float" office:value="45376.5397569444">
                <text:p>45376.5397569444</text:p>
              </table:table-cell>
              <table:table-cell office:value-type="float" office:value="45376.5397569444">
                <text:p>45376.5397569444</text:p>
              </table:table-cell>
              <table:table-cell office:value-type="float" office:value="0.357">
                <text:p>0.357</text:p>
              </table:table-cell>
              <table:table-cell office:value-type="float" office:value="0.266072727272727">
                <text:p>0.266072727272727</text:p>
              </table:table-cell>
              <table:table-cell office:value-type="float" office:value="0.031">
                <text:p>0.031</text:p>
              </table:table-cell>
              <table:table-cell office:value-type="float" office:value="0.146909090909091">
                <text:p>0.146909090909091</text:p>
              </table:table-cell>
            </table:table-row>
            <table:table-row>
              <table:table-cell office:value-type="float" office:value="45376.5401157407">
                <text:p>45376.5401157407</text:p>
              </table:table-cell>
              <table:table-cell office:value-type="float" office:value="45376.5401157407">
                <text:p>45376.5401157407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40462963">
                <text:p>45376.540462963</text:p>
              </table:table-cell>
              <table:table-cell office:value-type="float" office:value="45376.540462963">
                <text:p>45376.540462963</text:p>
              </table:table-cell>
              <table:table-cell office:value-type="float" office:value="0.2182">
                <text:p>0.2182</text:p>
              </table:table-cell>
              <table:table-cell office:value-type="float" office:value="NaN">
                <text:p>NaN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408101852">
                <text:p>45376.5408101852</text:p>
              </table:table-cell>
              <table:table-cell office:value-type="float" office:value="45376.5408101852">
                <text:p>45376.5408101852</text:p>
              </table:table-cell>
              <table:table-cell office:value-type="float" office:value="0.2203">
                <text:p>0.2203</text:p>
              </table:table-cell>
              <table:table-cell office:value-type="float" office:value="NaN">
                <text:p>NaN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411689815">
                <text:p>45376.5411689815</text:p>
              </table:table-cell>
              <table:table-cell office:value-type="float" office:value="45376.5411689815">
                <text:p>45376.5411689815</text:p>
              </table:table-cell>
              <table:table-cell office:value-type="float" office:value="0.2235">
                <text:p>0.2235</text:p>
              </table:table-cell>
              <table:table-cell office:value-type="float" office:value="NaN">
                <text:p>NaN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.5415162037">
                <text:p>45376.5415162037</text:p>
              </table:table-cell>
              <table:table-cell office:value-type="float" office:value="45376.5415162037">
                <text:p>45376.5415162037</text:p>
              </table:table-cell>
              <table:table-cell office:value-type="float" office:value="0.2042">
                <text:p>0.2042</text:p>
              </table:table-cell>
              <table:table-cell office:value-type="float" office:value="NaN">
                <text:p>NaN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